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251cm"/>
    </style:style>
    <style:style style:name="co8" style:family="table-column">
      <style:table-column-properties fo:break-before="auto" style:column-width="27cm"/>
    </style:style>
    <style:style style:name="co9" style:family="table-column">
      <style:table-column-properties fo:break-before="auto" style:column-width="5.85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2.639cm"/>
    </style:style>
    <style:style style:name="co15" style:family="table-column">
      <style:table-column-properties fo:break-before="auto" style:column-width="1.917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0.75cm"/>
    </style:style>
    <style:style style:name="co18" style:family="table-column">
      <style:table-column-properties fo:break-before="auto" style:column-width="8.532cm"/>
    </style:style>
    <style:style style:name="co19" style:family="table-column">
      <style:table-column-properties fo:break-before="auto" style:column-width="5.136cm"/>
    </style:style>
    <style:style style:name="co20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3.565cm"/>
    </style:style>
    <style:style style:name="co22" style:family="table-column">
      <style:table-column-properties fo:break-before="auto" style:column-width="3.821cm"/>
    </style:style>
    <style:style style:name="co23" style:family="table-column">
      <style:table-column-properties fo:break-before="auto" style:column-width="7.747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cm"/>
    </style:style>
    <style:style style:name="co26" style:family="table-column">
      <style:table-column-properties fo:break-before="auto" style:column-width="2.2cm"/>
    </style:style>
    <style:style style:name="co27" style:family="table-column">
      <style:table-column-properties fo:break-before="auto" style:column-width="2.482cm"/>
    </style:style>
    <style:style style:name="co28" style:family="table-column">
      <style:table-column-properties fo:break-before="auto" style:column-width="2.101cm"/>
    </style:style>
    <style:style style:name="co29" style:family="table-column">
      <style:table-column-properties fo:break-before="auto" style:column-width="17.425cm"/>
    </style:style>
    <style:style style:name="co30" style:family="table-column">
      <style:table-column-properties fo:break-before="auto" style:column-width="4.001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7.195cm"/>
    </style:style>
    <style:style style:name="co33" style:family="table-column">
      <style:table-column-properties fo:break-before="auto" style:column-width="2.185cm"/>
    </style:style>
    <style:style style:name="co34" style:family="table-column">
      <style:table-column-properties fo:break-before="auto" style:column-width="2.439cm"/>
    </style:style>
    <style:style style:name="co35" style:family="table-column">
      <style:table-column-properties fo:break-before="auto" style:column-width="2.312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78cm"/>
    </style:style>
    <style:style style:name="co38" style:family="table-column">
      <style:table-column-properties fo:break-before="auto" style:column-width="2.895cm"/>
    </style:style>
    <style:style style:name="co39" style:family="table-column">
      <style:table-column-properties fo:break-before="auto" style:column-width="5.293cm"/>
    </style:style>
    <style:style style:name="co40" style:family="table-column">
      <style:table-column-properties fo:break-before="auto" style:column-width="1.833cm"/>
    </style:style>
    <style:style style:name="co41" style:family="table-column">
      <style:table-column-properties fo:break-before="auto" style:column-width="2.11cm"/>
    </style:style>
    <style:style style:name="co42" style:family="table-column">
      <style:table-column-properties fo:break-before="auto" style:column-width="1.621cm"/>
    </style:style>
    <style:style style:name="co43" style:family="table-column">
      <style:table-column-properties fo:break-before="auto" style:column-width="2.865cm"/>
    </style:style>
    <style:style style:name="co44" style:family="table-column">
      <style:table-column-properties fo:break-before="auto" style:column-width="8.999cm"/>
    </style:style>
    <style:style style:name="co45" style:family="table-column">
      <style:table-column-properties fo:break-before="auto" style:column-width="3.226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4.35cm"/>
    </style:style>
    <style:style style:name="co48" style:family="table-column">
      <style:table-column-properties fo:break-before="auto" style:column-width="4.479cm"/>
    </style:style>
    <style:style style:name="co49" style:family="table-column">
      <style:table-column-properties fo:break-before="auto" style:column-width="4.138cm"/>
    </style:style>
    <style:style style:name="co50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2.081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7cm" fo:break-before="auto" style:use-optimal-row-height="fals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4.42cm" fo:break-before="auto" style:use-optimal-row-height="true"/>
    </style:style>
    <style:style style:name="ro14" style:family="table-row">
      <style:table-row-properties style:row-height="5.205cm" fo:break-before="auto" style:use-optimal-row-height="true"/>
    </style:style>
    <style:style style:name="ro15" style:family="table-row">
      <style:table-row-properties style:row-height="4.228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3.909cm" fo:break-before="auto" style:use-optimal-row-height="false"/>
    </style:style>
    <style:style style:name="ro19" style:family="table-row">
      <style:table-row-properties style:row-height="4.186cm" fo:break-before="auto" style:use-optimal-row-height="false"/>
    </style:style>
    <style:style style:name="ro20" style:family="table-row">
      <style:table-row-properties style:row-height="1.445cm" fo:break-before="auto" style:use-optimal-row-height="true"/>
    </style:style>
    <style:style style:name="ro21" style:family="table-row">
      <style:table-row-properties style:row-height="0.801cm" fo:break-before="auto" style:use-optimal-row-height="false"/>
    </style:style>
    <style:style style:name="ro22" style:family="table-row">
      <style:table-row-properties style:row-height="4.653cm" fo:break-before="auto" style:use-optimal-row-height="false"/>
    </style:style>
    <style:style style:name="ro23" style:family="table-row">
      <style:table-row-properties style:row-height="0.977cm" fo:break-before="auto" style:use-optimal-row-height="true"/>
    </style:style>
    <style:style style:name="ro24" style:family="table-row">
      <style:table-row-properties style:row-height="1.083cm" fo:break-before="auto" style:use-optimal-row-height="false"/>
    </style:style>
    <style:style style:name="ro25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3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9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53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5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09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1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Roboto"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eeeeee" fo:border="0.06pt solid #000000"/>
    </style:style>
    <style:style style:name="ce13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95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6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fo:border="0.06pt solid #000000" style:vertical-align="middle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2" style:family="table-cell" style:parent-style-name="Default" style:data-style-name="N10110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22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13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6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8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0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12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2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226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Default" style:data-style-name="N10130">
      <style:table-cell-properties fo:border="0.06pt solid #000000"/>
      <style:text-properties fo:font-size="12pt" style:font-size-asian="12pt" style:font-size-complex="12pt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6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48" style:family="table-cell" style:parent-style-name="Default">
      <style:text-properties style:font-name="Roboto" fo:font-size="12pt" style:font-size-asian="12pt" style:font-size-complex="12pt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1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1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15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8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42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2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fo:color="#c9211e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$БД.$A$12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5:$БД.$A$18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21:$БД.$A$24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4" table:condition="of:cell-content-is-in-list([$БД.$A$38:$БД.$A$40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5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Проводка.A4">
          <table:error-message table:message-type="stop" table:display="true"/>
        </table:content-validation>
        <table:content-validation table:name="val16" table:condition="of:cell-content-is-in-list([$БД.$A$56:.$A$65])" table:allow-empty-cell="true" table:display-list="unsorted" table:base-cell-address="Проводка.D46">
          <table:error-message table:message-type="stop" table:display="true"/>
        </table:content-validation>
        <table:content-validation table:name="val17" table:base-cell-address="Проводка.F4">
          <table:error-message table:message-type="stop" table:display="true"/>
        </table:content-validation>
        <table:content-validation table:name="val18" table:condition="of:cell-content-is-in-list([$БД.$A$55:.$A$65])" table:allow-empty-cell="true" table:display-list="unsorted" table:base-cell-address="Проводка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Проводка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Проводка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242"/>
        <table:table-column table:style-name="co2" table:default-cell-style-name="ce242"/>
        <table:table-column table:style-name="co3" table:default-cell-style-name="ce242"/>
        <table:table-column table:style-name="co1" table:number-columns-repeated="1020" table:default-cell-style-name="ce24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40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2" office:value-type="string" calcext:value-type="string">
            <text:p>Подающий механизм</text:p>
          </table:table-cell>
          <table:table-cell table:style-name="ce6" table:content-validation-name="val2" office:value-type="string" calcext:value-type="string">
            <text:p>K3D Minifeeder</text:p>
          </table:table-cell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Хотэнд</text:p>
          </table:table-cell>
          <table:table-cell table:style-name="ce8" table:content-validation-name="val3" office:value-type="string" calcext:value-type="string">
            <text:p>Высокопроизводительный</text:p>
          </table:table-cell>
          <table:table-cell table:style-name="ce40" table:formula="of:=COM.MICROSOFT.IFS([.B5]=[$БД.A10];[$БД.B10];[.B5]=[$БД.A11];[$БД.B11];[.B5]=[$БД.A12];[$БД.B12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Ось Z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Желаемая область печати по Х</text:p>
          </table:table-cell>
          <table:table-cell table:style-name="ce23" table:content-validation-name="val4" office:value-type="float" office:value="400" calcext:value-type="float">
            <text:p>400 мм</text:p>
          </table:table-cell>
          <table:table-cell table:style-name="ce40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Желаемая область печати по Y</text:p>
          </table:table-cell>
          <table:table-cell table:style-name="ce23" table:content-validation-name="val4" office:value-type="float" office:value="250" calcext:value-type="float">
            <text:p>250 мм</text:p>
          </table:table-cell>
          <table:table-cell table:style-name="ce40" office:value-type="string" calcext:value-type="string">
            <text:p>Определяет размер области печати по оси Y. <text:span text:style-name="T1">Обратите внимание, что ввиду конструктивных особенностей принтера, размер плиты должен быть больше на 50мм (это будет автоматически расчитано на листе «покупные изделия»). Припуск в 50мм нужен для расположения крепежных отверстий, прищепок стекла, а также совместимости разных печатающих голов между собой.</text:span>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Желаемая область печати по Z</text:p>
          </table:table-cell>
          <table:table-cell table:style-name="ce23" table:content-validation-name="val5" office:value-type="float" office:value="250" calcext:value-type="float">
            <text:p>250 мм</text:p>
          </table:table-cell>
          <table:table-cell table:style-name="ce40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13" table:content-validation-name="val6" office:value-type="float" office:value="6" calcext:value-type="float">
            <text:p>6</text:p>
          </table:table-cell>
          <table:table-cell table:style-name="ce40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стоек оси Z</text:p>
          </table:table-cell>
          <table:table-cell table:style-name="ce14" table:content-validation-name="val7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приводов оси Z</text:p>
          </table:table-cell>
          <table:table-cell table:style-name="ce15" table:content-validation-name="val8" office:value-type="float" office:value="2" calcext:value-type="float">
            <text:p>2</text:p>
          </table:table-cell>
          <table:covered-table-cell table:style-name="ce40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Материнская плата</text:p>
          </table:table-cell>
          <table:table-cell table:style-name="ce14" table:content-validation-name="val9" office:value-type="string" calcext:value-type="string">
            <text:p>BTT Octopus</text:p>
          </table:table-cell>
          <table:table-cell table:style-name="ce40" office:value-type="string" calcext:value-type="string">
            <text:p><text:span text:style-name="T2">Fysetc Spider, BTT Octopus</text:span> подходят для всех версий VOSTOK и являются рекомендуемыми платами</text:p>
            <text:p><text:span text:style-name="T2">BTT Octopus Pro</text:span> подходит для всех версий и рекомендуется для установки высоковольтных драйверов</text:p>
            <text:p><text:span text:style-name="T2">BTT SKR 3</text:span> подходит только для одноэкструдерной версии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Управляющая плата</text:p>
          </table:table-cell>
          <table:table-cell table:style-name="ce14" table:content-validation-name="val10" office:value-type="string" calcext:value-type="string">
            <text:p>Orange Pi 3 LTS</text:p>
          </table:table-cell>
          <table:table-cell table:style-name="ce40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16" table:content-validation-name="val11" office:value-type="float" office:value="1.08" calcext:value-type="float">
            <text:p>1,0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17" table:content-validation-name="val5" office:value-type="currency" office:currency="RUB" office:value="2700" calcext:value-type="currency">
            <text:p>2 7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16" table:content-validation-name="val11" office:value-type="float" office:value="1.28" calcext:value-type="float">
            <text:p>1,2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17" table:content-validation-name="val5" office:value-type="currency" office:currency="RUB" office:value="1200" calcext:value-type="currency">
            <text:p>1 2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18" table:content-validation-name="val5" office:value-type="currency" office:currency="RUB" office:value="60" calcext:value-type="currency">
            <text:p>60,00 ₽</text:p>
          </table:table-cell>
          <table:table-cell table:style-name="ce40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 Aliexpress</text:p>
          </table:table-cell>
          <table:table-cell table:style-name="ce18" table:content-validation-name="val5" office:value-type="currency" office:currency="RUB" office:value="68" calcext:value-type="currency">
            <text:p>68,00 ₽</text:p>
          </table:table-cell>
          <table:table-cell table:style-name="ce40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X</text:p>
          </table:table-cell>
          <table:table-cell table:style-name="ce19" table:formula="of:=[$'Профиль алюминиевый'.C5]+8" office:value-type="float" office:value="678" calcext:value-type="float">
            <text:p>678 мм</text:p>
          </table:table-cell>
          <table:table-cell table:style-name="ce40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Y</text:p>
          </table:table-cell>
          <table:table-cell table:style-name="ce19" table:formula="of:=[$'Профиль алюминиевый'.C4]+40+12+2" office:value-type="float" office:value="504" calcext:value-type="float">
            <text:p>504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Z</text:p>
          </table:table-cell>
          <table:table-cell table:style-name="ce19" table:formula="of:=[$'Профиль алюминиевый'.C9]+8+250" office:value-type="float" office:value="698" calcext:value-type="float">
            <text:p>698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20" table:formula="of:=[$'Покупные изделия'.F75]" office:value-type="currency" office:currency="RUB" office:value="34442.4" calcext:value-type="currency">
            <text:p>34 442,40 ₽</text:p>
          </table:table-cell>
          <table:table-cell table:style-name="ce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20" table:formula="of:=[$'Стандартные изделия'.F43]" office:value-type="currency" office:currency="RUB" office:value="7360.02" calcext:value-type="currency">
            <text:p>7 360,02 ₽</text:p>
          </table:table-cell>
          <table:table-cell table:style-name="ce9" office:value-type="string" calcext:value-type="string">
            <text:p>Самые дешевые винты, но качественные подшипни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20" table:formula="of:=[$'Профиль алюминиевый'.G20]" office:value-type="currency" office:currency="RUB" office:value="3915.16" calcext:value-type="currency">
            <text:p>3 915,16 ₽</text:p>
          </table:table-cell>
          <table:table-cell table:style-name="ce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34" table:formula="of:=[$'Печатные изделия'.K72]" office:value-type="currency" office:currency="RUB" office:value="3069.83425088" calcext:value-type="currency">
            <text:p>3 069,83 ₽</text:p>
          </table:table-cell>
          <table:table-cell table:style-name="ce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роводка</text:p>
          </table:table-cell>
          <table:table-cell table:style-name="ce34"/>
          <table:table-cell table:style-name="ce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Зашивка</text:p>
          </table:table-cell>
          <table:table-cell table:style-name="ce35" table:formula="of:=[$Зашивка.H14]" office:value-type="currency" office:currency="RUB" office:value="10000" calcext:value-type="currency">
            <text:p>~10 000,00 ₽</text:p>
          </table:table-cell>
          <table:table-cell table:style-name="ce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Итого стоимость</text:p>
          </table:table-cell>
          <table:table-cell table:style-name="ce39" table:formula="of:=SUM([.B29:.B34])" office:value-type="currency" office:currency="RUB" office:value="58787.41425088" calcext:value-type="currency">
            <text:p>58 787,41 ₽</text:p>
          </table:table-cell>
          <table:table-cell table:style-name="ce9"/>
          <table:table-cell table:number-columns-repeated="1020"/>
        </table:table-row>
        <table:table-row table:style-name="ro6" table:number-rows-repeated="1048540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293"/>
        <table:table-column table:style-name="co6" table:visibility="collapse" table:default-cell-style-name="ce293"/>
        <table:table-column table:style-name="co6" table:default-cell-style-name="ce55"/>
        <table:table-column table:style-name="co6" table:default-cell-style-name="ce315"/>
        <table:table-column table:style-name="co6" table:default-cell-style-name="ce320"/>
        <table:table-column table:style-name="co6" table:default-cell-style-name="ce55"/>
        <table:table-column table:style-name="co7" table:number-columns-repeated="2" table:default-cell-style-name="ce293"/>
        <table:table-column table:style-name="co8" table:default-cell-style-name="ce330"/>
        <table:table-column table:style-name="co4" table:number-columns-repeated="1015" table:default-cell-style-name="ce293"/>
        <table:table-row table:style-name="ro7">
          <table:table-cell table:style-name="ce46" office:value-type="string" calcext:value-type="string" table:number-columns-spanned="9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 Единственное исключение — рельсы MGN9, MGN12 и каретки к ним. <text:span text:style-name="T1">Так как качественные рельсы (HIWIN и т. п.) не продаются на Aliexpress, то указаны ссылки на значительно более дешевые KGT. У многих пользователей эти рельсы работают нормально, но в целом количества брака достаточно велико. Поэтому рекомендуется заказывать рельсы HIWIN у официального поставщика в вашем регионе.</text:span></text:p>
            <text:p><text:span text:style-name="T1"/></text:p>
            <text:p>Ссылки на большую часть товаров являются аффилиативными. Покупая по ним вы поддерживаете проект.</text:p>
          </table:table-cell>
          <table:covered-table-cell table:style-name="ce60"/>
          <table:covered-table-cell table:number-columns-repeated="7" table:style-name="Default"/>
          <table:table-cell table:style-name="Default" table:number-columns-repeated="1015"/>
        </table:table-row>
        <table:table-row table:style-name="ro8">
          <table:table-cell table:style-name="ce47" office:value-type="string" calcext:value-type="string">
            <text:p>Наименование</text:p>
          </table:table-cell>
          <table:table-cell table:style-name="ce47" office:value-type="string" calcext:value-type="string">
            <text:p>Удельная стоимость на момент расчёта</text:p>
          </table:table-cell>
          <table:table-cell table:style-name="ce63" office:value-type="string" calcext:value-type="string">
            <text:p>Удельная стоимость</text:p>
          </table:table-cell>
          <table:table-cell table:style-name="ce65" office:value-type="string" calcext:value-type="string">
            <text:p>Длина/площадь</text:p>
          </table:table-cell>
          <table:table-cell table:style-name="ce76" office:value-type="string" calcext:value-type="string">
            <text:p>Единиц</text:p>
          </table:table-cell>
          <table:table-cell table:style-name="ce63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47" office:value-type="string" calcext:value-type="string">
            <text:p>Примечание</text:p>
          </table:table-cell>
          <table:table-cell table:style-name="ce322" table:number-columns-repeated="5"/>
          <table:table-cell table:number-columns-repeated="1010"/>
        </table:table-row>
        <table:table-row table:style-name="ro9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63"/>
          <table:covered-table-cell table:style-name="ce65"/>
          <table:covered-table-cell table:style-name="ce76"/>
          <table:covered-table-cell table:style-name="ce63"/>
          <table:covered-table-cell table:number-columns-repeated="2" table:style-name="ce1"/>
          <table:covered-table-cell table:style-name="ce47"/>
          <table:table-cell table:style-name="ce322" table:number-columns-repeated="5"/>
          <table:table-cell table:number-columns-repeated="1010"/>
        </table:table-row>
        <table:table-row table:style-name="ro10">
          <table:table-cell table:style-name="ce48" office:value-type="string" calcext:value-type="string" table:number-columns-spanned="9" table:number-rows-spanned="1">
            <text:p>Подающий механизм</text:p>
          </table:table-cell>
          <table:covered-table-cell table:style-name="ce48"/>
          <table:covered-table-cell table:style-name="ce17"/>
          <table:covered-table-cell table:style-name="ce66"/>
          <table:covered-table-cell table:style-name="ce77"/>
          <table:covered-table-cell table:style-name="ce17"/>
          <table:covered-table-cell table:number-columns-repeated="2" table:style-name="ce14"/>
          <table:covered-table-cell table:style-name="ce47"/>
          <table:table-cell table:style-name="ce322" table:number-columns-repeated="5"/>
          <table:table-cell table:number-columns-repeated="1010"/>
        </table:table-row>
        <table:table-row table:style-name="ro11">
          <table:table-cell table:style-name="ce266" office:value-type="string" calcext:value-type="string">
            <text:p>Клон BMG</text:p>
          </table:table-cell>
          <table:table-cell table:style-name="ce17" office:value-type="currency" office:currency="RUB" office:value="622" calcext:value-type="currency">
            <text:p>622,00 ₽</text:p>
          </table:table-cell>
          <table:table-cell table:style-name="ce17" table:formula="of:=[.B5]*[$Настройки.$B$23]/[$БД.$B$43]" office:value-type="currency" office:currency="RUB" office:value="622" calcext:value-type="currency">
            <text:p>622,00 ₽</text:p>
          </table:table-cell>
          <table:table-cell table:style-name="ce308"/>
          <table:table-cell table:style-name="ce318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17" table:formula="of:=[.C5]*[.E5]" office:value-type="currency" office:currency="RUB" office:value="1244" calcext:value-type="currency">
            <text:p>1 244,00 ₽</text:p>
          </table:table-cell>
          <table:table-cell table:style-name="ce32" office:value-type="string" calcext:value-type="string">
            <text:p><text:a xlink:href="http://alii.pub/6fdbrk" xlink:type="simple">AE</text:a></text:p>
          </table:table-cell>
          <table:table-cell table:style-name="ce32"/>
          <table:table-cell table:style-name="ce100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LGX Lite</text:p>
          </table:table-cell>
          <table:table-cell table:style-name="ce17" table:formula="of:=57*60" office:value-type="currency" office:currency="RUB" office:value="3420" calcext:value-type="currency">
            <text:p>3 420,00 ₽</text:p>
          </table:table-cell>
          <table:table-cell table:style-name="ce17" table:formula="of:=[.B6]*[$Настройки.$B$23]/[$БД.$B$43]" office:value-type="currency" office:currency="RUB" office:value="3420" calcext:value-type="currency">
            <text:p>3 420,00 ₽</text:p>
          </table:table-cell>
          <table:table-cell table:style-name="ce308"/>
          <table:table-cell table:style-name="ce318" table:formula="of:=IF([$Настройки.B4]=[$БД.A3];1;0)*[$Настройки.B3]" office:value-type="float" office:value="0" calcext:value-type="float">
            <text:p>0</text:p>
          </table:table-cell>
          <table:table-cell table:style-name="ce17" table:formula="of:=[.C6]*[.E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32"/>
          <table:table-cell table:style-name="ce100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Matrix Lite</text:p>
          </table:table-cell>
          <table:table-cell table:style-name="ce17" office:value-type="currency" office:currency="RUB" office:value="5662" calcext:value-type="currency">
            <text:p>5 662,00 ₽</text:p>
          </table:table-cell>
          <table:table-cell table:style-name="ce17" table:formula="of:=[.B7]*[$Настройки.$B$23]/[$БД.$B$43]" office:value-type="currency" office:currency="RUB" office:value="5662" calcext:value-type="currency">
            <text:p>5 662,00 ₽</text:p>
          </table:table-cell>
          <table:table-cell table:style-name="ce308"/>
          <table:table-cell table:style-name="ce318" table:formula="of:=IF([$Настройки.B4]=[$БД.A6];1;0)*[$Настройки.B3]" office:value-type="float" office:value="0" calcext:value-type="float">
            <text:p>0</text:p>
          </table:table-cell>
          <table:table-cell table:style-name="ce17" table:formula="of:=[.C7]*[.E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p1" xlink:type="simple">AE</text:a></text:p>
          </table:table-cell>
          <table:table-cell table:style-name="ce32"/>
          <table:table-cell table:style-name="ce100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 20-23мм</text:p>
          </table:table-cell>
          <table:table-cell table:style-name="ce17" office:value-type="currency" office:currency="RUB" office:value="672" calcext:value-type="currency">
            <text:p>672,00 ₽</text:p>
          </table:table-cell>
          <table:table-cell table:style-name="ce17" table:formula="of:=[.B8]*[$Настройки.$B$23]/[$БД.$B$43]" office:value-type="currency" office:currency="RUB" office:value="672" calcext:value-type="currency">
            <text:p>672,00 ₽</text:p>
          </table:table-cell>
          <table:table-cell table:style-name="ce308"/>
          <table:table-cell table:style-name="ce318" table:formula="of:=IF([$Настройки.B4]=[$БД.A5];1;0)*[$Настройки.B3]" office:value-type="float" office:value="0" calcext:value-type="float">
            <text:p>0</text:p>
          </table:table-cell>
          <table:table-cell table:style-name="ce17" table:formula="of:=[.C8]*[.E8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no" xlink:type="simple">AE</text:a></text:p>
          </table:table-cell>
          <table:table-cell table:style-name="ce32"/>
          <table:table-cell table:style-name="ce100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>
            <text:p>Мотор Nema14 20мм</text:p>
          </table:table-cell>
          <table:table-cell table:style-name="ce17" office:value-type="currency" office:currency="RUB" office:value="1440" calcext:value-type="currency">
            <text:p>1 440,00 ₽</text:p>
          </table:table-cell>
          <table:table-cell table:style-name="ce17" table:formula="of:=[.B9]*[$Настройки.$B$23]/[$БД.$B$43]" office:value-type="currency" office:currency="RUB" office:value="1440" calcext:value-type="currency">
            <text:p>1 440,00 ₽</text:p>
          </table:table-cell>
          <table:table-cell table:style-name="ce68"/>
          <table:table-cell table:style-name="ce318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17" table:formula="of:=[.C9]*[.E9]" office:value-type="currency" office:currency="RUB" office:value="2880" calcext:value-type="currency">
            <text:p>2 880,00 ₽</text:p>
          </table:table-cell>
          <table:table-cell table:style-name="ce32" office:value-type="string" calcext:value-type="string">
            <text:p><text:a xlink:href="http://alli.pub/6fdf35" xlink:type="simple">AE</text:a></text:p>
          </table:table-cell>
          <table:table-cell table:style-name="ce32"/>
          <table:table-cell table:style-name="ce100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10">
          <table:table-cell table:style-name="ce48" office:value-type="string" calcext:value-type="string" table:number-columns-spanned="9" table:number-rows-spanned="1">
            <text:p>Хотэнд</text:p>
          </table:table-cell>
          <table:covered-table-cell table:style-name="ce48"/>
          <table:covered-table-cell table:style-name="ce17" table:formula="of:=[.B10]*[$Настройки.$B$23]/[$БД.$B$43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77"/>
          <table:covered-table-cell table:style-name="ce17"/>
          <table:covered-table-cell table:number-columns-repeated="2" table:style-name="ce14"/>
          <table:covered-table-cell table:style-name="ce11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e3d v6</text:p>
          </table:table-cell>
          <table:table-cell table:style-name="ce17" office:value-type="currency" office:currency="RUB" office:value="83" calcext:value-type="currency">
            <text:p>83,00 ₽</text:p>
          </table:table-cell>
          <table:table-cell table:style-name="ce17" table:formula="of:=[.B11]*[$Настройки.$B$23]/[$БД.$B$43]" office:value-type="currency" office:currency="RUB" office:value="83" calcext:value-type="currency">
            <text:p>83,00 ₽</text:p>
          </table:table-cell>
          <table:table-cell table:style-name="ce308"/>
          <table:table-cell table:style-name="ce318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17" table:formula="of:=[.C11]*[.E11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sj" xlink:type="simple">AE</text:a></text:p>
          </table:table-cell>
          <table:table-cell table:style-name="ce32"/>
          <table:table-cell table:style-name="ce100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CR-10</text:p>
          </table:table-cell>
          <table:table-cell table:style-name="ce17" office:value-type="currency" office:currency="RUB" office:value="155" calcext:value-type="currency">
            <text:p>155,00 ₽</text:p>
          </table:table-cell>
          <table:table-cell table:style-name="ce17" table:formula="of:=[.B12]*[$Настройки.$B$23]/[$БД.$B$43]" office:value-type="currency" office:currency="RUB" office:value="155" calcext:value-type="currency">
            <text:p>155,00 ₽</text:p>
          </table:table-cell>
          <table:table-cell table:style-name="ce308"/>
          <table:table-cell table:style-name="ce318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17" table:formula="of:=[.C12]*[.E12]" office:value-type="currency" office:currency="RUB" office:value="310" calcext:value-type="currency">
            <text:p>310,00 ₽</text:p>
          </table:table-cell>
          <table:table-cell table:style-name="ce17" office:value-type="string" calcext:value-type="string">
            <text:p><text:a xlink:href="http://alii.pub/6fdbv2" xlink:type="simple">AE</text:a></text:p>
          </table:table-cell>
          <table:table-cell table:style-name="ce32"/>
          <table:table-cell table:style-name="ce100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e3d v6 биметалл</text:p>
          </table:table-cell>
          <table:table-cell table:style-name="ce17" office:value-type="currency" office:currency="RUB" office:value="266" calcext:value-type="currency">
            <text:p>266,00 ₽</text:p>
          </table:table-cell>
          <table:table-cell table:style-name="ce17" table:formula="of:=[.B13]*[$Настройки.$B$23]/[$БД.$B$43]" office:value-type="currency" office:currency="RUB" office:value="266" calcext:value-type="currency">
            <text:p>266,00 ₽</text:p>
          </table:table-cell>
          <table:table-cell table:style-name="ce308"/>
          <table:table-cell table:style-name="ce318" table:formula="of:=[.E11]" office:value-type="float" office:value="0" calcext:value-type="float">
            <text:p>0</text:p>
          </table:table-cell>
          <table:table-cell table:style-name="ce17" table:formula="of:=[.C13]*[.E1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00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CR-10 биметалл</text:p>
          </table:table-cell>
          <table:table-cell table:style-name="ce17" office:value-type="currency" office:currency="RUB" office:value="266" calcext:value-type="currency">
            <text:p>266,00 ₽</text:p>
          </table:table-cell>
          <table:table-cell table:style-name="ce17" table:formula="of:=[.B14]*[$Настройки.$B$23]/[$БД.$B$43]" office:value-type="currency" office:currency="RUB" office:value="266" calcext:value-type="currency">
            <text:p>266,00 ₽</text:p>
          </table:table-cell>
          <table:table-cell table:style-name="ce308"/>
          <table:table-cell table:style-name="ce318" table:formula="of:=[.E12]" office:value-type="float" office:value="2" calcext:value-type="float">
            <text:p>2</text:p>
          </table:table-cell>
          <table:table-cell table:style-name="ce17" table:formula="of:=[.C14]*[.E14]" office:value-type="currency" office:currency="RUB" office:value="532" calcext:value-type="currency">
            <text:p>532,00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00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e3d v6</text:p>
          </table:table-cell>
          <table:table-cell table:style-name="ce17" office:value-type="currency" office:currency="RUB" office:value="88" calcext:value-type="currency">
            <text:p>88,00 ₽</text:p>
          </table:table-cell>
          <table:table-cell table:style-name="ce17" table:formula="of:=[.B15]*[$Настройки.$B$23]/[$БД.$B$43]" office:value-type="currency" office:currency="RUB" office:value="88" calcext:value-type="currency">
            <text:p>88,00 ₽</text:p>
          </table:table-cell>
          <table:table-cell table:style-name="ce308"/>
          <table:table-cell table:style-name="ce318" table:formula="of:=IF([$Настройки.B5]=[$БД.A10];1;0)*[$Настройки.B3]*IF([$Настройки.B4]=[$БД.A6];0;1)" office:value-type="float" office:value="0" calcext:value-type="float">
            <text:p>0</text:p>
          </table:table-cell>
          <table:table-cell table:style-name="ce17" table:formula="of:=[.C15]*[.E1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67wx" xlink:type="simple">AE</text:a></text:p>
          </table:table-cell>
          <table:table-cell table:style-name="ce32"/>
          <table:table-cell table:style-name="ce100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. Обратите внимание, что если хитблок включен в комплект поставки экструдера или хотэнда, то покупать его не надо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e3d volcano</text:p>
          </table:table-cell>
          <table:table-cell table:style-name="ce17" office:value-type="currency" office:currency="RUB" office:value="149" calcext:value-type="currency">
            <text:p>149,00 ₽</text:p>
          </table:table-cell>
          <table:table-cell table:style-name="ce17" table:formula="of:=[.B16]*[$Настройки.$B$23]/[$БД.$B$43]" office:value-type="currency" office:currency="RUB" office:value="149" calcext:value-type="currency">
            <text:p>149,00 ₽</text:p>
          </table:table-cell>
          <table:table-cell table:style-name="ce308"/>
          <table:table-cell table:style-name="ce318" table:formula="of:=IF([$Настройки.B5]=[$БД.A11];1;0)*[$Настройки.B3]" office:value-type="float" office:value="2" calcext:value-type="float">
            <text:p>2</text:p>
          </table:table-cell>
          <table:table-cell table:style-name="ce17" table:formula="of:=[.C16]*[.E16]" office:value-type="currency" office:currency="RUB" office:value="298" calcext:value-type="currency">
            <text:p>298,00 ₽</text:p>
          </table:table-cell>
          <table:table-cell table:style-name="ce32" office:value-type="string" calcext:value-type="string">
            <text:p><text:a xlink:href="http://alii.pub/6fdbl5" xlink:type="simple">AE</text:a></text:p>
          </table:table-cell>
          <table:table-cell table:style-name="ce32"/>
          <table:covered-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CHC Pro</text:p>
          </table:table-cell>
          <table:table-cell table:style-name="ce17" office:value-type="currency" office:currency="RUB" office:value="1525" calcext:value-type="currency">
            <text:p>1 525,00 ₽</text:p>
          </table:table-cell>
          <table:table-cell table:style-name="ce17" table:formula="of:=[.B17]*[$Настройки.$B$23]/[$БД.$B$43]" office:value-type="currency" office:currency="RUB" office:value="1525" calcext:value-type="currency">
            <text:p>1 525,00 ₽</text:p>
          </table:table-cell>
          <table:table-cell table:style-name="ce308"/>
          <table:table-cell table:style-name="ce318" table:formula="of:=IF([$Настройки.B5]=[$БД.A12];1;0)*[$Настройки.B3]" office:value-type="float" office:value="0" calcext:value-type="float">
            <text:p>0</text:p>
          </table:table-cell>
          <table:table-cell table:style-name="ce17" table:formula="of:=[.C17]*[.E1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w8" xlink:type="simple">AE</text:a></text:p>
          </table:table-cell>
          <table:table-cell table:style-name="ce32"/>
          <table:table-cell table:style-name="ce100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Сопло e3d v6</text:p>
          </table:table-cell>
          <table:table-cell table:style-name="ce17" office:value-type="currency" office:currency="RUB" office:value="205" calcext:value-type="currency">
            <text:p>205,00 ₽</text:p>
          </table:table-cell>
          <table:table-cell table:style-name="ce17" table:formula="of:=[.B18]*[$Настройки.$B$23]/[$БД.$B$43]" office:value-type="currency" office:currency="RUB" office:value="205" calcext:value-type="currency">
            <text:p>205,00 ₽</text:p>
          </table:table-cell>
          <table:table-cell table:style-name="ce308"/>
          <table:table-cell table:style-name="ce318" table:formula="of:=[.E15]" office:value-type="float" office:value="0" calcext:value-type="float">
            <text:p>0</text:p>
          </table:table-cell>
          <table:table-cell table:style-name="ce17" table:formula="of:=[.C18]*[.E18]" office:value-type="currency" office:currency="RUB" office:value="0" calcext:value-type="currency">
            <text:p>0,00 ₽</text:p>
          </table:table-cell>
          <table:table-cell table:style-name="ce322" office:value-type="string" calcext:value-type="string">
            <text:p><text:a xlink:href="http://alii.pub/6fdbq0" xlink:type="simple">AE</text:a></text:p>
          </table:table-cell>
          <table:table-cell table:style-name="ce32" office:value-type="string" calcext:value-type="string">
            <text:p><text:a xlink:href="http://alii.pub/6fdbq7" xlink:type="simple">AE</text:a></text:p>
          </table:table-cell>
          <table:table-cell table:style-name="ce100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Сопло e3d volcano</text:p>
          </table:table-cell>
          <table:table-cell table:style-name="ce17" office:value-type="currency" office:currency="RUB" office:value="155" calcext:value-type="currency">
            <text:p>155,00 ₽</text:p>
          </table:table-cell>
          <table:table-cell table:style-name="ce17" table:formula="of:=[.B19]*[$Настройки.$B$23]/[$БД.$B$43]" office:value-type="currency" office:currency="RUB" office:value="155" calcext:value-type="currency">
            <text:p>155,00 ₽</text:p>
          </table:table-cell>
          <table:table-cell table:style-name="ce308"/>
          <table:table-cell table:style-name="ce318" table:formula="of:=[.E16]+[.E17]" office:value-type="float" office:value="2" calcext:value-type="float">
            <text:p>2</text:p>
          </table:table-cell>
          <table:table-cell table:style-name="ce17" table:formula="of:=[.C19]*[.E19]" office:value-type="currency" office:currency="RUB" office:value="310" calcext:value-type="currency">
            <text:p>310,00 ₽</text:p>
          </table:table-cell>
          <table:table-cell table:style-name="ce32" office:value-type="string" calcext:value-type="string">
            <text:p><text:a xlink:href="http://alii.pub/6f6ep5" xlink:type="simple">AE</text:a></text:p>
          </table:table-cell>
          <table:table-cell table:style-name="ce32" office:value-type="string" calcext:value-type="string">
            <text:p><text:a xlink:href="http://alii.pub/6fdbkd" xlink:type="simple">AE</text:a></text:p>
          </table:table-cell>
          <table:covered-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истор</text:p>
          </table:table-cell>
          <table:table-cell table:style-name="ce17" office:value-type="currency" office:currency="RUB" office:value="144" calcext:value-type="currency">
            <text:p>144,00 ₽</text:p>
          </table:table-cell>
          <table:table-cell table:style-name="ce17" table:formula="of:=[.B20]*[$Настройки.$B$23]/[$БД.$B$43]" office:value-type="currency" office:currency="RUB" office:value="144" calcext:value-type="currency">
            <text:p>144,00 ₽</text:p>
          </table:table-cell>
          <table:table-cell table:style-name="ce308"/>
          <table:table-cell table:style-name="ce318" table:formula="of:=IF([.$E$17]&gt;0;0;1)*[$Настройки.$B$3]" office:value-type="float" office:value="2" calcext:value-type="float">
            <text:p>2</text:p>
          </table:table-cell>
          <table:table-cell table:style-name="ce17" table:formula="of:=[.C20]*[.E20]" office:value-type="currency" office:currency="RUB" office:value="288" calcext:value-type="currency">
            <text:p>288,00 ₽</text:p>
          </table:table-cell>
          <table:table-cell table:style-name="ce32" office:value-type="string" calcext:value-type="string">
            <text:p><text:a xlink:href="http://alii.pub/6f67vr" xlink:type="simple">AE</text:a></text:p>
          </table:table-cell>
          <table:table-cell table:style-name="ce32"/>
          <table:table-cell table:style-name="ce100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Нагревательный элемент 24в 40Вт</text:p>
          </table:table-cell>
          <table:table-cell table:style-name="ce17" office:value-type="currency" office:currency="RUB" office:value="130" calcext:value-type="currency">
            <text:p>130,00 ₽</text:p>
          </table:table-cell>
          <table:table-cell table:style-name="ce17" table:formula="of:=[.B21]*[$Настройки.$B$23]/[$БД.$B$43]" office:value-type="currency" office:currency="RUB" office:value="130" calcext:value-type="currency">
            <text:p>130,00 ₽</text:p>
          </table:table-cell>
          <table:table-cell table:style-name="ce308"/>
          <table:table-cell table:style-name="ce318" table:formula="of:=IF([.$E$17]&gt;0;0;1)*[$Настройки.$B$3]" office:value-type="float" office:value="2" calcext:value-type="float">
            <text:p>2</text:p>
          </table:table-cell>
          <table:table-cell table:style-name="ce17" table:formula="of:=[.C21]*[.E21]" office:value-type="currency" office:currency="RUB" office:value="260" calcext:value-type="currency">
            <text:p>260,00 ₽</text:p>
          </table:table-cell>
          <table:table-cell table:style-name="ce32" office:value-type="string" calcext:value-type="string">
            <text:p><text:a xlink:href="http://alli.pub/6fdf1z" xlink:type="simple">AE</text:a></text:p>
          </table:table-cell>
          <table:table-cell table:style-name="ce32"/>
          <table:table-cell table:style-name="ce100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6">
          <table:table-cell table:style-name="ce48" office:value-type="string" calcext:value-type="string" table:number-columns-spanned="9" table:number-rows-spanned="1">
            <text:p>Система охлаждения</text:p>
          </table:table-cell>
          <table:covered-table-cell table:style-name="ce48"/>
          <table:covered-table-cell table:style-name="ce17" table:formula="of:=[.B22]*[$Настройки.$B$23]/[$БД.$B$43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77"/>
          <table:covered-table-cell table:style-name="ce17"/>
          <table:covered-table-cell table:number-columns-repeated="2" table:style-name="ce14"/>
          <table:covered-table-cell table:style-name="ce111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5015 12-24в</text:p>
          </table:table-cell>
          <table:table-cell table:style-name="ce17" table:formula="of:=575/2" office:value-type="currency" office:currency="RUB" office:value="287.5" calcext:value-type="currency">
            <text:p>287,50 ₽</text:p>
          </table:table-cell>
          <table:table-cell table:style-name="ce17" table:formula="of:=[.B23]*[$Настройки.$B$23]/[$БД.$B$43]" office:value-type="currency" office:currency="RUB" office:value="287.5" calcext:value-type="currency">
            <text:p>287,50 ₽</text:p>
          </table:table-cell>
          <table:table-cell table:style-name="ce66"/>
          <table:table-cell table:style-name="ce317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17" table:formula="of:=[.C23]*[.E23]" office:value-type="currency" office:currency="RUB" office:value="1150" calcext:value-type="currency">
            <text:p>1 150,00 ₽</text:p>
          </table:table-cell>
          <table:table-cell table:style-name="ce32" office:value-type="string" calcext:value-type="string">
            <text:p><text:a xlink:href="http://alli.pub/6fdf5h" xlink:type="simple">AE</text:a></text:p>
          </table:table-cell>
          <table:table-cell table:style-name="ce32"/>
          <table:table-cell table:style-name="ce100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4010 12-24в</text:p>
          </table:table-cell>
          <table:table-cell table:style-name="ce17" office:value-type="currency" office:currency="RUB" office:value="299" calcext:value-type="currency">
            <text:p>299,00 ₽</text:p>
          </table:table-cell>
          <table:table-cell table:style-name="ce17" table:formula="of:=[.B24]*[$Настройки.$B$23]/[$БД.$B$43]" office:value-type="currency" office:currency="RUB" office:value="299" calcext:value-type="currency">
            <text:p>299,00 ₽</text:p>
          </table:table-cell>
          <table:table-cell table:style-name="ce66"/>
          <table:table-cell table:style-name="ce317" table:formula="of:=[$Настройки.B3]-[.E25]" office:value-type="float" office:value="2" calcext:value-type="float">
            <text:p>2</text:p>
          </table:table-cell>
          <table:table-cell table:style-name="ce17" table:formula="of:=[.C24]*[.E24]" office:value-type="currency" office:currency="RUB" office:value="598" calcext:value-type="currency">
            <text:p>598,00 ₽</text:p>
          </table:table-cell>
          <table:table-cell table:style-name="ce32" office:value-type="string" calcext:value-type="string">
            <text:p><text:a xlink:href="https://www.dns-shop.ru/product/4a841272207ce478/ventilator-deepcool-xfan-40-dp-fdc-xf40/" xlink:type="simple">DNS</text:a></text:p>
          </table:table-cell>
          <table:table-cell table:style-name="ce32" office:value-type="string" calcext:value-type="string">
            <text:p><text:a xlink:href="https://www.dns-shop.ru/product/dc21803bc4a23332/ventilator-fractal-design-silent-series-r3-40-fd-fan-ssr3-40-wt/" xlink:type="simple">DNS</text:a></text:p>
          </table:table-cell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4007 12-24в</text:p>
          </table:table-cell>
          <table:table-cell table:style-name="ce17" office:value-type="currency" office:currency="RUB" office:value="390" calcext:value-type="currency">
            <text:p>390,00 ₽</text:p>
          </table:table-cell>
          <table:table-cell table:style-name="ce17" table:formula="of:=[.B25]*[$Настройки.$B$23]/[$БД.$B$43]" office:value-type="currency" office:currency="RUB" office:value="390" calcext:value-type="currency">
            <text:p>390,00 ₽</text:p>
          </table:table-cell>
          <table:table-cell table:style-name="ce66"/>
          <table:table-cell table:style-name="ce317" table:formula="of:=[.E7]" office:value-type="float" office:value="0" calcext:value-type="float">
            <text:p>0</text:p>
          </table:table-cell>
          <table:table-cell table:style-name="ce17" table:formula="of:=[.C25]*[.E2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goi" xlink:type="simple">AE</text:a></text:p>
          </table:table-cell>
          <table:table-cell table:style-name="ce32"/>
          <table:table-cell table:style-name="ce100" office:value-type="string" calcext:value-type="string">
            <text:p>Может быть заменен на 4010 вентилятор, но немного уменьшится область печат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рубка PTFE ID2 OD4</text:p>
          </table:table-cell>
          <table:table-cell table:style-name="ce17" office:value-type="currency" office:currency="RUB" office:value="0.2" calcext:value-type="currency">
            <text:p>0,20 ₽</text:p>
          </table:table-cell>
          <table:table-cell table:style-name="ce17" table:formula="of:=[.B26]*[$Настройки.$B$23]/[$БД.$B$43]" office:value-type="currency" office:currency="RUB" office:value="0.2" calcext:value-type="currency">
            <text:p>0,20 ₽</text:p>
          </table:table-cell>
          <table:table-cell table:style-name="ce309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317" table:formula="of:=[$Настройки.B3]" office:value-type="float" office:value="2" calcext:value-type="float">
            <text:p>2</text:p>
          </table:table-cell>
          <table:table-cell table:style-name="ce17" table:formula="of:=[.C26]*[.D26]*[.E26]" office:value-type="currency" office:currency="RUB" office:value="252" calcext:value-type="currency">
            <text:p>252,00 ₽</text:p>
          </table:table-cell>
          <table:table-cell table:style-name="ce32" office:value-type="string" calcext:value-type="string">
            <text:p><text:a xlink:href="http://alli.pub/6fdgs0" xlink:type="simple">AE</text:a></text:p>
          </table:table-cell>
          <table:table-cell table:style-name="ce32"/>
          <table:table-cell table:style-name="ce100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7" office:value-type="currency" office:currency="RUB" office:value="8.25" calcext:value-type="currency">
            <text:p>8,25 ₽</text:p>
          </table:table-cell>
          <table:table-cell table:style-name="ce17" table:formula="of:=[.B27]*[$Настройки.$B$23]/[$БД.$B$43]" office:value-type="currency" office:currency="RUB" office:value="8.25" calcext:value-type="currency">
            <text:p>8,25 ₽</text:p>
          </table:table-cell>
          <table:table-cell table:style-name="ce66"/>
          <table:table-cell table:style-name="ce317" table:formula="of:=IF([$Настройки.B4]=[$БД.A5];[$Настройки.B3]*2;0)" office:value-type="float" office:value="0" calcext:value-type="float">
            <text:p>0</text:p>
          </table:table-cell>
          <table:table-cell table:style-name="ce17" table:formula="of:=[.C27]*[.E2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00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Ось X</text:p>
          </table:table-cell>
          <table:covered-table-cell table:style-name="ce50"/>
          <table:covered-table-cell table:style-name="ce17" table:formula="of:=[.B28]*[$Настройки.$B$23]/[$БД.$B$43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77"/>
          <table:covered-table-cell table:style-name="ce17"/>
          <table:covered-table-cell table:number-columns-repeated="2" table:style-name="ce14"/>
          <table:covered-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ьса MGN9</text:p>
          </table:table-cell>
          <table:table-cell table:style-name="ce17" table:formula="of:=0.56/0.5" office:value-type="currency" office:currency="RUB" office:value="1.12" calcext:value-type="currency">
            <text:p>1,12 ₽</text:p>
          </table:table-cell>
          <table:table-cell table:style-name="ce17" table:formula="of:=[.B29]*[$Настройки.$B$23]/[$БД.$B$43]" office:value-type="currency" office:currency="RUB" office:value="1.12" calcext:value-type="currency">
            <text:p>1,12 ₽</text:p>
          </table:table-cell>
          <table:table-cell table:style-name="ce309" table:formula="of:=[$Расчёты.B18]" office:value-type="float" office:value="520" calcext:value-type="float">
            <text:p>520 мм</text:p>
          </table:table-cell>
          <table:table-cell table:style-name="ce317" office:value-type="float" office:value="1" calcext:value-type="float">
            <text:p>1</text:p>
          </table:table-cell>
          <table:table-cell table:style-name="ce17" table:formula="of:=[.C29]*[.D29]*[.E29]" office:value-type="currency" office:currency="RUB" office:value="582.4" calcext:value-type="currency">
            <text:p>582,40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78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Каретка MGN9H</text:p>
          </table:table-cell>
          <table:table-cell table:style-name="ce17" office:value-type="currency" office:currency="RUB" office:value="363" calcext:value-type="currency">
            <text:p>363,00 ₽</text:p>
          </table:table-cell>
          <table:table-cell table:style-name="ce17" table:formula="of:=[.B30]*[$Настройки.$B$23]/[$БД.$B$43]" office:value-type="currency" office:currency="RUB" office:value="363" calcext:value-type="currency">
            <text:p>363,00 ₽</text:p>
          </table:table-cell>
          <table:table-cell table:style-name="ce66"/>
          <table:table-cell table:style-name="ce317" table:formula="of:=[$Настройки.B3]" office:value-type="float" office:value="2" calcext:value-type="float">
            <text:p>2</text:p>
          </table:table-cell>
          <table:table-cell table:style-name="ce17" table:formula="of:=[.C30]*[.E30]" office:value-type="currency" office:currency="RUB" office:value="726" calcext:value-type="currency">
            <text:p>726,00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7" office:value-type="currency" office:currency="RUB" office:value="755" calcext:value-type="currency">
            <text:p>755,00 ₽</text:p>
          </table:table-cell>
          <table:table-cell table:style-name="ce17" table:formula="of:=[.B31]*[$Настройки.$B$23]/[$БД.$B$43]" office:value-type="currency" office:currency="RUB" office:value="755" calcext:value-type="currency">
            <text:p>755,00 ₽</text:p>
          </table:table-cell>
          <table:table-cell table:style-name="ce311"/>
          <table:table-cell table:style-name="ce317" table:formula="of:=[$Настройки.B3]" office:value-type="float" office:value="2" calcext:value-type="float">
            <text:p>2</text:p>
          </table:table-cell>
          <table:table-cell table:style-name="ce17" table:formula="of:=[.C31]*[.E31]" office:value-type="currency" office:currency="RUB" office:value="1510" calcext:value-type="currency">
            <text:p>1 510,00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00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288" office:value-type="string" calcext:value-type="string">
            <text:p>Шкив 2GT; вн.диам. 5 мм; 20 зубов </text:p>
          </table:table-cell>
          <table:table-cell table:style-name="ce17" office:value-type="currency" office:currency="RUB" office:value="274" calcext:value-type="currency">
            <text:p>274,00 ₽</text:p>
          </table:table-cell>
          <table:table-cell table:style-name="ce17" table:formula="of:=[.B32]*[$Настройки.$B$23]/[$БД.$B$43]" office:value-type="currency" office:currency="RUB" office:value="274" calcext:value-type="currency">
            <text:p>274,00 ₽</text:p>
          </table:table-cell>
          <table:table-cell table:style-name="ce66"/>
          <table:table-cell table:style-name="ce317" table:formula="of:=[.E31]" office:value-type="float" office:value="2" calcext:value-type="float">
            <text:p>2</text:p>
          </table:table-cell>
          <table:table-cell table:style-name="ce17" table:formula="of:=[.C32]*[.E32]" office:value-type="currency" office:currency="RUB" office:value="548" calcext:value-type="currency">
            <text:p>548,00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</text:p>
          </table:table-cell>
          <table:table-cell table:style-name="ce17" office:value-type="currency" office:currency="RUB" office:value="0.165" calcext:value-type="currency">
            <text:p>0,17 ₽</text:p>
          </table:table-cell>
          <table:table-cell table:style-name="ce17" table:formula="of:=[.B33]*[$Настройки.$B$23]/[$БД.$B$43]" office:value-type="currency" office:currency="RUB" office:value="0.165" calcext:value-type="currency">
            <text:p>0,17 ₽</text:p>
          </table:table-cell>
          <table:table-cell table:style-name="ce309" table:formula="of:=3*([.D29]+80)+3*([$Настройки.B8]+120)" office:value-type="float" office:value="2910" calcext:value-type="float">
            <text:p>2910 мм</text:p>
          </table:table-cell>
          <table:table-cell table:style-name="ce317" table:formula="of:=[.E32]" office:value-type="float" office:value="2" calcext:value-type="float">
            <text:p>2</text:p>
          </table:table-cell>
          <table:table-cell table:style-name="ce17" table:formula="of:=[.C33]*[.D33]*[.E33]" office:value-type="currency" office:currency="RUB" office:value="960.3" calcext:value-type="currency">
            <text:p>960,30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00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Ось Y</text:p>
          </table:table-cell>
          <table:covered-table-cell table:style-name="ce50"/>
          <table:covered-table-cell table:style-name="ce17" table:formula="of:=[.B34]*[$Настройки.$B$23]/[$БД.$B$43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77"/>
          <table:covered-table-cell table:style-name="ce17"/>
          <table:covered-table-cell table:number-columns-repeated="2" table:style-name="ce14"/>
          <table:covered-table-cell table:style-name="ce100"/>
          <table:table-cell table:number-columns-repeated="1015"/>
        </table:table-row>
        <table:table-row table:style-name="ro11">
          <table:table-cell table:style-name="ce288" office:value-type="string" calcext:value-type="string">
            <text:p>Рельса MGN12</text:p>
          </table:table-cell>
          <table:table-cell table:style-name="ce53" table:formula="of:=0.69/0.5" office:value-type="currency" office:currency="RUB" office:value="1.38" calcext:value-type="currency">
            <text:p>1,38 ₽</text:p>
          </table:table-cell>
          <table:table-cell table:style-name="ce17" table:formula="of:=[.B35]*[$Настройки.$B$23]/[$БД.$B$43]" office:value-type="currency" office:currency="RUB" office:value="1.38" calcext:value-type="currency">
            <text:p>1,38 ₽</text:p>
          </table:table-cell>
          <table:table-cell table:style-name="ce311" table:formula="of:=[$Настройки.B8]+50" office:value-type="float" office:value="300" calcext:value-type="float">
            <text:p>300 мм</text:p>
          </table:table-cell>
          <table:table-cell table:style-name="ce319" office:value-type="float" office:value="2" calcext:value-type="float">
            <text:p>2</text:p>
          </table:table-cell>
          <table:table-cell table:style-name="ce17" table:formula="of:=[.C35]*[.D35]*[.E35]" office:value-type="currency" office:currency="RUB" office:value="828" calcext:value-type="currency">
            <text:p>828,00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78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288" office:value-type="string" calcext:value-type="string">
            <text:p>Каретка MGN12H</text:p>
          </table:table-cell>
          <table:table-cell table:style-name="ce53" office:value-type="currency" office:currency="RUB" office:value="424" calcext:value-type="currency">
            <text:p>424,00 ₽</text:p>
          </table:table-cell>
          <table:table-cell table:style-name="ce17" table:formula="of:=[.B36]*[$Настройки.$B$23]/[$БД.$B$43]" office:value-type="currency" office:currency="RUB" office:value="424" calcext:value-type="currency">
            <text:p>424,00 ₽</text:p>
          </table:table-cell>
          <table:table-cell table:style-name="ce311"/>
          <table:table-cell table:style-name="ce319" table:formula="of:=[.E35]" office:value-type="float" office:value="2" calcext:value-type="float">
            <text:p>2</text:p>
          </table:table-cell>
          <table:table-cell table:style-name="ce17" table:formula="of:=[.C36]*[.E36]" office:value-type="currency" office:currency="RUB" office:value="848" calcext:value-type="currency">
            <text:p>848,00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7" office:value-type="currency" office:currency="RUB" office:value="755" calcext:value-type="currency">
            <text:p>755,00 ₽</text:p>
          </table:table-cell>
          <table:table-cell table:style-name="ce17" table:formula="of:=[.B37]*[$Настройки.$B$23]/[$БД.$B$43]" office:value-type="currency" office:currency="RUB" office:value="755" calcext:value-type="currency">
            <text:p>755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7" table:formula="of:=[.C37]*[.E37]" office:value-type="currency" office:currency="RUB" office:value="755" calcext:value-type="currency">
            <text:p>755,00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00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288" office:value-type="string" calcext:value-type="string">
            <text:p>Вал диаметр 8 мм</text:p>
          </table:table-cell>
          <table:table-cell table:style-name="ce53" office:value-type="currency" office:currency="RUB" office:value="0.8" calcext:value-type="currency">
            <text:p>0,80 ₽</text:p>
          </table:table-cell>
          <table:table-cell table:style-name="ce17" table:formula="of:=[.B38]*[$Настройки.$B$23]/[$БД.$B$43]" office:value-type="currency" office:currency="RUB" office:value="0.8" calcext:value-type="currency">
            <text:p>0,80 ₽</text:p>
          </table:table-cell>
          <table:table-cell table:style-name="ce311" table:formula="of:=[.D29]+100" office:value-type="float" office:value="620" calcext:value-type="float">
            <text:p>620 мм</text:p>
          </table:table-cell>
          <table:table-cell table:style-name="ce319" office:value-type="float" office:value="1" calcext:value-type="float">
            <text:p>1</text:p>
          </table:table-cell>
          <table:table-cell table:style-name="ce17" table:formula="of:=[.C38]*[.D38]*[.E38]" office:value-type="currency" office:currency="RUB" office:value="496" calcext:value-type="currency">
            <text:p>496,00 ₽</text:p>
          </table:table-cell>
          <table:table-cell table:style-name="ce323" office:value-type="string" calcext:value-type="string">
            <text:p><text:a xlink:href="http://alli.pub/6fdhks" xlink:type="simple">AE</text:a></text:p>
          </table:table-cell>
          <table:table-cell table:style-name="ce323"/>
          <table:table-cell table:style-name="ce116"/>
          <table:table-cell table:number-columns-repeated="1015"/>
        </table:table-row>
        <table:table-row table:style-name="ro11">
          <table:table-cell table:style-name="ce288" office:value-type="string" calcext:value-type="string">
            <text:p>Шкив 2GT; вн.диам. 5 мм; 20 зубов </text:p>
          </table:table-cell>
          <table:table-cell table:style-name="ce17" office:value-type="currency" office:currency="RUB" office:value="274" calcext:value-type="currency">
            <text:p>274,00 ₽</text:p>
          </table:table-cell>
          <table:table-cell table:style-name="ce17" table:formula="of:=[.B39]*[$Настройки.$B$23]/[$БД.$B$43]" office:value-type="currency" office:currency="RUB" office:value="274" calcext:value-type="currency">
            <text:p>274,00 ₽</text:p>
          </table:table-cell>
          <table:table-cell table:style-name="ce72"/>
          <table:table-cell table:style-name="ce319" office:value-type="float" office:value="1" calcext:value-type="float">
            <text:p>1</text:p>
          </table:table-cell>
          <table:table-cell table:style-name="ce17" table:formula="of:=[.C39]*[.E39]" office:value-type="currency" office:currency="RUB" office:value="274" calcext:value-type="currency">
            <text:p>274,00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16"/>
          <table:table-cell table:number-columns-repeated="1015"/>
        </table:table-row>
        <table:table-row table:style-name="ro11">
          <table:table-cell table:style-name="ce288" office:value-type="string" calcext:value-type="string">
            <text:p>Шкив 2GT; вн.диам. 8 мм; 20 зубов </text:p>
          </table:table-cell>
          <table:table-cell table:style-name="ce17" office:value-type="currency" office:currency="RUB" office:value="274" calcext:value-type="currency">
            <text:p>274,00 ₽</text:p>
          </table:table-cell>
          <table:table-cell table:style-name="ce17" table:formula="of:=[.B40]*[$Настройки.$B$23]/[$БД.$B$43]" office:value-type="currency" office:currency="RUB" office:value="274" calcext:value-type="currency">
            <text:p>274,00 ₽</text:p>
          </table:table-cell>
          <table:table-cell table:style-name="ce72"/>
          <table:table-cell table:style-name="ce319" office:value-type="float" office:value="3" calcext:value-type="float">
            <text:p>3</text:p>
          </table:table-cell>
          <table:table-cell table:style-name="ce17" table:formula="of:=[.C40]*[.E40]" office:value-type="currency" office:currency="RUB" office:value="822" calcext:value-type="currency">
            <text:p>822,00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16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; открытый</text:p>
          </table:table-cell>
          <table:table-cell table:style-name="ce17" office:value-type="currency" office:currency="RUB" office:value="0.165" calcext:value-type="currency">
            <text:p>0,17 ₽</text:p>
          </table:table-cell>
          <table:table-cell table:style-name="ce17" table:formula="of:=[.B41]*[$Настройки.$B$23]/[$БД.$B$43]" office:value-type="currency" office:currency="RUB" office:value="0.165" calcext:value-type="currency">
            <text:p>0,17 ₽</text:p>
          </table:table-cell>
          <table:table-cell table:style-name="ce309" table:formula="of:=2*([$Настройки.B8]+120)" office:value-type="float" office:value="740" calcext:value-type="float">
            <text:p>740 мм</text:p>
          </table:table-cell>
          <table:table-cell table:style-name="ce317" office:value-type="float" office:value="2" calcext:value-type="float">
            <text:p>2</text:p>
          </table:table-cell>
          <table:table-cell table:style-name="ce17" table:formula="of:=[.C41]*[.D41]*[.E41]" office:value-type="currency" office:currency="RUB" office:value="244.2" calcext:value-type="currency">
            <text:p>244,20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00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; кольцо 150мм (75 зубов)</text:p>
          </table:table-cell>
          <table:table-cell table:style-name="ce17" office:value-type="currency" office:currency="RUB" office:value="480" calcext:value-type="currency">
            <text:p>480,00 ₽</text:p>
          </table:table-cell>
          <table:table-cell table:style-name="ce17" table:formula="of:=[.B42]*[$Настройки.$B$23]/[$БД.$B$43]" office:value-type="currency" office:currency="RUB" office:value="480" calcext:value-type="currency">
            <text:p>480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7" table:formula="of:=[.C42]*[.E42]" office:value-type="currency" office:currency="RUB" office:value="480" calcext:value-type="currency">
            <text:p>480,00 ₽</text:p>
          </table:table-cell>
          <table:table-cell table:style-name="ce32" office:value-type="string" calcext:value-type="string">
            <text:p><text:a xlink:href="http://alli.pub/6fdhg4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Ось Z</text:p>
          </table:table-cell>
          <table:covered-table-cell table:style-name="ce50"/>
          <table:covered-table-cell table:style-name="ce17" table:formula="of:=[.B43]*[$Настройки.$B$23]/[$БД.$B$43]" office:value-type="currency" office:currency="RUB" office:value="0" calcext:value-type="currency">
            <text:p>0,00 ₽</text:p>
          </table:covered-table-cell>
          <table:covered-table-cell table:style-name="ce72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16"/>
          <table:table-cell table:number-columns-repeated="1015"/>
        </table:table-row>
        <table:table-row table:style-name="ro11">
          <table:table-cell table:style-name="ce288" office:value-type="string" calcext:value-type="string">
            <text:p>Каретка Openbuilds в сборе</text:p>
          </table:table-cell>
          <table:table-cell table:style-name="ce54" office:value-type="currency" office:currency="RUB" office:value="296" calcext:value-type="currency">
            <text:p>296,00 ₽</text:p>
          </table:table-cell>
          <table:table-cell table:style-name="ce17" table:formula="of:=[.B44]*[$Настройки.$B$23]/[$БД.$B$43]" office:value-type="currency" office:currency="RUB" office:value="296" calcext:value-type="currency">
            <text:p>296,00 ₽</text:p>
          </table:table-cell>
          <table:table-cell table:style-name="ce313"/>
          <table:table-cell table:style-name="ce313" table:formula="of:=[$Настройки.B11]" office:value-type="float" office:value="2" calcext:value-type="float">
            <text:p>2</text:p>
          </table:table-cell>
          <table:table-cell table:style-name="ce17" table:formula="of:=[.C44]*[.E44]" office:value-type="currency" office:currency="RUB" office:value="592" calcext:value-type="currency">
            <text:p>592,00 ₽</text:p>
          </table:table-cell>
          <table:table-cell table:style-name="ce323" office:value-type="string" calcext:value-type="string">
            <text:p><text:a xlink:href="http://alli.pub/6fdhys" xlink:type="simple">AE</text:a></text:p>
          </table:table-cell>
          <table:table-cell table:style-name="ce323"/>
          <table:table-cell table:style-name="ce116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инт Tr8x2</text:p>
          </table:table-cell>
          <table:table-cell table:style-name="ce53" table:formula="of:=0.348/0.3" office:value-type="currency" office:currency="RUB" office:value="1.16" calcext:value-type="currency">
            <text:p>1,16 ₽</text:p>
          </table:table-cell>
          <table:table-cell table:style-name="ce17" table:formula="of:=[.B45]*[$Настройки.$B$23]/[$БД.$B$43]" office:value-type="currency" office:currency="RUB" office:value="1.16" calcext:value-type="currency">
            <text:p>1,16 ₽</text:p>
          </table:table-cell>
          <table:table-cell table:style-name="ce309" table:formula="of:=CEILING([$Настройки.B9]+30;50)" office:value-type="float" office:value="300" calcext:value-type="float">
            <text:p>300 мм</text:p>
          </table:table-cell>
          <table:table-cell table:style-name="ce319" table:formula="of:=[$Настройки.B12]" office:value-type="float" office:value="2" calcext:value-type="float">
            <text:p>2</text:p>
          </table:table-cell>
          <table:table-cell table:style-name="ce17" table:formula="of:=[.C45]*[.D45]*[.E45]" office:value-type="currency" office:currency="RUB" office:value="696" calcext:value-type="currency">
            <text:p>696,00 ₽</text:p>
          </table:table-cell>
          <table:table-cell table:style-name="ce32" office:value-type="string" calcext:value-type="string">
            <text:p><text:a xlink:href="http://alli.pub/6fdi93" xlink:type="simple">AE</text:a></text:p>
          </table:table-cell>
          <table:table-cell table:style-name="ce32"/>
          <table:table-cell table:style-name="ce100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Гайка POM Tr8x2</text:p>
          </table:table-cell>
          <table:table-cell table:style-name="ce17" office:value-type="currency" office:currency="RUB" office:value="114" calcext:value-type="currency">
            <text:p>114,00 ₽</text:p>
          </table:table-cell>
          <table:table-cell table:style-name="ce17" table:formula="of:=[.B46]*[$Настройки.$B$23]/[$БД.$B$43]" office:value-type="currency" office:currency="RUB" office:value="114" calcext:value-type="currency">
            <text:p>114,00 ₽</text:p>
          </table:table-cell>
          <table:table-cell table:style-name="ce66"/>
          <table:table-cell table:style-name="ce317" table:formula="of:=[.E45]" office:value-type="float" office:value="2" calcext:value-type="float">
            <text:p>2</text:p>
          </table:table-cell>
          <table:table-cell table:style-name="ce17" table:formula="of:=[.C46]*[.E46]" office:value-type="currency" office:currency="RUB" office:value="228" calcext:value-type="currency">
            <text:p>228,00 ₽</text:p>
          </table:table-cell>
          <table:table-cell table:style-name="ce32" office:value-type="string" calcext:value-type="string">
            <text:p><text:a xlink:href="http://alli.pub/6fdid6" xlink:type="simple">AE</text:a></text:p>
          </table:table-cell>
          <table:table-cell table:style-name="ce32"/>
          <table:covered-table-cell table:style-name="ce100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0-42мм</text:p>
          </table:table-cell>
          <table:table-cell table:style-name="ce17" office:value-type="currency" office:currency="RUB" office:value="755" calcext:value-type="currency">
            <text:p>755,00 ₽</text:p>
          </table:table-cell>
          <table:table-cell table:style-name="ce17" table:formula="of:=[.B47]*[$Настройки.$B$23]/[$БД.$B$43]" office:value-type="currency" office:currency="RUB" office:value="755" calcext:value-type="currency">
            <text:p>755,00 ₽</text:p>
          </table:table-cell>
          <table:table-cell table:style-name="ce66"/>
          <table:table-cell table:style-name="ce317" table:formula="of:=[.E46]" office:value-type="float" office:value="2" calcext:value-type="float">
            <text:p>2</text:p>
          </table:table-cell>
          <table:table-cell table:style-name="ce17" table:formula="of:=[.C47]*[.E47]" office:value-type="currency" office:currency="RUB" office:value="1510" calcext:value-type="currency">
            <text:p>1 510,00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00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уфта жесткая 5x8мм</text:p>
          </table:table-cell>
          <table:table-cell table:style-name="ce17" office:value-type="currency" office:currency="RUB" office:value="93" calcext:value-type="currency">
            <text:p>93,00 ₽</text:p>
          </table:table-cell>
          <table:table-cell table:style-name="ce17" table:formula="of:=[.B48]*[$Настройки.$B$23]/[$БД.$B$43]" office:value-type="currency" office:currency="RUB" office:value="93" calcext:value-type="currency">
            <text:p>93,00 ₽</text:p>
          </table:table-cell>
          <table:table-cell table:style-name="ce66"/>
          <table:table-cell table:style-name="ce317" table:formula="of:=[.E47]" office:value-type="float" office:value="2" calcext:value-type="float">
            <text:p>2</text:p>
          </table:table-cell>
          <table:table-cell table:style-name="ce17" table:formula="of:=[.C48]*[.E48]" office:value-type="currency" office:currency="RUB" office:value="186" calcext:value-type="currency">
            <text:p>186,00 ₽</text:p>
          </table:table-cell>
          <table:table-cell table:style-name="ce32" office:value-type="string" calcext:value-type="string">
            <text:p><text:a xlink:href="http://alii.pub/6fdb9h" xlink:type="simple">AE</text:a></text:p>
          </table:table-cell>
          <table:table-cell table:style-name="ce32"/>
          <table:table-cell table:style-name="ce100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Стол</text:p>
          </table:table-cell>
          <table:covered-table-cell table:style-name="ce50"/>
          <table:covered-table-cell table:style-name="ce17" table:formula="of:=[.B49]*[$Настройки.$B$23]/[$БД.$B$43]" office:value-type="currency" office:currency="RUB" office:value="0" calcext:value-type="currency">
            <text:p>0,00 ₽</text:p>
          </table:covered-table-cell>
          <table:covered-table-cell table:style-name="ce72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16"/>
          <table:table-cell table:number-columns-repeated="1015"/>
        </table:table-row>
        <table:table-row table:style-name="ro11">
          <table:table-cell table:style-name="ce289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17" office:value-type="currency" office:currency="RUB" office:value="8000" calcext:value-type="currency">
            <text:p>8 000,00 ₽</text:p>
          </table:table-cell>
          <table:table-cell table:style-name="ce17" table:formula="of:=[.B50]*[$Настройки.$B$23]/[$БД.$B$43]" office:value-type="currency" office:currency="RUB" office:value="8000" calcext:value-type="currency">
            <text:p>8 000,00 ₽</text:p>
          </table:table-cell>
          <table:table-cell table:style-name="ce314" table:formula="of:=[$Настройки.B7]*([$Настройки.B8]+50)/1000000" office:value-type="float" office:value="0.12" calcext:value-type="float">
            <text:p>0,12 м²</text:p>
          </table:table-cell>
          <table:table-cell table:style-name="ce317" office:value-type="float" office:value="1" calcext:value-type="float">
            <text:p>1</text:p>
          </table:table-cell>
          <table:table-cell table:style-name="ce17" table:formula="of:=[.C50]*[.D50]*[.E50]" office:value-type="currency" office:currency="RUB" office:value="960" calcext:value-type="currency">
            <text:p>960,00 ₽</text:p>
          </table:table-cell>
          <table:table-cell table:style-name="ce32" office:value-type="string" calcext:value-type="string">
            <text:p><text:a xlink:href="http://prutki.ru/list-alyuminievyj-amg2-tolshchina-4-mm/" xlink:type="simple">Prutki</text:a></text:p>
          </table:table-cell>
          <table:table-cell table:style-name="ce32"/>
          <table:table-cell table:style-name="ce100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11">
          <table:table-cell table:style-name="ce289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17" office:value-type="currency" office:currency="RUB" office:value="16700" calcext:value-type="currency">
            <text:p>16 700,00 ₽</text:p>
          </table:table-cell>
          <table:table-cell table:style-name="ce17" table:formula="of:=[.B51]*[$Настройки.$B$23]/[$БД.$B$43]" office:value-type="currency" office:currency="RUB" office:value="16700" calcext:value-type="currency">
            <text:p>16 700,00 ₽</text:p>
          </table:table-cell>
          <table:table-cell table:style-name="ce314" table:formula="of:=[$Настройки.B7]*[$Настройки.B8]/1000000" office:value-type="float" office:value="0.1" calcext:value-type="float">
            <text:p>0,1 м²</text:p>
          </table:table-cell>
          <table:table-cell table:style-name="ce317" office:value-type="float" office:value="1" calcext:value-type="float">
            <text:p>1</text:p>
          </table:table-cell>
          <table:table-cell table:style-name="ce17" table:formula="of:=[.C51]*[.D51]*[.E51]" office:value-type="currency" office:currency="RUB" office:value="1670" calcext:value-type="currency">
            <text:p>1 670,00 ₽</text:p>
          </table:table-cell>
          <table:table-cell table:style-name="ce32" office:value-type="string" calcext:value-type="string">
            <text:p><text:a xlink:href="http://alli.pub/6fdk03" xlink:type="simple">AE</text:a></text:p>
          </table:table-cell>
          <table:table-cell table:style-name="ce32" office:value-type="string" calcext:value-type="string">
            <text:p><text:a xlink:href="http://alli.pub/6fdk4d" xlink:type="simple">AE</text:a></text:p>
          </table:table-cell>
          <table:table-cell table:style-name="ce100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11">
          <table:table-cell table:style-name="ce289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17" office:value-type="currency" office:currency="RUB" office:value="2000" calcext:value-type="currency">
            <text:p>2 000,00 ₽</text:p>
          </table:table-cell>
          <table:table-cell table:style-name="ce17" table:formula="of:=[.B52]*[$Настройки.$B$23]/[$БД.$B$43]" office:value-type="currency" office:currency="RUB" office:value="2000" calcext:value-type="currency">
            <text:p>2 000,00 ₽</text:p>
          </table:table-cell>
          <table:table-cell table:style-name="ce314" table:formula="of:=[.D50]" office:value-type="float" office:value="0.12" calcext:value-type="float">
            <text:p>0,12 м²</text:p>
          </table:table-cell>
          <table:table-cell table:style-name="ce317" office:value-type="float" office:value="1" calcext:value-type="float">
            <text:p>1</text:p>
          </table:table-cell>
          <table:table-cell table:style-name="ce17" table:formula="of:=[.C52]*[.D52]*[.E52]" office:value-type="currency" office:currency="RUB" office:value="240" calcext:value-type="currency">
            <text:p>240,00 ₽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100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Прищепка для стекла</text:p>
          </table:table-cell>
          <table:table-cell table:style-name="ce17" office:value-type="currency" office:currency="RUB" office:value="25" calcext:value-type="currency">
            <text:p>25,00 ₽</text:p>
          </table:table-cell>
          <table:table-cell table:style-name="ce17" table:formula="of:=[.B53]*[$Настройки.$B$23]/[$БД.$B$43]" office:value-type="currency" office:currency="RUB" office:value="25" calcext:value-type="currency">
            <text:p>25,00 ₽</text:p>
          </table:table-cell>
          <table:table-cell table:style-name="ce66"/>
          <table:table-cell table:style-name="ce317" office:value-type="float" office:value="4" calcext:value-type="float">
            <text:p>4</text:p>
          </table:table-cell>
          <table:table-cell table:style-name="ce17" table:formula="of:=[.C53]*[.E53]" office:value-type="currency" office:currency="RUB" office:value="100" calcext:value-type="currency">
            <text:p>100,00 ₽</text:p>
          </table:table-cell>
          <table:table-cell table:style-name="ce32" office:value-type="string" calcext:value-type="string">
            <text:p><text:a xlink:href="http://alli.pub/6fdkaz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Пружина OD8 L25</text:p>
          </table:table-cell>
          <table:table-cell table:style-name="ce17" office:value-type="currency" office:currency="RUB" office:value="12" calcext:value-type="currency">
            <text:p>12,00 ₽</text:p>
          </table:table-cell>
          <table:table-cell table:style-name="ce17" table:formula="of:=[.B54]*[$Настройки.$B$23]/[$БД.$B$43]" office:value-type="currency" office:currency="RUB" office:value="12" calcext:value-type="currency">
            <text:p>12,00 ₽</text:p>
          </table:table-cell>
          <table:table-cell table:style-name="ce66"/>
          <table:table-cell table:style-name="ce317" table:formula="of:=[$Настройки.B10]" office:value-type="float" office:value="6" calcext:value-type="float">
            <text:p>6</text:p>
          </table:table-cell>
          <table:table-cell table:style-name="ce17" table:formula="of:=[.C54]*[.E54]" office:value-type="currency" office:currency="RUB" office:value="72" calcext:value-type="currency">
            <text:p>72,00 ₽</text:p>
          </table:table-cell>
          <table:table-cell table:style-name="ce32" office:value-type="string" calcext:value-type="string">
            <text:p><text:a xlink:href="http://alli.pub/6fdosk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Электроника</text:p>
          </table:table-cell>
          <table:covered-table-cell table:style-name="ce50"/>
          <table:covered-table-cell table:style-name="ce17" table:formula="of:=[.B55]*[$Настройки.$B$23]/[$БД.$B$43]" office:value-type="currency" office:currency="RUB" office:value="0" calcext:value-type="currency">
            <text:p>0,00 ₽</text:p>
          </table:covered-table-cell>
          <table:covered-table-cell table:style-name="ce72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16"/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200Вт</text:p>
          </table:table-cell>
          <table:table-cell table:style-name="ce17" office:value-type="currency" office:currency="RUB" office:value="2250" calcext:value-type="currency">
            <text:p>2 250,00 ₽</text:p>
          </table:table-cell>
          <table:table-cell table:style-name="ce17" table:formula="of:=[.B56]*[$Настройки.$B$23]/[$БД.$B$43]" office:value-type="currency" office:currency="RUB" office:value="2250" calcext:value-type="currency">
            <text:p>2 250,00 ₽</text:p>
          </table:table-cell>
          <table:table-cell table:style-name="ce66"/>
          <table:table-cell table:style-name="ce317" table:formula="of:=IF([$Расчёты.D11]&lt;=200;1;0)" office:value-type="float" office:value="1" calcext:value-type="float">
            <text:p>1</text:p>
          </table:table-cell>
          <table:table-cell table:style-name="ce17" table:formula="of:=[.C56]*[.E56]" office:value-type="currency" office:currency="RUB" office:value="2250" calcext:value-type="currency">
            <text:p>2 250,00 ₽</text:p>
          </table:table-cell>
          <table:table-cell table:style-name="ce32" office:value-type="string" calcext:value-type="string">
            <text:p><text:a xlink:href="https://www.chipdip.ru/product/lrs-200-24" xlink:type="simple">CD</text:a></text:p>
          </table:table-cell>
          <table:table-cell table:style-name="ce32"/>
          <table:table-cell table:style-name="ce100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350Вт</text:p>
          </table:table-cell>
          <table:table-cell table:style-name="ce17" office:value-type="currency" office:currency="RUB" office:value="3340" calcext:value-type="currency">
            <text:p>3 340,00 ₽</text:p>
          </table:table-cell>
          <table:table-cell table:style-name="ce17" table:formula="of:=[.B57]*[$Настройки.$B$23]/[$БД.$B$43]" office:value-type="currency" office:currency="RUB" office:value="3340" calcext:value-type="currency">
            <text:p>3 340,00 ₽</text:p>
          </table:table-cell>
          <table:table-cell table:style-name="ce66"/>
          <table:table-cell table:style-name="ce317" table:formula="of:=IF([$Расчёты.D11]&gt;200;1;0)" office:value-type="float" office:value="0" calcext:value-type="float">
            <text:p>0</text:p>
          </table:table-cell>
          <table:table-cell table:style-name="ce17" table:formula="of:=[.C57]*[.E5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lrs-350-24" xlink:type="simple">CD</text:a></text:p>
          </table:table-cell>
          <table:table-cell table:style-name="ce32"/>
          <table:table-cell table:style-name="ce100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5в 25Вт</text:p>
          </table:table-cell>
          <table:table-cell table:style-name="ce17"/>
          <table:table-cell table:style-name="ce17" office:value-type="currency" office:currency="RUB" office:value="940" calcext:value-type="currency">
            <text:p>940,00 ₽</text:p>
          </table:table-cell>
          <table:table-cell table:style-name="ce66"/>
          <table:table-cell table:style-name="ce317" table:formula="of:=IF([$Настройки.B14]=[$БД.A18];1;0)" office:value-type="float" office:value="0" calcext:value-type="float">
            <text:p>0</text:p>
          </table:table-cell>
          <table:table-cell table:style-name="ce17" table:formula="of:=[.C58]*[.E58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rs-25-5" xlink:type="simple">CD</text:a></text:p>
          </table:table-cell>
          <table:table-cell table:style-name="ce32"/>
          <table:table-cell table:style-name="ce100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90-120 мм 12 в</text:p>
          </table:table-cell>
          <table:table-cell table:style-name="ce17" office:value-type="currency" office:currency="RUB" office:value="389" calcext:value-type="currency">
            <text:p>389,00 ₽</text:p>
          </table:table-cell>
          <table:table-cell table:style-name="ce17" table:formula="of:=[.B59]*[$Настройки.$B$23]/[$БД.$B$43]" office:value-type="currency" office:currency="RUB" office:value="389" calcext:value-type="currency">
            <text:p>389,00 ₽</text:p>
          </table:table-cell>
          <table:table-cell table:style-name="ce66"/>
          <table:table-cell table:style-name="ce317" table:formula="of:=[.E57]" office:value-type="float" office:value="0" calcext:value-type="float">
            <text:p>0</text:p>
          </table:table-cell>
          <table:table-cell table:style-name="ce17" table:formula="of:=[.C59]*[.E59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00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Fysetc Spider + 8x tmc2209</text:p>
          </table:table-cell>
          <table:table-cell table:style-name="ce17" office:value-type="currency" office:currency="RUB" office:value="4600" calcext:value-type="currency">
            <text:p>4 600,00 ₽</text:p>
          </table:table-cell>
          <table:table-cell table:style-name="ce17" table:formula="of:=[.B60]*[$Настройки.$B$23]/[$БД.$B$43]" office:value-type="currency" office:currency="RUB" office:value="4600" calcext:value-type="currency">
            <text:p>4 600,00 ₽</text:p>
          </table:table-cell>
          <table:table-cell table:style-name="ce66"/>
          <table:table-cell table:style-name="ce317" table:formula="of:=IF([$Настройки.B14]=[$БД.A15];1;0)" office:value-type="float" office:value="0" calcext:value-type="float">
            <text:p>0</text:p>
          </table:table-cell>
          <table:table-cell table:style-name="ce17" table:formula="of:=[.C60]*[.E60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sh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+ 8x tmc2209</text:p>
          </table:table-cell>
          <table:table-cell table:style-name="ce17" office:value-type="currency" office:currency="RUB" office:value="4234" calcext:value-type="currency">
            <text:p>4 234,00 ₽</text:p>
          </table:table-cell>
          <table:table-cell table:style-name="ce17" table:formula="of:=[.B61]*[$Настройки.$B$23]/[$БД.$B$43]" office:value-type="currency" office:currency="RUB" office:value="4234" calcext:value-type="currency">
            <text:p>4 234,00 ₽</text:p>
          </table:table-cell>
          <table:table-cell table:style-name="ce66"/>
          <table:table-cell table:style-name="ce317" table:formula="of:=IF([$Настройки.B14]=[$БД.A16];1;0)" office:value-type="float" office:value="1" calcext:value-type="float">
            <text:p>1</text:p>
          </table:table-cell>
          <table:table-cell table:style-name="ce17" table:formula="of:=[.C61]*[.E61]" office:value-type="currency" office:currency="RUB" office:value="4234" calcext:value-type="currency">
            <text:p>4 234,00 ₽</text:p>
          </table:table-cell>
          <table:table-cell table:style-name="ce32" office:value-type="string" calcext:value-type="string">
            <text:p><text:a xlink:href="http://alli.pub/6fdkrb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Pro + 8x tmc2209</text:p>
          </table:table-cell>
          <table:table-cell table:style-name="ce17" office:value-type="currency" office:currency="RUB" office:value="5775" calcext:value-type="currency">
            <text:p>5 775,00 ₽</text:p>
          </table:table-cell>
          <table:table-cell table:style-name="ce17" table:formula="of:=[.B62]*[$Настройки.$B$23]/[$БД.$B$43]" office:value-type="currency" office:currency="RUB" office:value="5775" calcext:value-type="currency">
            <text:p>5 775,00 ₽</text:p>
          </table:table-cell>
          <table:table-cell table:style-name="ce66"/>
          <table:table-cell table:style-name="ce317" table:formula="of:=IF([$Настройки.B14]=[$БД.A17];1;0)" office:value-type="float" office:value="0" calcext:value-type="float">
            <text:p>0</text:p>
          </table:table-cell>
          <table:table-cell table:style-name="ce17" table:formula="of:=[.C62]*[.E62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SKR 1.4 + 5x tmc2209</text:p>
          </table:table-cell>
          <table:table-cell table:style-name="ce17" office:value-type="currency" office:currency="RUB" office:value="3270" calcext:value-type="currency">
            <text:p>3 270,00 ₽</text:p>
          </table:table-cell>
          <table:table-cell table:style-name="ce17" table:formula="of:=[.B63]*[$Настройки.$B$23]/[$БД.$B$43]" office:value-type="currency" office:currency="RUB" office:value="3270" calcext:value-type="currency">
            <text:p>3 270,00 ₽</text:p>
          </table:table-cell>
          <table:table-cell table:style-name="ce66"/>
          <table:table-cell table:style-name="ce317" table:formula="of:=IF([$Настройки.B14]=[$БД.A18];1;0)" office:value-type="float" office:value="0" calcext:value-type="float">
            <text:p>0</text:p>
          </table:table-cell>
          <table:table-cell table:style-name="ce17" table:formula="of:=[.C63]*[.E6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90" office:value-type="string" calcext:value-type="string">
            <text:p>Orange Pi Lite</text:p>
          </table:table-cell>
          <table:table-cell table:style-name="ce17" office:value-type="currency" office:currency="RUB" office:value="1853" calcext:value-type="currency">
            <text:p>1 853,00 ₽</text:p>
          </table:table-cell>
          <table:table-cell table:style-name="ce17" table:formula="of:=[.B64]*[$Настройки.$B$23]/[$БД.$B$43]" office:value-type="currency" office:currency="RUB" office:value="1853" calcext:value-type="currency">
            <text:p>1 853,00 ₽</text:p>
          </table:table-cell>
          <table:table-cell table:style-name="ce66"/>
          <table:table-cell table:style-name="ce317" table:formula="of:=IF([$Настройки.B15]=[$БД.A22];1;0)" office:value-type="float" office:value="0" calcext:value-type="float">
            <text:p>0</text:p>
          </table:table-cell>
          <table:table-cell table:style-name="ce17" table:formula="of:=[.C64]*[.E64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vl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90" office:value-type="string" calcext:value-type="string">
            <text:p>Orange Pi 3 LTS</text:p>
          </table:table-cell>
          <table:table-cell table:style-name="ce17" office:value-type="currency" office:currency="RUB" office:value="2403" calcext:value-type="currency">
            <text:p>2 403,00 ₽</text:p>
          </table:table-cell>
          <table:table-cell table:style-name="ce17" table:formula="of:=[.B65]*[$Настройки.$B$23]/[$БД.$B$43]" office:value-type="currency" office:currency="RUB" office:value="2403" calcext:value-type="currency">
            <text:p>2 403,00 ₽</text:p>
          </table:table-cell>
          <table:table-cell table:style-name="ce66"/>
          <table:table-cell table:style-name="ce317" table:formula="of:=IF([$Настройки.B15]=[$БД.A23];1;0)" office:value-type="float" office:value="1" calcext:value-type="float">
            <text:p>1</text:p>
          </table:table-cell>
          <table:table-cell table:style-name="ce17" table:formula="of:=[.C65]*[.E65]" office:value-type="currency" office:currency="RUB" office:value="2403" calcext:value-type="currency">
            <text:p>2 403,00 ₽</text:p>
          </table:table-cell>
          <table:table-cell table:style-name="ce32" office:value-type="string" calcext:value-type="string">
            <text:p><text:a xlink:href="http://alii.pub/6fdbj0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90" office:value-type="string" calcext:value-type="string">
            <text:p>Orange Pi 4 LTS</text:p>
          </table:table-cell>
          <table:table-cell table:style-name="ce17" office:value-type="currency" office:currency="RUB" office:value="5005" calcext:value-type="currency">
            <text:p>5 005,00 ₽</text:p>
          </table:table-cell>
          <table:table-cell table:style-name="ce17" table:formula="of:=[.B66]*[$Настройки.$B$23]/[$БД.$B$43]" office:value-type="currency" office:currency="RUB" office:value="5005" calcext:value-type="currency">
            <text:p>5 005,00 ₽</text:p>
          </table:table-cell>
          <table:table-cell table:style-name="ce66"/>
          <table:table-cell table:style-name="ce317" table:formula="of:=IF([$Настройки.B15]=[$БД.A24];1;0)" office:value-type="float" office:value="0" calcext:value-type="float">
            <text:p>0</text:p>
          </table:table-cell>
          <table:table-cell table:style-name="ce17" table:formula="of:=[.C66]*[.E6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um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90" office:value-type="string" calcext:value-type="string">
            <text:p>Карта памяти microSD 16Gb</text:p>
          </table:table-cell>
          <table:table-cell table:style-name="ce17" office:value-type="currency" office:currency="RUB" office:value="599" calcext:value-type="currency">
            <text:p>599,00 ₽</text:p>
          </table:table-cell>
          <table:table-cell table:style-name="ce17" table:formula="of:=[.B67]*[$Настройки.$B$23]/[$БД.$B$43]" office:value-type="currency" office:currency="RUB" office:value="599" calcext:value-type="currency">
            <text:p>599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7" table:formula="of:=[.C67]*[.E67]" office:value-type="currency" office:currency="RUB" office:value="599" calcext:value-type="currency">
            <text:p>599,00 ₽</text:p>
          </table:table-cell>
          <table:table-cell table:style-name="ce32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е твердотельное 25А</text:p>
          </table:table-cell>
          <table:table-cell table:style-name="ce17" office:value-type="currency" office:currency="RUB" office:value="195" calcext:value-type="currency">
            <text:p>195,00 ₽</text:p>
          </table:table-cell>
          <table:table-cell table:style-name="ce17" table:formula="of:=[.B68]*[$Настройки.$B$23]/[$БД.$B$43]" office:value-type="currency" office:currency="RUB" office:value="195" calcext:value-type="currency">
            <text:p>195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7" table:formula="of:=[.C68]*[.E68]" office:value-type="currency" office:currency="RUB" office:value="195" calcext:value-type="currency">
            <text:p>195,00 ₽</text:p>
          </table:table-cell>
          <table:table-cell table:style-name="ce32" office:value-type="string" calcext:value-type="string">
            <text:p><text:a xlink:href="http://alli.pub/6fdkwk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оптический</text:p>
          </table:table-cell>
          <table:table-cell table:style-name="ce17" office:value-type="currency" office:currency="RUB" office:value="62" calcext:value-type="currency">
            <text:p>62,00 ₽</text:p>
          </table:table-cell>
          <table:table-cell table:style-name="ce17" table:formula="of:=[.B69]*[$Настройки.$B$23]/[$БД.$B$43]" office:value-type="currency" office:currency="RUB" office:value="62" calcext:value-type="currency">
            <text:p>62,00 ₽</text:p>
          </table:table-cell>
          <table:table-cell table:style-name="ce66"/>
          <table:table-cell table:style-name="ce317" office:value-type="float" office:value="2" calcext:value-type="float">
            <text:p>2</text:p>
          </table:table-cell>
          <table:table-cell table:style-name="ce17" table:formula="of:=[.C69]*[.E69]" office:value-type="currency" office:currency="RUB" office:value="124" calcext:value-type="currency">
            <text:p>124,00 ₽</text:p>
          </table:table-cell>
          <table:table-cell table:style-name="ce32" office:value-type="string" calcext:value-type="string">
            <text:p><text:a xlink:href="http://alli.pub/6fdkg8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механический</text:p>
          </table:table-cell>
          <table:table-cell table:style-name="ce17" office:value-type="currency" office:currency="RUB" office:value="9.5" calcext:value-type="currency">
            <text:p>9,50 ₽</text:p>
          </table:table-cell>
          <table:table-cell table:style-name="ce17" table:formula="of:=[.B70]*[$Настройки.$B$23]/[$БД.$B$43]" office:value-type="currency" office:currency="RUB" office:value="9.5" calcext:value-type="currency">
            <text:p>9,50 ₽</text:p>
          </table:table-cell>
          <table:table-cell table:style-name="ce66"/>
          <table:table-cell table:style-name="ce317" table:formula="of:=IF([$Настройки.B3]=2;2;0)" office:value-type="float" office:value="2" calcext:value-type="float">
            <text:p>2</text:p>
          </table:table-cell>
          <table:table-cell table:style-name="ce17" table:formula="of:=[.C70]*[.E70]" office:value-type="currency" office:currency="RUB" office:value="19" calcext:value-type="currency">
            <text:p>19,00 ₽</text:p>
          </table:table-cell>
          <table:table-cell table:style-name="ce32" office:value-type="string" calcext:value-type="string">
            <text:p><text:a xlink:href="http://alli.pub/6fdkwy" xlink:type="simple">AE</text:a></text:p>
          </table:table-cell>
          <table:table-cell table:style-name="ce32"/>
          <table:table-cell table:style-name="ce100" office:value-type="string" calcext:value-type="string">
            <text:p>С лапкой со ск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озетка 250В</text:p>
          </table:table-cell>
          <table:table-cell table:style-name="ce17" office:value-type="currency" office:currency="RUB" office:value="153" calcext:value-type="currency">
            <text:p>153,00 ₽</text:p>
          </table:table-cell>
          <table:table-cell table:style-name="ce17" table:formula="of:=[.B71]*[$Настройки.$B$23]/[$БД.$B$43]" office:value-type="currency" office:currency="RUB" office:value="153" calcext:value-type="currency">
            <text:p>153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7" table:formula="of:=[.C71]*[.E71]" office:value-type="currency" office:currency="RUB" office:value="153" calcext:value-type="currency">
            <text:p>153,00 ₽</text:p>
          </table:table-cell>
          <table:table-cell table:style-name="ce32" office:value-type="string" calcext:value-type="string">
            <text:p><text:a xlink:href="http://alli.pub/6fdkdi" xlink:type="simple">AE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Зашивка и навесное</text:p>
          </table:table-cell>
          <table:covered-table-cell table:style-name="ce50"/>
          <table:covered-table-cell table:style-name="ce17" table:formula="of:=[.B72]*[$Настройки.$B$23]/[$БД.$B$43]" office:value-type="currency" office:currency="RUB" office:value="0" calcext:value-type="currency">
            <text:p>0,00 ₽</text:p>
          </table:covered-table-cell>
          <table:covered-table-cell table:style-name="ce72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16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200мм</text:p>
          </table:table-cell>
          <table:table-cell table:style-name="ce17" office:value-type="currency" office:currency="RUB" office:value="999" calcext:value-type="currency">
            <text:p>999,00 ₽</text:p>
          </table:table-cell>
          <table:table-cell table:style-name="ce17" table:formula="of:=[.B73]*[$Настройки.$B$23]/[$БД.$B$43]" office:value-type="currency" office:currency="RUB" office:value="999" calcext:value-type="currency">
            <text:p>999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7" table:formula="of:=[.C73]*[.E73]" office:value-type="currency" office:currency="RUB" office:value="999" calcext:value-type="currency">
            <text:p>999,00 ₽</text:p>
          </table:table-cell>
          <table:table-cell table:style-name="ce32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7" office:value-type="currency" office:currency="RUB" office:value="8.25" calcext:value-type="currency">
            <text:p>8,25 ₽</text:p>
          </table:table-cell>
          <table:table-cell table:style-name="ce17" table:formula="of:=[.B74]*[$Настройки.$B$23]/[$БД.$B$43]" office:value-type="currency" office:currency="RUB" office:value="8.25" calcext:value-type="currency">
            <text:p>8,25 ₽</text:p>
          </table:table-cell>
          <table:table-cell table:style-name="ce66"/>
          <table:table-cell table:style-name="ce317" office:value-type="float" office:value="2" calcext:value-type="float">
            <text:p>2</text:p>
          </table:table-cell>
          <table:table-cell table:style-name="ce17" table:formula="of:=[.C74]*[.E74]" office:value-type="currency" office:currency="RUB" office:value="16.5" calcext:value-type="currency">
            <text:p>16,50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00"/>
          <table:table-cell table:number-columns-repeated="1015"/>
        </table:table-row>
        <table:table-row table:style-name="ro6">
          <table:table-cell table:style-name="ce57" office:value-type="string" calcext:value-type="string" table:number-columns-spanned="5" table:number-rows-spanned="2">
            <text:p>Итого: </text:p>
          </table:table-cell>
          <table:covered-table-cell table:style-name="ce57"/>
          <table:covered-table-cell table:style-name="ce17"/>
          <table:covered-table-cell table:style-name="ce66"/>
          <table:covered-table-cell table:style-name="ce77"/>
          <table:table-cell table:style-name="ce71" table:formula="of:=SUM([.F$5:.F$74])" office:value-type="currency" office:currency="RUB" office:value="34442.4" calcext:value-type="currency" table:number-columns-spanned="3" table:number-rows-spanned="2">
            <text:p>34 442,40 ₽</text:p>
          </table:table-cell>
          <table:covered-table-cell table:number-columns-repeated="2" table:style-name="ce14"/>
          <table:table-cell table:style-name="ce118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58"/>
          <table:covered-table-cell table:style-name="ce17"/>
          <table:covered-table-cell table:style-name="ce66"/>
          <table:covered-table-cell table:style-name="ce77"/>
          <table:covered-table-cell table:style-name="ce17"/>
          <table:covered-table-cell table:number-columns-repeated="2" table:style-name="ce14"/>
          <table:covered-table-cell table:style-name="ce118"/>
          <table:table-cell table:number-columns-repeated="1015"/>
        </table:table-row>
        <table:table-row table:style-name="ro6" table:number-rows-repeated="104849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ce124"/>
        <table:table-column table:style-name="co10" table:default-cell-style-name="ce93"/>
        <table:table-column table:style-name="co11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number-columns-repeated="38" table:default-cell-style-name="ce93"/>
        <table:table-column table:style-name="co4" table:number-columns-repeated="969" table:default-cell-style-name="ce93"/>
        <table:table-row table:style-name="ro13" table:visibility="collapse">
          <table:table-cell table:style-name="ce121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88"/>
          <table:covered-table-cell table:number-columns-repeated="6" table:style-name="ce130"/>
          <table:table-cell table:style-name="ce98" office:value-type="string" calcext:value-type="string">
            <text:p>Обозначение сборки</text:p>
          </table:table-cell>
          <table:table-cell table:style-name="ce103" office:value-type="string" calcext:value-type="string">
            <text:p>V07-00-00</text:p>
          </table:table-cell>
          <table:table-cell table:style-name="ce103" office:value-type="string" calcext:value-type="string">
            <text:p>V07-01-00</text:p>
          </table:table-cell>
          <table:table-cell table:style-name="ce103" office:value-type="string" calcext:value-type="string">
            <text:p>V07-01-01-00</text:p>
          </table:table-cell>
          <table:table-cell table:style-name="ce103" office:value-type="string" calcext:value-type="string">
            <text:p>V07-01-01-01-00</text:p>
          </table:table-cell>
          <table:table-cell table:style-name="ce103" office:value-type="string" calcext:value-type="string">
            <text:p>V07-01-01-01-05-00</text:p>
          </table:table-cell>
          <table:table-cell table:style-name="ce103" office:value-type="string" calcext:value-type="string">
            <text:p>V07-01-01-02-00</text:p>
          </table:table-cell>
          <table:table-cell table:style-name="ce103" office:value-type="string" calcext:value-type="string">
            <text:p>V07-01-01-03-00</text:p>
          </table:table-cell>
          <table:table-cell table:style-name="ce103" office:value-type="string" calcext:value-type="string">
            <text:p>V07-01-01-04-00</text:p>
          </table:table-cell>
          <table:table-cell table:style-name="ce103" office:value-type="string" calcext:value-type="string">
            <text:p>V07-01-02-00</text:p>
          </table:table-cell>
          <table:table-cell table:style-name="ce103" office:value-type="string" calcext:value-type="string">
            <text:p>V07-01-03-00</text:p>
          </table:table-cell>
          <table:table-cell table:style-name="ce103" office:value-type="string" calcext:value-type="string">
            <text:p>V07-01-04-00</text:p>
          </table:table-cell>
          <table:table-cell table:style-name="ce103" office:value-type="string" calcext:value-type="string">
            <text:p>V07-01-04-02-00</text:p>
          </table:table-cell>
          <table:table-cell table:style-name="ce103" office:value-type="string" calcext:value-type="string">
            <text:p>V07-01-04-03-00</text:p>
          </table:table-cell>
          <table:table-cell table:style-name="ce103" office:value-type="string" calcext:value-type="string">
            <text:p>V07-01-05-00</text:p>
          </table:table-cell>
          <table:table-cell table:style-name="ce103" office:value-type="string" calcext:value-type="string">
            <text:p>V07-01-06-00</text:p>
          </table:table-cell>
          <table:table-cell table:style-name="ce103" office:value-type="string" calcext:value-type="string">
            <text:p>V07-01-07-00</text:p>
          </table:table-cell>
          <table:table-cell table:style-name="ce103" office:value-type="string" calcext:value-type="string">
            <text:p>V07-02-00</text:p>
          </table:table-cell>
          <table:table-cell table:style-name="ce103" office:value-type="string" calcext:value-type="string">
            <text:p>V07-03-00</text:p>
          </table:table-cell>
          <table:table-cell table:style-name="ce103" office:value-type="string" calcext:value-type="string">
            <text:p>V07-03-01-00</text:p>
          </table:table-cell>
          <table:table-cell table:style-name="ce103" office:value-type="string" calcext:value-type="string">
            <text:p>V07-03-02-00</text:p>
          </table:table-cell>
          <table:table-cell table:style-name="ce103" office:value-type="string" calcext:value-type="string">
            <text:p>V07-03-03-00</text:p>
          </table:table-cell>
          <table:table-cell table:style-name="ce103" office:value-type="string" calcext:value-type="string">
            <text:p>V05-03-03-01-00</text:p>
          </table:table-cell>
          <table:table-cell table:style-name="ce103" office:value-type="string" calcext:value-type="string">
            <text:p>V05-03-04-00</text:p>
          </table:table-cell>
          <table:table-cell table:style-name="ce103" office:value-type="string" calcext:value-type="string">
            <text:p>V07-03-05-00</text:p>
          </table:table-cell>
          <table:table-cell table:style-name="ce103" office:value-type="string" calcext:value-type="string">
            <text:p>V07-03-06-00</text:p>
          </table:table-cell>
          <table:table-cell table:style-name="ce103" office:value-type="string" calcext:value-type="string">
            <text:p>V07-03-07-00</text:p>
          </table:table-cell>
          <table:table-cell table:style-name="ce103" office:value-type="string" calcext:value-type="string">
            <text:p>V07-04-00</text:p>
          </table:table-cell>
          <table:table-cell table:style-name="ce103" office:value-type="string" calcext:value-type="string">
            <text:p>V05-04-07-00</text:p>
          </table:table-cell>
          <table:table-cell table:style-name="ce103" office:value-type="string" calcext:value-type="string">
            <text:p>V05-04-07-02-00</text:p>
          </table:table-cell>
          <table:table-cell table:style-name="ce103" office:value-type="string" calcext:value-type="string">
            <text:p>V05-04-09-00</text:p>
          </table:table-cell>
          <table:table-cell table:style-name="ce103" office:value-type="string" calcext:value-type="string">
            <text:p>V05-04-10-00</text:p>
          </table:table-cell>
          <table:table-cell table:style-name="ce103" office:value-type="string" calcext:value-type="string">
            <text:p>V05-05-00</text:p>
          </table:table-cell>
          <table:table-cell table:style-name="ce103" office:value-type="string" calcext:value-type="string">
            <text:p>V07-06-00</text:p>
          </table:table-cell>
          <table:table-cell table:style-name="ce103" office:value-type="string" calcext:value-type="string">
            <text:p>V07-06-01-00</text:p>
          </table:table-cell>
          <table:table-cell table:style-name="ce103" office:value-type="string" calcext:value-type="string">
            <text:p>V05-06-01-01-00</text:p>
          </table:table-cell>
          <table:table-cell table:style-name="ce103" office:value-type="string" calcext:value-type="string">
            <text:p>V05-07-00</text:p>
          </table:table-cell>
          <table:table-cell table:style-name="ce103" office:value-type="string" calcext:value-type="string">
            <text:p>V05-07-06-00</text:p>
          </table:table-cell>
          <table:table-cell table:style-name="ce108" table:number-columns-repeated="969"/>
        </table:table-row>
        <table:table-row table:style-name="ro14">
          <table:covered-table-cell/>
          <table:covered-table-cell table:number-columns-repeated="7" table:style-name="ce130"/>
          <table:table-cell table:style-name="ce98" office:value-type="string" calcext:value-type="string">
            <text:p>Наименование сборки</text:p>
          </table:table-cell>
          <table:table-cell table:style-name="ce103" office:value-type="string" calcext:value-type="string">
            <text:p><text:s/>K3D VOSTOK</text:p>
          </table:table-cell>
          <table:table-cell table:style-name="ce103" office:value-type="string" calcext:value-type="string">
            <text:p><text:s/>XY portal</text:p>
          </table:table-cell>
          <table:table-cell table:style-name="ce103" office:value-type="string" calcext:value-type="string">
            <text:p><text:s/>X axis</text:p>
          </table:table-cell>
          <table:table-cell table:style-name="ce103" office:value-type="string" calcext:value-type="string">
            <text:p><text:s/>Y axis carriage</text:p>
          </table:table-cell>
          <table:table-cell table:style-name="ce103" office:value-type="string" calcext:value-type="string">
            <text:p><text:s/>Roller</text:p>
          </table:table-cell>
          <table:table-cell table:style-name="ce103" office:value-type="string" calcext:value-type="string">
            <text:p><text:s/>BMG print head</text:p>
          </table:table-cell>
          <table:table-cell table:style-name="ce103" office:value-type="string" calcext:value-type="string">
            <text:p><text:s/>Matrix print head</text:p>
          </table:table-cell>
          <table:table-cell table:style-name="ce103" office:value-type="string" calcext:value-type="string">
            <text:p><text:s/>Lite print head</text:p>
          </table:table-cell>
          <table:table-cell table:style-name="ce103" office:value-type="string" calcext:value-type="string">
            <text:p><text:s/>X axis drive</text:p>
          </table:table-cell>
          <table:table-cell table:style-name="ce103" office:value-type="string" calcext:value-type="string">
            <text:p><text:s/>Y axis drive</text:p>
          </table:table-cell>
          <table:table-cell table:style-name="ce103" office:value-type="string" calcext:value-type="string">
            <text:p><text:s/>Left belt tensioner</text:p>
          </table:table-cell>
          <table:table-cell table:style-name="ce103" office:value-type="string" calcext:value-type="string">
            <text:p><text:s/>Belt tensioner (roller)</text:p>
          </table:table-cell>
          <table:table-cell table:style-name="ce103" office:value-type="string" calcext:value-type="string">
            <text:p><text:s/>Belt tensioner (fixed)</text:p>
          </table:table-cell>
          <table:table-cell table:style-name="ce103" office:value-type="string" calcext:value-type="string">
            <text:p><text:s/>Right belt tensioner</text:p>
          </table:table-cell>
          <table:table-cell table:style-name="ce103" office:value-type="string" calcext:value-type="string">
            <text:p><text:s/>X axis mechanical endstop</text:p>
          </table:table-cell>
          <table:table-cell table:style-name="ce103" office:value-type="string" calcext:value-type="string">
            <text:p><text:s/>Y axis mechanical endstop</text:p>
          </table:table-cell>
          <table:table-cell table:style-name="ce103" office:value-type="string" calcext:value-type="string">
            <text:p><text:s/>Lower frame</text:p>
          </table:table-cell>
          <table:table-cell table:style-name="ce103" office:value-type="string" calcext:value-type="string">
            <text:p><text:s/>Z axis</text:p>
          </table:table-cell>
          <table:table-cell table:style-name="ce103" office:value-type="string" calcext:value-type="string">
            <text:p><text:s/>Z axis guide</text:p>
          </table:table-cell>
          <table:table-cell table:style-name="ce103" office:value-type="string" calcext:value-type="string">
            <text:p><text:s/>Z axis drive</text:p>
          </table:table-cell>
          <table:table-cell table:style-name="ce103" office:value-type="string" calcext:value-type="string">
            <text:p><text:s/>Heatbed frame</text:p>
          </table:table-cell>
          <table:table-cell table:style-name="ce103" office:value-type="string" calcext:value-type="string">
            <text:p><text:s/>Bed arm</text:p>
          </table:table-cell>
          <table:table-cell table:style-name="ce103" office:value-type="string" calcext:value-type="string">
            <text:p><text:s/>Heatbed install</text:p>
          </table:table-cell>
          <table:table-cell table:style-name="ce103" office:value-type="string" calcext:value-type="string">
            <text:p><text:s/>Optical endstop install</text:p>
          </table:table-cell>
          <table:table-cell table:style-name="ce103" office:value-type="string" calcext:value-type="string">
            <text:p><text:s/>Optical endstop trigger</text:p>
          </table:table-cell>
          <table:table-cell table:style-name="ce103" office:value-type="string" calcext:value-type="string">
            <text:p><text:s/>Quad guide nut install</text:p>
          </table:table-cell>
          <table:table-cell table:style-name="ce103" office:value-type="string" calcext:value-type="string">
            <text:p><text:s/>Enclosure</text:p>
          </table:table-cell>
          <table:table-cell table:style-name="ce103" office:value-type="string" calcext:value-type="string">
            <text:p><text:s/>Front door</text:p>
          </table:table-cell>
          <table:table-cell table:style-name="ce103" office:value-type="string" calcext:value-type="string">
            <text:p><text:s/>Enclosure hinge</text:p>
          </table:table-cell>
          <table:table-cell table:style-name="ce103" office:value-type="string" calcext:value-type="string">
            <text:p><text:s/>Back door</text:p>
          </table:table-cell>
          <table:table-cell table:style-name="ce103" office:value-type="string" calcext:value-type="string">
            <text:p><text:s/>Back door lock </text:p>
          </table:table-cell>
          <table:table-cell table:style-name="ce103" office:value-type="string" calcext:value-type="string">
            <text:p><text:s/>Electronics</text:p>
          </table:table-cell>
          <table:table-cell table:style-name="ce103" office:value-type="string" calcext:value-type="string">
            <text:p><text:s/>Additions</text:p>
          </table:table-cell>
          <table:table-cell table:style-name="ce103" office:value-type="string" calcext:value-type="string">
            <text:p><text:s/>Inner spool holder</text:p>
          </table:table-cell>
          <table:table-cell table:style-name="ce103" office:value-type="string" calcext:value-type="string">
            <text:p><text:s/>Inner spool holder rocker</text:p>
          </table:table-cell>
          <table:table-cell table:style-name="ce103" office:value-type="string" calcext:value-type="string">
            <text:p><text:s/>Enclosure top</text:p>
          </table:table-cell>
          <table:table-cell table:style-name="ce103" office:value-type="string" calcext:value-type="string">
            <text:p><text:s/>Enclosure top hinge</text:p>
          </table:table-cell>
          <table:table-cell table:style-name="ce108" table:number-columns-repeated="969"/>
        </table:table-row>
        <table:table-row table:style-name="ro6">
          <table:covered-table-cell/>
          <table:covered-table-cell table:number-columns-repeated="5" table:style-name="ce90"/>
          <table:covered-table-cell table:number-columns-repeated="2" table:style-name="ce97"/>
          <table:table-cell table:style-name="ce99" office:value-type="string" calcext:value-type="string">
            <text:p>Ед.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*4+2*[.O3]+2*[.P3]+2*[.Q3]+2*[$Настройки.B3]+1+[.U3]" office:value-type="float" office:value="19" calcext:value-type="float">
            <text:p>19</text:p>
          </table:table-cell>
          <table:table-cell table:style-name="ce104" table:formula="of:=IF([$Настройки.B4]=[$БД.A3];1;0)*[$Настройки.B3]" office:value-type="float" office:value="0" calcext:value-type="float">
            <text:p>0</text:p>
          </table:table-cell>
          <table:table-cell table:style-name="ce104" table:formula="of:=[$'Покупные изделия'.E7]" office:value-type="float" office:value="0" calcext:value-type="float">
            <text:p>0</text:p>
          </table:table-cell>
          <table:table-cell table:style-name="ce10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[$Настройки.B11]" office:value-type="float" office:value="2" calcext:value-type="float">
            <text:p>2</text:p>
          </table:table-cell>
          <table:table-cell table:style-name="ce104" table:formula="of:=[$Настройки.B12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IF([Настройки.$B$10]=4;2;3)" office:value-type="float" office:value="3" calcext:value-type="float">
            <text:p>3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IF([$Настройки.B12]=4;2;0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table:formula="of:=2*[.AQ3]" office:value-type="float" office:value="4" calcext:value-type="float">
            <text:p>4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8" table:number-columns-repeated="969"/>
        </table:table-row>
        <table:table-row table:style-name="ro6">
          <table:table-cell table:style-name="ce84" office:value-type="string" calcext:value-type="string">
            <text:p>Наименование</text:p>
          </table:table-cell>
          <table:table-cell table:style-name="ce132" office:value-type="string" calcext:value-type="string">
            <text:p>Стандарт</text:p>
          </table:table-cell>
          <table:table-cell table:style-name="ce132" office:value-type="string" calcext:value-type="string">
            <text:p>Резьба</text:p>
          </table:table-cell>
          <table:table-cell table:style-name="ce132" office:value-type="string" calcext:value-type="string">
            <text:p>Цена/ед.</text:p>
          </table:table-cell>
          <table:table-cell table:style-name="ce132" office:value-type="string" calcext:value-type="string">
            <text:p>Кол-во</text:p>
          </table:table-cell>
          <table:table-cell table:style-name="ce132" office:value-type="string" calcext:value-type="string">
            <text:p>Цена всего</text:p>
          </table:table-cell>
          <table:table-cell table:style-name="ce132" office:value-type="string" calcext:value-type="string" table:number-columns-spanned="2" table:number-rows-spanned="1">
            <text:p>Ссылки</text:p>
          </table:table-cell>
          <table:covered-table-cell table:style-name="ce132" office:value-type="string" calcext:value-type="string">
            <text:p>Ссылка</text:p>
          </table:covered-table-cell>
          <table:table-cell table:style-name="ce101" table:number-columns-spanned="38" table:number-rows-spanned="1"/>
          <table:covered-table-cell table:number-columns-repeated="37" table:style-name="ce104"/>
          <table:table-cell table:style-name="ce108" table:number-columns-repeated="969"/>
        </table:table-row>
        <table:table-row table:style-name="ro11">
          <table:table-cell table:style-name="ce126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33" office:value-type="string" calcext:value-type="string" table:number-columns-spanned="1" table:number-rows-spanned="6">
            <text:p>ISO 7380-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+[.AT5]*[.$AT$3]" office:value-type="float" office:value="172" calcext:value-type="float">
            <text:p>172</text:p>
          </table:table-cell>
          <table:table-cell table:style-name="ce95" table:formula="of:=[.D5]*[.E5]" office:value-type="currency" office:currency="RUB" office:value="516" calcext:value-type="currency">
            <text:p>516,00 ₽</text:p>
          </table:table-cell>
          <table:table-cell table:style-name="ce133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02" table:number-columns-spanned="1" table:number-rows-spanned="38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table:formula="of:=8+IF([$'Покупные изделия'.F19]&gt;0;2;0)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7"/>
          <table:table-cell table:style-name="ce105" office:value-type="float" office:value="68" calcext:value-type="float">
            <text:p>68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ISO 7380-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+[.AT6]*[.$AT$3]" office:value-type="float" office:value="14" calcext:value-type="float">
            <text:p>14</text:p>
          </table:table-cell>
          <table:table-cell table:style-name="ce95" table:formula="of:=[.D6]*[.E6]" office:value-type="currency" office:currency="RUB" office:value="42" calcext:value-type="currency">
            <text:p>42,00 ₽</text:p>
          </table:table-cell>
          <table:table-cell table:style-name="ce133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style-name="ce106" table:number-columns-repeated="6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 table:number-columns-repeated="4"/>
          <table:table-cell table:style-name="ce105" office:value-type="float" office:value="1" calcext:value-type="float">
            <text:p>1</text:p>
          </table:table-cell>
          <table:table-cell table:style-name="ce105" table:number-columns-repeated="6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ISO 7380-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+[.AT7]*[.$AT$3]" office:value-type="float" office:value="0" calcext:value-type="float">
            <text:p>0</text:p>
          </table:table-cell>
          <table:table-cell table:style-name="ce95" table:formula="of:=[.D7]*[.E7]" office:value-type="currency" office:currency="RUB" office:value="0" calcext:value-type="currency">
            <text:p>0,00 ₽</text:p>
          </table:table-cell>
          <table:table-cell table:style-name="ce133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ISO 7380-1</text:p>
          </table:covered-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+[.AT8]*[.$AT$3]" office:value-type="float" office:value="47" calcext:value-type="float">
            <text:p>47</text:p>
          </table:table-cell>
          <table:table-cell table:style-name="ce95" table:formula="of:=[.D8]*[.E8]" office:value-type="currency" office:currency="RUB" office:value="235" calcext:value-type="currency">
            <text:p>235,00 ₽</text:p>
          </table:table-cell>
          <table:table-cell table:style-name="ce133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4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table:number-columns-repeated="2"/>
          <table:table-cell table:style-name="ce105"/>
          <table:table-cell table:style-name="ce106" table:formula="of:=IF([.AI3]=0;6;8)" office:value-type="float" office:value="6" calcext:value-type="float">
            <text:p>6</text:p>
          </table:table-cell>
          <table:table-cell table:style-name="ce106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ISO 7380-1</text:p>
          </table:covered-table-cell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+[.AT9]*[.$AT$3]" office:value-type="float" office:value="22" calcext:value-type="float">
            <text:p>22</text:p>
          </table:table-cell>
          <table:table-cell table:style-name="ce95" table:formula="of:=[.D9]*[.E9]" office:value-type="currency" office:currency="RUB" office:value="110" calcext:value-type="currency">
            <text:p>110,00 ₽</text:p>
          </table:table-cell>
          <table:table-cell table:style-name="ce133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0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ISO 7380-1</text:p>
          </table:covered-table-cell>
          <table:table-cell table:style-name="ce86" office:value-type="string" calcext:value-type="string">
            <text:p>М6х12</text:p>
          </table:table-cell>
          <table:table-cell table:style-name="ce95" office:value-type="currency" office:currency="RUB" office:value="7" calcext:value-type="currency">
            <text:p>7,00 ₽</text:p>
          </table:table-cell>
          <table:table-cell table:style-name="ce86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+[.AT10]*[.$AT$3]" office:value-type="float" office:value="42" calcext:value-type="float">
            <text:p>42</text:p>
          </table:table-cell>
          <table:table-cell table:style-name="ce95" table:formula="of:=[.D10]*[.E10]" office:value-type="currency" office:currency="RUB" office:value="294" calcext:value-type="currency">
            <text:p>294,00 ₽</text:p>
          </table:table-cell>
          <table:table-cell table:style-name="ce133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33"/>
          <table:table-cell table:style-name="ce105" office:value-type="float" office:value="34" calcext:value-type="float">
            <text:p>34</text:p>
          </table:table-cell>
          <table:table-cell table:style-name="ce105" table:number-columns-repeated="3"/>
          <table:table-cell table:style-name="ce106" table:number-columns-repeated="10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26" office:value-type="string" calcext:value-type="string">
            <text:p>-||- с прессшайбой</text:p>
          </table:table-cell>
          <table:table-cell table:style-name="ce133" office:value-type="string" calcext:value-type="string">
            <text:p>ISO 7380-2</text:p>
          </table: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+[.AT11]*[.$AT$3]" office:value-type="float" office:value="201" calcext:value-type="float">
            <text:p>201</text:p>
          </table:table-cell>
          <table:table-cell table:style-name="ce95" table:formula="of:=[.D11]*[.E11]" office:value-type="currency" office:currency="RUB" office:value="603" calcext:value-type="currency">
            <text:p>603,00 ₽</text:p>
          </table:table-cell>
          <table:table-cell table:style-name="ce133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7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26" office:value-type="string" calcext:value-type="string" table:number-columns-spanned="1" table:number-rows-spanned="11">
            <text:p>Винт с потайной головкой и шестигранным углублением под ключ</text:p>
          </table:table-cell>
          <table:table-cell table:style-name="ce133" office:value-type="string" calcext:value-type="string" table:number-columns-spanned="1" table:number-rows-spanned="11">
            <text:p>DIN 799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+[.AT12]*[.$AT$3]" office:value-type="float" office:value="16" calcext:value-type="float">
            <text:p>16</text:p>
          </table:table-cell>
          <table:table-cell table:style-name="ce95" table:formula="of:=[.D12]*[.E12]" office:value-type="currency" office:currency="RUB" office:value="48" calcext:value-type="currency">
            <text:p>48,00 ₽</text:p>
          </table:table-cell>
          <table:table-cell table:style-name="ce133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33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DIN 799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+[.AT13]*[.$AT$3]" office:value-type="float" office:value="16" calcext:value-type="float">
            <text:p>16</text:p>
          </table:table-cell>
          <table:table-cell table:style-name="ce95" table:formula="of:=[.D13]*[.E13]" office:value-type="currency" office:currency="RUB" office:value="48" calcext:value-type="currency">
            <text:p>48,00 ₽</text:p>
          </table:table-cell>
          <table:table-cell table:style-name="ce133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3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DIN 799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+[.AT14]*[.$AT$3]" office:value-type="float" office:value="13" calcext:value-type="float">
            <text:p>13</text:p>
          </table:table-cell>
          <table:table-cell table:style-name="ce95" table:formula="of:=[.D14]*[.E14]" office:value-type="currency" office:currency="RUB" office:value="52" calcext:value-type="currency">
            <text:p>52,00 ₽</text:p>
          </table:table-cell>
          <table:table-cell table:style-name="ce133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5"/>
          <table:table-cell table:style-name="ce106" office:value-type="float" office:value="1" calcext:value-type="float">
            <text:p>1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DIN 7991</text:p>
          </table:covered-table-cell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+[.AT15]*[.$AT$3]" office:value-type="float" office:value="8" calcext:value-type="float">
            <text:p>8</text:p>
          </table:table-cell>
          <table:table-cell table:style-name="ce95" table:formula="of:=[.D15]*[.E15]" office:value-type="currency" office:currency="RUB" office:value="40" calcext:value-type="currency">
            <text:p>40,00 ₽</text:p>
          </table:table-cell>
          <table:table-cell table:style-name="ce133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2"/>
          <table:table-cell table:style-name="ce106" table:formula="of:=1+IF([$'Покупные изделия'.F19]&gt;0;2;0)" office:value-type="float" office:value="3" calcext:value-type="float">
            <text:p>3</text:p>
          </table:table-cell>
          <table:table-cell table:style-name="ce106" table:number-columns-repeated="4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1" calcext:value-type="float">
            <text:p>1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DIN 7991</text:p>
          </table:covered-table-cell>
          <table:table-cell table:style-name="ce86" office:value-type="string" calcext:value-type="string">
            <text:p>М3х30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+[.AT16]*[.$AT$3]" office:value-type="float" office:value="6" calcext:value-type="float">
            <text:p>6</text:p>
          </table:table-cell>
          <table:table-cell table:style-name="ce95" table:formula="of:=[.D16]*[.E16]" office:value-type="currency" office:currency="RUB" office:value="36" calcext:value-type="currency">
            <text:p>36,00 ₽</text:p>
          </table:table-cell>
          <table:table-cell table:style-name="ce133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6"/>
          <table:table-cell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1" calcext:value-type="float">
            <text:p>1</text:p>
          </table:table-cell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DIN 7991</text:p>
          </table:covered-table-cell>
          <table:table-cell table:style-name="ce86" office:value-type="string" calcext:value-type="string">
            <text:p>М3х35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+[.AT17]*[.$AT$3]" office:value-type="float" office:value="12" calcext:value-type="float">
            <text:p>12</text:p>
          </table:table-cell>
          <table:table-cell table:style-name="ce95" table:formula="of:=[.D17]*[.E17]" office:value-type="currency" office:currency="RUB" office:value="72" calcext:value-type="currency">
            <text:p>72,00 ₽</text:p>
          </table:table-cell>
          <table:table-cell table:style-name="ce133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3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number-columns-repeated="4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 office:value-type="string" calcext:value-type="string">
            <text:p>DIN 7991</text:p>
          </table:covered-table-cell>
          <table:table-cell table:style-name="ce86" office:value-type="string" calcext:value-type="string">
            <text:p>М3х50</text:p>
          </table:table-cell>
          <table:table-cell table:style-name="ce95" office:value-type="currency" office:currency="RUB" office:value="10" calcext:value-type="currency">
            <text:p>10,00 ₽</text:p>
          </table:table-cell>
          <table:table-cell table:style-name="ce86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+[.AT18]*[.$AT$3]" office:value-type="float" office:value="6" calcext:value-type="float">
            <text:p>6</text:p>
          </table:table-cell>
          <table:table-cell table:style-name="ce95" table:formula="of:=[.D18]*[.E18]" office:value-type="currency" office:currency="RUB" office:value="60" calcext:value-type="currency">
            <text:p>60,00 ₽</text:p>
          </table:table-cell>
          <table:table-cell table:style-name="ce133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+[.AT19]*[.$AT$3]" office:value-type="float" office:value="29" calcext:value-type="float">
            <text:p>29</text:p>
          </table:table-cell>
          <table:table-cell table:style-name="ce95" table:formula="of:=[.D19]*[.E19]" office:value-type="currency" office:currency="RUB" office:value="87" calcext:value-type="currency">
            <text:p>87,00 ₽</text:p>
          </table:table-cell>
          <table:table-cell table:style-name="ce133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4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5"/>
          <table:table-cell table:style-name="ce106" table:formula="of:=[Настройки.$B$10]/[.AE3]" office:value-type="float" office:value="2" calcext:value-type="float">
            <text:p>2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table:number-columns-repeated="11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+[.AT20]*[.$AT$3]" office:value-type="float" office:value="8" calcext:value-type="float">
            <text:p>8</text:p>
          </table:table-cell>
          <table:table-cell table:style-name="ce95" table:formula="of:=[.D20]*[.E20]" office:value-type="currency" office:currency="RUB" office:value="32" calcext:value-type="currency">
            <text:p>32,00 ₽</text:p>
          </table:table-cell>
          <table:table-cell table:style-name="ce133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3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10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5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+[.AT21]*[.$AT$3]" office:value-type="float" office:value="24" calcext:value-type="float">
            <text:p>24</text:p>
          </table:table-cell>
          <table:table-cell table:style-name="ce95" table:formula="of:=[.D21]*[.E21]" office:value-type="currency" office:currency="RUB" office:value="96" calcext:value-type="currency">
            <text:p>96,00 ₽</text:p>
          </table:table-cell>
          <table:table-cell table:style-name="ce133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+[.AT22]*[.$AT$3]" office:value-type="float" office:value="2" calcext:value-type="float">
            <text:p>2</text:p>
          </table:table-cell>
          <table:table-cell table:style-name="ce95" table:formula="of:=[.D22]*[.E22]" office:value-type="currency" office:currency="RUB" office:value="10" calcext:value-type="currency">
            <text:p>10,00 ₽</text:p>
          </table:table-cell>
          <table:table-cell table:style-name="ce133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6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26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33" office:value-type="string" calcext:value-type="string" table:number-columns-spanned="1" table:number-rows-spanned="5">
            <text:p>DIN 912</text:p>
          </table:table-cell>
          <table:table-cell table:style-name="ce86" office:value-type="string" calcext:value-type="string">
            <text:p>М2.5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+[.AT23]*[.$AT$3]" office:value-type="float" office:value="0" calcext:value-type="float">
            <text:p>0</text:p>
          </table:table-cell>
          <table:table-cell table:style-name="ce95" table:formula="of:=[.D23]*[.E23]" office:value-type="currency" office:currency="RUB" office:value="0" calcext:value-type="currency">
            <text:p>0,00 ₽</text:p>
          </table:table-cell>
          <table:table-cell table:style-name="ce133" office:value-type="string" calcext:value-type="string">
            <text:p><text:a xlink:href="https://krepcom.ru/catalog/bolty-razdel/bolt_vint_s_vnutrennim_shestigrannikom_i_tsilindricheskoy_golovkoy_din_912_2_5kh8_nerzhaveyka_a4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2_5kh8_v_sh_nerzh_a2_din_912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3"/>
          <table:table-cell table:style-name="ce106" table:formula="of:=IF([$'Покупные изделия'.E11]&gt;0;4;0)" office:value-type="float" office:value="0" calcext:value-type="float">
            <text:p>0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3х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+[.AT24]*[.$AT$3]" office:value-type="float" office:value="56" calcext:value-type="float">
            <text:p>56</text:p>
          </table:table-cell>
          <table:table-cell table:style-name="ce95" table:formula="of:=[.D24]*[.E24]" office:value-type="currency" office:currency="RUB" office:value="112" calcext:value-type="currency">
            <text:p>112,00 ₽</text:p>
          </table:table-cell>
          <table:table-cell table:style-name="ce133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33"/>
          <table:table-cell table:style-name="ce105"/>
          <table:table-cell table:style-name="ce105" table:formula="of:=FLOOR([$'Покупные изделия'.D35]/30;1)*2" office:value-type="float" office:value="20" calcext:value-type="float">
            <text:p>20</text:p>
          </table:table-cell>
          <table:table-cell table:style-name="ce105" table:formula="of:=CEILING([$'Покупные изделия'.D29]/20;1)" office:value-type="float" office:value="26" calcext:value-type="float">
            <text:p>26</text:p>
          </table:table-cell>
          <table:table-cell table:style-name="ce105"/>
          <table:table-cell table:style-name="ce106" table:number-columns-repeated="10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13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+[.AT25]*[.$AT$3]" office:value-type="float" office:value="10" calcext:value-type="float">
            <text:p>10</text:p>
          </table:table-cell>
          <table:table-cell table:style-name="ce95" table:formula="of:=[.D25]*[.E25]" office:value-type="currency" office:currency="RUB" office:value="50" calcext:value-type="currency">
            <text:p>50,00 ₽</text:p>
          </table:table-cell>
          <table:table-cell table:style-name="ce133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3"/>
          <table:table-cell table:style-name="ce106" table:formula="of:=IF([$'Покупные изделия'.E12]&gt;0;2;0)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3х40</text:p>
          </table:table-cell>
          <table:table-cell table:style-name="ce95" office:value-type="currency" office:currency="RUB" office:value="8" calcext:value-type="currency">
            <text:p>8,00 ₽</text:p>
          </table:table-cell>
          <table:table-cell table:style-name="ce86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+[.AT26]*[.$AT$3]" office:value-type="float" office:value="0" calcext:value-type="float">
            <text:p>0</text:p>
          </table:table-cell>
          <table:table-cell table:style-name="ce95" table:formula="of:=[.D26]*[.E26]" office:value-type="currency" office:currency="RUB" office:value="0" calcext:value-type="currency">
            <text:p>0,00 ₽</text:p>
          </table:table-cell>
          <table:table-cell table:style-name="ce133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+[.AT27]*[.$AT$3]" office:value-type="float" office:value="2" calcext:value-type="float">
            <text:p>2</text:p>
          </table:table-cell>
          <table:table-cell table:style-name="ce95" table:formula="of:=[.D27]*[.E27]" office:value-type="currency" office:currency="RUB" office:value="8" calcext:value-type="currency">
            <text:p>8,00 ₽</text:p>
          </table:table-cell>
          <table:table-cell table:style-name="ce133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8"/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26" office:value-type="string" calcext:value-type="string">
            <text:p>Болт</text:p>
          </table:table-cell>
          <table:table-cell table:style-name="ce133" office:value-type="string" calcext:value-type="string">
            <text:p>DIN 933</text:p>
          </table:table-cell>
          <table:table-cell table:style-name="ce86" office:value-type="string" calcext:value-type="string">
            <text:p>М5х50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+[.AT28]*[.$AT$3]" office:value-type="float" office:value="4" calcext:value-type="float">
            <text:p>4</text:p>
          </table:table-cell>
          <table:table-cell table:style-name="ce95" table:formula="of:=[.D28]*[.E28]" office:value-type="currency" office:currency="RUB" office:value="16" calcext:value-type="currency">
            <text:p>16,00 ₽</text:p>
          </table:table-cell>
          <table:table-cell table:style-name="ce133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7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26" office:value-type="string" calcext:value-type="string" table:number-columns-spanned="1" table:number-rows-spanned="3">
            <text:p>Гайка шестигранная</text:p>
          </table:table-cell>
          <table:table-cell table:style-name="ce133" office:value-type="string" calcext:value-type="string" table:number-columns-spanned="1" table:number-rows-spanned="3">
            <text:p>DIN 934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+[.AT29]*[.$AT$3]" office:value-type="float" office:value="56" calcext:value-type="float">
            <text:p>56</text:p>
          </table:table-cell>
          <table:table-cell table:style-name="ce95" table:formula="of:=[.D29]*[.E29]" office:value-type="currency" office:currency="RUB" office:value="112" calcext:value-type="currency">
            <text:p>112,00 ₽</text:p>
          </table:table-cell>
          <table:table-cell table:style-name="ce133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33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5"/>
          <table:table-cell table:number-columns-repeated="2"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5" calcext:value-type="float">
            <text:p>5</text:p>
          </table:table-cell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+[.AT30]*[.$AT$3]" office:value-type="float" office:value="6" calcext:value-type="float">
            <text:p>6</text:p>
          </table:table-cell>
          <table:table-cell table:style-name="ce95" table:formula="of:=[.D30]*[.E30]" office:value-type="currency" office:currency="RUB" office:value="12" calcext:value-type="currency">
            <text:p>12,00 ₽</text:p>
          </table:table-cell>
          <table:table-cell table:style-name="ce133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5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+[.AT31]*[.$AT$3]" office:value-type="float" office:value="4" calcext:value-type="float">
            <text:p>4</text:p>
          </table:table-cell>
          <table:table-cell table:style-name="ce95" table:formula="of:=[.D31]*[.E31]" office:value-type="currency" office:currency="RUB" office:value="8" calcext:value-type="currency">
            <text:p>8,00 ₽</text:p>
          </table:table-cell>
          <table:table-cell table:style-name="ce133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21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7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27" office:value-type="string" calcext:value-type="string" table:number-columns-spanned="1" table:number-rows-spanned="2">
            <text:p>Т-гайка</text:p>
          </table:table-cell>
          <table:table-cell table:style-name="ce133" table:number-columns-spanned="1" table:number-rows-spanned="2"/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+[.AT32]*[.$AT$3]" office:value-type="float" office:value="46" calcext:value-type="float">
            <text:p>46</text:p>
          </table:table-cell>
          <table:table-cell table:style-name="ce95" table:formula="of:=[.D32]*[.E32]" office:value-type="currency" office:currency="RUB" office:value="271.4" calcext:value-type="currency">
            <text:p>271,40 ₽</text:p>
          </table:table-cell>
          <table:table-cell table:style-name="ce133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33"/>
          <table:table-cell table:style-name="ce105"/>
          <table:table-cell table:style-name="ce105" table:formula="of:=[.K24]" office:value-type="float" office:value="20" calcext:value-type="float">
            <text:p>20</text:p>
          </table:table-cell>
          <table:table-cell table:style-name="ce105" table:formula="of:=[.L24]" office:value-type="float" office:value="26" calcext:value-type="float">
            <text:p>26</text:p>
          </table:table-cell>
          <table:table-cell table:style-name="ce105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7"/>
          <table:covered-table-cell table:style-name="ce13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+[.AT33]*[.$AT$3]" office:value-type="float" office:value="283" calcext:value-type="float">
            <text:p>283</text:p>
          </table:table-cell>
          <table:table-cell table:style-name="ce95" table:formula="of:=[.D33]*[.E33]" office:value-type="currency" office:currency="RUB" office:value="1669.7" calcext:value-type="currency">
            <text:p>1 669,70 ₽</text:p>
          </table:table-cell>
          <table:table-cell table:style-name="ce133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3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4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5"/>
          <table:table-cell table:style-name="ce106" table:formula="of:=[.AE19]+[.AE8]" office:value-type="float" office:value="8" calcext:value-type="float">
            <text:p>8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7" table:formula="of:=[.AJ11]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26" office:value-type="string" calcext:value-type="string" table:number-columns-spanned="1" table:number-rows-spanned="2">
            <text:p>Резьбовая вставка</text:p>
          </table:table-cell>
          <table:table-cell table:style-name="ce133" table:number-columns-spanned="1" table:number-rows-spanned="2"/>
          <table:table-cell table:style-name="ce86" office:value-type="string" calcext:value-type="string">
            <text:p>М3х3</text:p>
          </table:table-cell>
          <table:table-cell table:style-name="ce95" office:value-type="currency" office:currency="RUB" office:value="1.02" calcext:value-type="currency">
            <text:p>1,02 ₽</text:p>
          </table:table-cell>
          <table:table-cell table:style-name="ce86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+[.AT34]*[.$AT$3]" office:value-type="float" office:value="8" calcext:value-type="float">
            <text:p>8</text:p>
          </table:table-cell>
          <table:table-cell table:style-name="ce95" table:formula="of:=[.D34]*[.E34]" office:value-type="currency" office:currency="RUB" office:value="8.16" calcext:value-type="currency">
            <text:p>8,16 ₽</text:p>
          </table:table-cell>
          <table:table-cell table:style-name="ce133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3х5</text:p>
          </table:table-cell>
          <table:table-cell table:style-name="ce95" office:value-type="currency" office:currency="RUB" office:value="2.23" calcext:value-type="currency">
            <text:p>2,23 ₽</text:p>
          </table:table-cell>
          <table:table-cell table:style-name="ce86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+[.AT35]*[.$AT$3]" office:value-type="float" office:value="22" calcext:value-type="float">
            <text:p>22</text:p>
          </table:table-cell>
          <table:table-cell table:style-name="ce95" table:formula="of:=[.D35]*[.E35]" office:value-type="currency" office:currency="RUB" office:value="49.06" calcext:value-type="currency">
            <text:p>49,06 ₽</text:p>
          </table:table-cell>
          <table:table-cell table:style-name="ce133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3"/>
          <table:table-cell table:style-name="ce106" table:formula="of:=[.Q25]+6" office:value-type="float" office:value="8" calcext:value-type="float">
            <text:p>8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26" office:value-type="string" calcext:value-type="string" table:number-columns-spanned="1" table:number-rows-spanned="3">
            <text:p>Шайба</text:p>
          </table:table-cell>
          <table:table-cell table:style-name="ce133" office:value-type="string" calcext:value-type="string" table:number-columns-spanned="1" table:number-rows-spanned="3">
            <text:p>DIN 125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+[.AT36]*[.$AT$3]" office:value-type="float" office:value="0" calcext:value-type="float">
            <text:p>0</text:p>
          </table:table-cell>
          <table:table-cell table:style-name="ce95" table:formula="of:=[.D36]*[.E36]" office:value-type="currency" office:currency="RUB" office:value="0" calcext:value-type="currency">
            <text:p>0,00 ₽</text:p>
          </table:table-cell>
          <table:table-cell table:style-name="ce133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+[.AT37]*[.$AT$3]" office:value-type="float" office:value="6" calcext:value-type="float">
            <text:p>6</text:p>
          </table:table-cell>
          <table:table-cell table:style-name="ce95" table:formula="of:=[.D37]*[.E37]" office:value-type="currency" office:currency="RUB" office:value="12" calcext:value-type="currency">
            <text:p>12,00 ₽</text:p>
          </table:table-cell>
          <table:table-cell table:style-name="ce133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covered-table-cell table:style-name="ce133"/>
          <table:table-cell table:style-name="ce86" office:value-type="string" calcext:value-type="string">
            <text:p>М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+[.AT38]*[.$AT$3]" office:value-type="float" office:value="3" calcext:value-type="float">
            <text:p>3</text:p>
          </table:table-cell>
          <table:table-cell table:style-name="ce95" table:formula="of:=[.D38]*[.E38]" office:value-type="currency" office:currency="RUB" office:value="6" calcext:value-type="currency">
            <text:p>6,00 ₽</text:p>
          </table:table-cell>
          <table:table-cell table:style-name="ce133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21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5"/>
          <table:table-cell table:style-name="ce106" office:value-type="float" office:value="3" calcext:value-type="float">
            <text:p>3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26" office:value-type="string" calcext:value-type="string" table:number-columns-spanned="1" table:number-rows-spanned="4">
            <text:p>Подшипник</text:p>
          </table:table-cell>
          <table:table-cell table:style-name="ce127" office:value-type="string" calcext:value-type="string" table:number-columns-spanned="2" table:number-rows-spanned="1">
            <text:p>623 (zz или rs)</text:p>
          </table:table-cell>
          <table:covered-table-cell table:style-name="ce127"/>
          <table:table-cell table:style-name="ce95" office:value-type="currency" office:currency="RUB" office:value="33.5" calcext:value-type="currency">
            <text:p>33,50 ₽</text:p>
          </table:table-cell>
          <table:table-cell table:style-name="ce86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+[.AT39]*[.$AT$3]" office:value-type="float" office:value="19" calcext:value-type="float">
            <text:p>19</text:p>
          </table:table-cell>
          <table:table-cell table:style-name="ce95" table:formula="of:=[.D39]*[.E39]" office:value-type="currency" office:currency="RUB" office:value="636.5" calcext:value-type="currency">
            <text:p>636,50 ₽</text:p>
          </table:table-cell>
          <table:table-cell table:style-name="ce133"/>
          <table:table-cell table:style-name="ce21" office:value-type="string" calcext:value-type="string">
            <text:p><text:a xlink:href="https://aliclick.shop/s/ynp7je" xlink:type="simple">AE</text:a></text:p>
          </table:table-cell>
          <table:covered-table-cell table:style-name="ce133"/>
          <table:table-cell table:style-name="ce105" table:number-columns-repeated="4"/>
          <table:table-cell table:style-name="ce106" office:value-type="float" office:value="1" calcext:value-type="float">
            <text:p>1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table-cell table:style-name="ce127" office:value-type="string" calcext:value-type="string" table:number-columns-spanned="2" table:number-rows-spanned="1">
            <text:p>F623 (zz или rs)</text:p>
          </table:table-cell>
          <table:covered-table-cell table:style-name="ce127"/>
          <table:table-cell table:style-name="ce95" office:value-type="currency" office:currency="RUB" office:value="31.1" calcext:value-type="currency">
            <text:p>31,10 ₽</text:p>
          </table:table-cell>
          <table:table-cell table:style-name="ce86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+[.AT40]*[.$AT$3]" office:value-type="float" office:value="38" calcext:value-type="float">
            <text:p>38</text:p>
          </table:table-cell>
          <table:table-cell table:style-name="ce95" table:formula="of:=[.D40]*[.E40]" office:value-type="currency" office:currency="RUB" office:value="1181.8" calcext:value-type="currency">
            <text:p>1 181,80 ₽</text:p>
          </table:table-cell>
          <table:table-cell table:style-name="ce133"/>
          <table:table-cell table:style-name="ce21" office:value-type="string" calcext:value-type="string">
            <text:p><text:a xlink:href="https://aliclick.shop/s/fcdz1a" xlink:type="simple">AE</text:a></text:p>
          </table:table-cell>
          <table:covered-table-cell table:style-name="ce133"/>
          <table:table-cell table:style-name="ce105" table:number-columns-repeated="4"/>
          <table:table-cell table:style-name="ce106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26"/>
          <table:table-cell table:style-name="ce127" office:value-type="string" calcext:value-type="string" table:number-columns-spanned="2" table:number-rows-spanned="1">
            <text:p>F695 (zz или rs)</text:p>
          </table:table-cell>
          <table:covered-table-cell table:style-name="ce127"/>
          <table:table-cell table:style-name="ce95" office:value-type="currency" office:currency="RUB" office:value="31.3" calcext:value-type="currency">
            <text:p>31,30 ₽</text:p>
          </table:table-cell>
          <table:table-cell table:style-name="ce86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+[.AT41]*[.$AT$3]" office:value-type="float" office:value="24" calcext:value-type="float">
            <text:p>24</text:p>
          </table:table-cell>
          <table:table-cell table:style-name="ce95" table:formula="of:=[.D41]*[.E41]" office:value-type="currency" office:currency="RUB" office:value="751.2" calcext:value-type="currency">
            <text:p>751,20 ₽</text:p>
          </table:table-cell>
          <table:table-cell table:style-name="ce133"/>
          <table:table-cell table:style-name="ce21" office:value-type="string" calcext:value-type="string">
            <text:p><text:a xlink:href="https://aliclick.shop/s/nh5fvo" xlink:type="simple">AE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26"/>
          <table:table-cell table:style-name="ce127" office:value-type="string" calcext:value-type="string" table:number-columns-spanned="2" table:number-rows-spanned="1">
            <text:p>F688 (zz или rs)</text:p>
          </table:table-cell>
          <table:covered-table-cell table:style-name="ce127"/>
          <table:table-cell table:style-name="ce95" office:value-type="currency" office:currency="RUB" office:value="37.6" calcext:value-type="currency">
            <text:p>37,60 ₽</text:p>
          </table:table-cell>
          <table:table-cell table:style-name="ce86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+[.AT42]*[.$AT$3]" office:value-type="float" office:value="2" calcext:value-type="float">
            <text:p>2</text:p>
          </table:table-cell>
          <table:table-cell table:style-name="ce95" table:formula="of:=[.D42]*[.E42]" office:value-type="currency" office:currency="RUB" office:value="75.2" calcext:value-type="currency">
            <text:p>75,20 ₽</text:p>
          </table:table-cell>
          <table:table-cell table:style-name="ce133"/>
          <table:table-cell table:style-name="ce21" office:value-type="string" calcext:value-type="string">
            <text:p><text:a xlink:href="https://aliclick.shop/s/db73tn" xlink:type="simple">AE</text:a></text:p>
          </table:table-cell>
          <table:covered-table-cell table:style-name="ce133"/>
          <table:table-cell table:style-name="ce105" table:number-columns-repeated="4"/>
          <table:table-cell table:style-name="ce106" table:number-columns-repeated="5"/>
          <table:table-cell table:style-name="ce106" office:value-type="float" office:value="2" calcext:value-type="float">
            <text:p>2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6">
          <table:table-cell table:style-name="ce87" office:value-type="string" calcext:value-type="string" table:number-columns-spanned="5" table:number-rows-spanned="1">
            <text:p>Итого:</text:p>
          </table:table-cell>
          <table:covered-table-cell table:style-name="ce133"/>
          <table:covered-table-cell table:style-name="ce127"/>
          <table:covered-table-cell table:number-columns-repeated="2" table:style-name="ce133"/>
          <table:table-cell table:style-name="ce96" table:formula="of:=SUM([.F5:.F42])" office:value-type="currency" office:currency="RUB" office:value="7360.02" calcext:value-type="currency">
            <text:p>7 360,02 ₽</text:p>
          </table:table-cell>
          <table:table-cell table:number-columns-repeated="1009"/>
        </table:table-row>
        <table:table-row table:style-name="ro6" table:number-rows-repeated="33">
          <table:table-cell table:number-columns-repeated="2"/>
          <table:table-cell table:style-name="ce94"/>
          <table:table-cell table:number-columns-repeated="1012"/>
        </table:table-row>
        <table:table-row table:style-name="ro6" table:number-rows-repeated="1048499">
          <table:table-cell table:number-columns-repeated="1015"/>
        </table:table-row>
        <table:table-row table:style-name="ro6">
          <table:table-cell table:number-columns-repeated="1015"/>
        </table:table-row>
      </table:table>
      <table:table table:name="Профиль алюминиевый" table:style-name="ta1">
        <office:forms form:automatic-focus="false" form:apply-design-mode="false"/>
        <table:table-column table:style-name="co18" table:default-cell-style-name="ce242"/>
        <table:table-column table:style-name="co19" table:default-cell-style-name="ce242"/>
        <table:table-column table:style-name="co4" table:default-cell-style-name="ce242"/>
        <table:table-column table:style-name="co20" table:default-cell-style-name="ce242"/>
        <table:table-column table:style-name="co21" table:number-columns-repeated="2" table:default-cell-style-name="ce242"/>
        <table:table-column table:style-name="co21" table:default-cell-style-name="ce200"/>
        <table:table-column table:style-name="co4" table:number-columns-repeated="1016" table:default-cell-style-name="ce242"/>
        <table:table-row table:style-name="ro15">
          <table:table-cell table:style-name="ce109" office:value-type="string" calcext:value-type="string" table:number-columns-spanned="7" table:number-rows-spanned="1">
            <text:p><text:span text:style-name="T3">На данном листе производится расчёт параметров алюминиевого профиля. </text:span></text:p>
            <text:p/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Так что можно сэкономить поставив облегченный профиль. <text:span text:style-name="T4">В случае, если вы хотите собрать раму на полнотелом профиле, профиль для балки оси Х всё равно возьмите облегченный.</text:span></text:p>
            <text:p/>
            <text:p>Автор не сотрудничает с магазинами, предоставляющими профиль, все ссылки указаны для ознакомления. Тем не менее, 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$]</text:p>
          </table:table-cell>
          <table:table-cell table:style-name="ce163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63"/>
          <table:table-cell table:number-columns-repeated="1016"/>
        </table:table-row>
        <table:table-row table:style-name="ro6">
          <table:table-cell table:style-name="ce155" office:value-type="string" calcext:value-type="string">
            <text:p>Продольная балка портала</text:p>
          </table:table-cell>
          <table:table-cell table:style-name="ce155" table:content-validation-name="val12" office:value-type="string" calcext:value-type="string">
            <text:p>2060 T-slot</text:p>
          </table:table-cell>
          <table:table-cell table:style-name="ce309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4]*[.E4]+[.F4]*[.D4]" office:value-type="currency" office:currency="RUB" office:value="556.6" calcext:value-type="currency">
            <text:p>556,60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Поперечная балка портала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5]*[.E5]+[.F5]*[.D5]" office:value-type="currency" office:currency="RUB" office:value="318.05" calcext:value-type="currency">
            <text:p>318,05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Вспомогательная балка портала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6]*[.E6]+[.F6]*[.D6]" office:value-type="currency" office:currency="RUB" office:value="248.25" calcext:value-type="currency">
            <text:p>248,25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Балка оси X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7]*[.E7]+[.F7]*[.D7]" office:value-type="currency" office:currency="RUB" office:value="235.8" calcext:value-type="currency">
            <text:p>235,80 ₽</text:p>
          </table:table-cell>
          <table:table-cell table:number-columns-repeated="1016"/>
        </table:table-row>
        <table:table-row table:style-name="ro6">
          <table:table-cell table:style-name="ce156" office:value-type="string" calcext:value-type="string" table:number-columns-spanned="7" table:number-rows-spanned="1">
            <text:p>Нижняя часть рамы</text:p>
          </table:table-cell>
          <table:covered-table-cell table:style-name="ce156"/>
          <table:covered-table-cell table:style-name="ce309"/>
          <table:covered-table-cell table:style-name="ce1"/>
          <table:covered-table-cell table:style-name="ce123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Угловая стойка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9]*[.E9]+[.F9]*[.D9]" office:value-type="currency" office:currency="RUB" office:value="262.6" calcext:value-type="currency">
            <text:p>262,60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Вспомогательная стойка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0]*[.E10]+[.F10]*[.D10]" office:value-type="currency" office:currency="RUB" office:value="201.85" calcext:value-type="currency">
            <text:p>201,85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Вспомогательная поперечина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1]*[.E11]+[.F11]*[.D11]" office:value-type="currency" office:currency="RUB" office:value="281.45" calcext:value-type="currency">
            <text:p>281,45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Поперечная балка основания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2]*[.E12]+[.F12]*[.D12]" office:value-type="currency" office:currency="RUB" office:value="301.45" calcext:value-type="currency">
            <text:p>301,45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Продольная балка основания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3]*[.E13]+[.F13]*[.D13]" office:value-type="currency" office:currency="RUB" office:value="226.75" calcext:value-type="currency">
            <text:p>226,75 ₽</text:p>
          </table:table-cell>
          <table:table-cell table:number-columns-repeated="1016"/>
        </table:table-row>
        <table:table-row table:style-name="ro6">
          <table:table-cell table:style-name="ce156" office:value-type="string" calcext:value-type="string" table:number-columns-spanned="7" table:number-rows-spanned="1">
            <text:p>Ось Z</text:p>
          </table:table-cell>
          <table:covered-table-cell table:style-name="ce156"/>
          <table:covered-table-cell table:style-name="ce309"/>
          <table:covered-table-cell table:style-name="ce1"/>
          <table:covered-table-cell table:style-name="ce123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Стойка оси Z</text:p>
          </table:table-cell>
          <table:table-cell table:style-name="ce155" table:content-validation-name="val12" office:value-type="string" calcext:value-type="string">
            <text:p>2020 V-slot</text:p>
          </table:table-cell>
          <table:table-cell table:style-name="ce309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5]*[.E15]+[.F15]*[.D15]" office:value-type="currency" office:currency="RUB" office:value="186.25" calcext:value-type="currency">
            <text:p>186,25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Поперечная балка рамы стола</text:p>
          </table:table-cell>
          <table:table-cell table:style-name="ce155" table:content-validation-name="val12" office:value-type="string" calcext:value-type="string">
            <text:p>2060 T-slot</text:p>
          </table:table-cell>
          <table:table-cell table:style-name="ce309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6]*[.E16]+[.F16]*[.D16]" office:value-type="currency" office:currency="RUB" office:value="616.96" calcext:value-type="currency">
            <text:p>616,96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Поперечная балка рамы стола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7]*[.E17]+[.F17]*[.D17]" office:value-type="currency" office:currency="RUB" office:value="215.8" calcext:value-type="currency">
            <text:p>215,80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Продольная балка рамы стола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Настройки.B8]-80" office:value-type="float" office:value="170" calcext:value-type="float">
            <text:p>170 мм</text:p>
          </table:table-cell>
          <table:table-cell table:style-name="ce362" table:formula="of:=[.D17]" office:value-type="float" office:value="0" calcext:value-type="float">
            <text:p>0</text:p>
          </table:table-cell>
          <table:table-cell table:style-name="ce232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8]*[.E18]+[.F18]*[.D18]" office:value-type="currency" office:currency="RUB" office:value="70.55" calcext:value-type="currency">
            <text:p>70,55 ₽</text:p>
          </table:table-cell>
          <table:table-cell table:number-columns-repeated="1016"/>
        </table:table-row>
        <table:table-row table:style-name="ro6">
          <table:table-cell table:style-name="ce155" office:value-type="string" calcext:value-type="string">
            <text:p>Плечо рамы стола</text:p>
          </table:table-cell>
          <table:table-cell table:style-name="ce155" table:content-validation-name="val12" office:value-type="string" calcext:value-type="string">
            <text:p>2020 T-slot</text:p>
          </table:table-cell>
          <table:table-cell table:style-name="ce309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AE3]" office:value-type="float" office:value="3" calcext:value-type="float">
            <text:p>3</text:p>
          </table:table-cell>
          <table:table-cell table:style-name="ce232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9]*[.E19]+[.F19]*[.D19]" office:value-type="currency" office:currency="RUB" office:value="192.8" calcext:value-type="currency">
            <text:p>192,80 ₽</text:p>
          </table:table-cell>
          <table:table-cell table:number-columns-repeated="1016"/>
        </table:table-row>
        <table:table-row table:style-name="ro16">
          <table:table-cell table:style-name="ce291" office:value-type="string" calcext:value-type="string" table:number-columns-spanned="6" table:number-rows-spanned="1">
            <text:p>Итого: </text:p>
          </table:table-cell>
          <table:covered-table-cell table:style-name="ce160" table:content-validation-name="val13"/>
          <table:covered-table-cell table:number-columns-repeated="2" table:style-name="ce160"/>
          <table:covered-table-cell table:number-columns-repeated="2" table:style-name="ce120"/>
          <table:table-cell table:style-name="ce71" table:formula="of:=SUM([.G4:.G7];[.G9:.G13];[.G15:.G19])" office:value-type="currency" office:currency="RUB" office:value="3915.16" calcext:value-type="currency">
            <text:p>3 915,16 ₽</text:p>
          </table:table-cell>
          <table:table-cell table:number-columns-repeated="1016"/>
        </table:table-row>
        <table:table-row table:style-name="ro6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2">
          <table:table-cell table:style-name="ce112" office:value-type="string" calcext:value-type="string" table:number-columns-spanned="2" table:number-rows-spanned="1">
            <text:p>Ссылки на профиль</text:p>
          </table:table-cell>
          <table:covered-table-cell table:style-name="ce115" table:content-validation-name="val13"/>
          <table:table-cell table:style-name="ce148" table:number-columns-repeated="2"/>
          <table:table-cell table:style-name="ce122" table:number-columns-repeated="3"/>
          <table:table-cell table:number-columns-repeated="1016"/>
        </table:table-row>
        <table:table-row table:style-name="ro10">
          <table:table-cell table:style-name="ce1" office:value-type="string" calcext:value-type="string">
            <text:p>Наименование</text:p>
          </table:table-cell>
          <table:table-cell table:style-name="ce163" office:value-type="string" calcext:value-type="string">
            <text:p>Ссылка</text:p>
          </table:table-cell>
          <table:table-cell table:style-name="ce148" table:number-columns-repeated="2"/>
          <table:table-cell table:style-name="Default"/>
          <table:table-cell table:style-name="ce122" table:number-columns-repeated="2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6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13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200"/>
          <table:table-cell table:number-columns-repeated="1017"/>
        </table:table-row>
        <table:table-row table:style-name="ro6" table:number-rows-repeated="1048519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Печатные изделия" table:style-name="ta1">
        <office:forms form:automatic-focus="false" form:apply-design-mode="false"/>
        <table:table-column table:style-name="co22" table:default-cell-style-name="ce148"/>
        <table:table-column table:style-name="co23" table:default-cell-style-name="ce148"/>
        <table:table-column table:style-name="co24" table:visibility="collapse" table:default-cell-style-name="ce262"/>
        <table:table-column table:style-name="co25" table:default-cell-style-name="ce293"/>
        <table:table-column table:style-name="co26" table:visibility="collapse" table:default-cell-style-name="ce293"/>
        <table:table-column table:style-name="co26" table:default-cell-style-name="ce293"/>
        <table:table-column table:style-name="co26" table:visibility="collapse" table:default-cell-style-name="ce315"/>
        <table:table-column table:style-name="co27" table:default-cell-style-name="ce293"/>
        <table:table-column table:style-name="co28" table:default-cell-style-name="ce293"/>
        <table:table-column table:style-name="co25" table:visibility="collapse" table:default-cell-style-name="ce293"/>
        <table:table-column table:style-name="co25" table:default-cell-style-name="ce293"/>
        <table:table-column table:style-name="co29" table:default-cell-style-name="ce273"/>
        <table:table-column table:style-name="co4" table:number-columns-repeated="1011" table:default-cell-style-name="ce242"/>
        <table:table-row table:style-name="ro18">
          <table:table-cell table:style-name="ce46" office:value-type="string" calcext:value-type="string" table:number-columns-spanned="12" table:number-rows-spanned="1">
            <text:p><text:span text:style-name="T3">На данном листе производится расчёт параметров печатных деталей</text:span></text:p>
            <text:p><text:span text:style-name="T3"/></text:p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5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2">
          <table:table-cell table:style-name="ce47" office:value-type="string" calcext:value-type="string">
            <text:p>Обозначение</text:p>
          </table:table-cell>
          <table:table-cell table:style-name="ce47" office:value-type="string" calcext:value-type="string">
            <text:p>Наименование</text:p>
          </table:table-cell>
          <table:table-cell table:style-name="ce176" office:value-type="string" calcext:value-type="string">
            <text:p>Объём</text:p>
          </table:table-cell>
          <table:table-cell table:style-name="ce47" office:value-type="string" calcext:value-type="string">
            <text:p>Пластик</text:p>
          </table:table-cell>
          <table:table-cell table:style-name="ce47" office:value-type="string" calcext:value-type="string">
            <text:p>Плотность</text:p>
          </table:table-cell>
          <table:table-cell table:style-name="ce47" office:value-type="string" calcext:value-type="string">
            <text:p>Запечатка</text:p>
          </table:table-cell>
          <table:table-cell table:style-name="ce65" office:value-type="string" calcext:value-type="string">
            <text:p>Масса единицы</text:p>
          </table:table-cell>
          <table:table-cell table:style-name="ce47" office:value-type="string" calcext:value-type="string">
            <text:p>Количество</text:p>
          </table:table-cell>
          <table:table-cell table:style-name="ce47" office:value-type="string" calcext:value-type="string">
            <text:p>Итого масса</text:p>
          </table:table-cell>
          <table:table-cell table:style-name="ce47" office:value-type="string" calcext:value-type="string">
            <text:p>Удельная стоимость</text:p>
          </table:table-cell>
          <table:table-cell table:style-name="ce47" office:value-type="string" calcext:value-type="string">
            <text:p>Итого стоимость</text:p>
          </table:table-cell>
          <table:table-cell table:style-name="ce47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1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47"/>
          <table:covered-table-cell table:style-name="ce176"/>
          <table:covered-table-cell table:number-columns-repeated="3" table:style-name="ce47"/>
          <table:covered-table-cell table:style-name="ce65"/>
          <table:covered-table-cell table:number-columns-repeated="5" table:style-name="ce47"/>
          <table:table-cell table:number-columns-repeated="1011"/>
        </table:table-row>
        <table:table-row table:style-name="ro11">
          <table:table-cell table:style-name="ce172" office:value-type="string" calcext:value-type="string">
            <text:p>V07-01-01-01-01</text:p>
          </table:table-cell>
          <table:table-cell table:style-name="ce172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4]=[$БД.$A$38];[$Настройки.$B$17];[.D4]=[$БД.$A$39];[$Настройки.$B$19];[.D4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35.15184" calcext:value-type="float">
            <text:p>35,1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]*[.H4]" office:value-type="float" office:value="70.30368" calcext:value-type="float">
            <text:p>70,30 г</text:p>
          </table:table-cell>
          <table:table-cell table:style-name="ce194" table:formula="of:=COM.MICROSOFT.IFS([.D4]=[$БД.$A$38];[$Настройки.$B$18];[.D4]=[$БД.$A$39];[$Настройки.$B$20];[.D4]=[$БД.$A$40];1.1)/1000" office:value-type="float" office:value="2.7" calcext:value-type="float">
            <text:p>2,70 р/г</text:p>
          </table:table-cell>
          <table:table-cell table:style-name="ce196" table:formula="of:=[.I4]*[.J4]" office:value-type="currency" office:currency="RUB" office:value="189.819936" calcext:value-type="currency">
            <text:p>189,82 ₽</text:p>
          </table:table-cell>
          <table:table-cell table:style-name="ce20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172" office:value-type="string" calcext:value-type="string">
            <text:p>V07-01-01-01-02</text:p>
          </table:table-cell>
          <table:table-cell table:style-name="ce172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5]=[$БД.$A$38];[$Настройки.$B$17];[.D5]=[$БД.$A$39];[$Настройки.$B$19];[.D5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5.50908" calcext:value-type="float">
            <text:p>5,51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]*[.H5]" office:value-type="float" office:value="11.01816" calcext:value-type="float">
            <text:p>11,02 г</text:p>
          </table:table-cell>
          <table:table-cell table:style-name="ce194" table:formula="of:=COM.MICROSOFT.IFS([.D5]=[$БД.$A$38];[$Настройки.$B$18];[.D5]=[$БД.$A$39];[$Настройки.$B$20];[.D5]=[$БД.$A$40];1.1)/1000" office:value-type="float" office:value="2.7" calcext:value-type="float">
            <text:p>2,70 р/г</text:p>
          </table:table-cell>
          <table:table-cell table:style-name="ce196" table:formula="of:=[.I5]*[.J5]" office:value-type="currency" office:currency="RUB" office:value="29.749032" calcext:value-type="currency">
            <text:p>29,75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72" office:value-type="string" calcext:value-type="string">
            <text:p>V05-01-01-01-03</text:p>
          </table:table-cell>
          <table:table-cell table:style-name="ce172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6]=[$БД.$A$38];[$Настройки.$B$17];[.D6]=[$БД.$A$39];[$Настройки.$B$19];[.D6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1.50768" calcext:value-type="float">
            <text:p>1,51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]*[.H6]" office:value-type="float" office:value="3.01536" calcext:value-type="float">
            <text:p>3,02 г</text:p>
          </table:table-cell>
          <table:table-cell table:style-name="ce194" table:formula="of:=COM.MICROSOFT.IFS([.D6]=[$БД.$A$38];[$Настройки.$B$18];[.D6]=[$БД.$A$39];[$Настройки.$B$20];[.D6]=[$БД.$A$40];1.1)/1000" office:value-type="float" office:value="2.7" calcext:value-type="float">
            <text:p>2,70 р/г</text:p>
          </table:table-cell>
          <table:table-cell table:style-name="ce196" table:formula="of:=[.I6]*[.J6]" office:value-type="currency" office:currency="RUB" office:value="8.141472" calcext:value-type="currency">
            <text:p>8,14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1-04</text:p>
          </table:table-cell>
          <table:table-cell table:style-name="ce172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7]=[$БД.$A$38];[$Настройки.$B$17];[.D7]=[$БД.$A$39];[$Настройки.$B$19];[.D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0.68096" calcext:value-type="float">
            <text:p>0,68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7]*[.H7]" office:value-type="float" office:value="2.72384" calcext:value-type="float">
            <text:p>2,72 г</text:p>
          </table:table-cell>
          <table:table-cell table:style-name="ce194" table:formula="of:=COM.MICROSOFT.IFS([.D7]=[$БД.$A$38];[$Настройки.$B$18];[.D7]=[$БД.$A$39];[$Настройки.$B$20];[.D7]=[$БД.$A$40];1.1)/1000" office:value-type="float" office:value="1.2" calcext:value-type="float">
            <text:p>1,20 р/г</text:p>
          </table:table-cell>
          <table:table-cell table:style-name="ce196" table:formula="of:=[.I7]*[.J7]" office:value-type="currency" office:currency="RUB" office:value="3.268608" calcext:value-type="currency">
            <text:p>3,27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2-01</text:p>
          </table:table-cell>
          <table:table-cell table:style-name="ce172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8]=[$БД.$A$38];[$Настройки.$B$17];[.D8]=[$БД.$A$39];[$Настройки.$B$19];[.D8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31.46904" calcext:value-type="float">
            <text:p>31,47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194" table:formula="of:=COM.MICROSOFT.IFS([.D8]=[$БД.$A$38];[$Настройки.$B$18];[.D8]=[$БД.$A$39];[$Настройки.$B$20];[.D8]=[$БД.$A$40];1.1)/1000" office:value-type="float" office:value="2.7" calcext:value-type="float">
            <text:p>2,70 р/г</text:p>
          </table:table-cell>
          <table:table-cell table:style-name="ce196" table:formula="of:=[.I8]*[.J8]" office:value-type="currency" office:currency="RUB" office:value="0" calcext:value-type="currency">
            <text:p>0,00 ₽</text:p>
          </table:table-cell>
          <table:table-cell table:style-name="ce20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288" office:value-type="string" calcext:value-type="string">
            <text:p>V06-01-01-02-02</text:p>
          </table:table-cell>
          <table:table-cell table:style-name="ce172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9]=[$БД.$A$38];[$Настройки.$B$17];[.D9]=[$БД.$A$39];[$Настройки.$B$19];[.D9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6.6204" calcext:value-type="float">
            <text:p>6,62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9]*[.H9]" office:value-type="float" office:value="0" calcext:value-type="float">
            <text:p>0,00 г</text:p>
          </table:table-cell>
          <table:table-cell table:style-name="ce194" table:formula="of:=COM.MICROSOFT.IFS([.D9]=[$БД.$A$38];[$Настройки.$B$18];[.D9]=[$БД.$A$39];[$Настройки.$B$20];[.D9]=[$БД.$A$40];1.1)/1000" office:value-type="float" office:value="2.7" calcext:value-type="float">
            <text:p>2,70 р/г</text:p>
          </table:table-cell>
          <table:table-cell table:style-name="ce196" table:formula="of:=[.I9]*[.J9]" office:value-type="currency" office:currency="RUB" office:value="0" calcext:value-type="currency">
            <text:p>0,00 ₽</text:p>
          </table:table-cell>
          <table:table-cell table:style-name="ce201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2-03</text:p>
          </table:table-cell>
          <table:table-cell table:style-name="ce172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10]=[$БД.$A$38];[$Настройки.$B$17];[.D10]=[$БД.$A$39];[$Настройки.$B$19];[.D10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0.51056" calcext:value-type="float">
            <text:p>10,51 г</text:p>
          </table:table-cell>
          <table:table-cell table:style-name="ce319" table:formula="of:=[.H8]*[$'Покупные изделия'.E18]" office:value-type="float" office:value="0" calcext:value-type="float">
            <text:p>0</text:p>
          </table:table-cell>
          <table:table-cell table:style-name="ce267" table:formula="of:=[.G10]*[.H10]" office:value-type="float" office:value="0" calcext:value-type="float">
            <text:p>0,00 г</text:p>
          </table:table-cell>
          <table:table-cell table:style-name="ce194" table:formula="of:=COM.MICROSOFT.IFS([.D10]=[$БД.$A$38];[$Настройки.$B$18];[.D10]=[$БД.$A$39];[$Настройки.$B$20];[.D10]=[$БД.$A$40];1.1)/1000" office:value-type="float" office:value="2.7" calcext:value-type="float">
            <text:p>2,70 р/г</text:p>
          </table:table-cell>
          <table:table-cell table:style-name="ce196" table:formula="of:=[.I10]*[.J10]" office:value-type="currency" office:currency="RUB" office:value="0" calcext:value-type="currency">
            <text:p>0,00 ₽</text:p>
          </table:table-cell>
          <table:table-cell table:style-name="ce20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2-04</text:p>
          </table:table-cell>
          <table:table-cell table:style-name="ce172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11]=[$БД.$A$38];[$Настройки.$B$17];[.D11]=[$БД.$A$39];[$Настройки.$B$19];[.D11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2.73024" calcext:value-type="float">
            <text:p>2,7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11]*[.H11]" office:value-type="float" office:value="5.46048" calcext:value-type="float">
            <text:p>5,46 г</text:p>
          </table:table-cell>
          <table:table-cell table:style-name="ce194" table:formula="of:=COM.MICROSOFT.IFS([.D11]=[$БД.$A$38];[$Настройки.$B$18];[.D11]=[$БД.$A$39];[$Настройки.$B$20];[.D11]=[$БД.$A$40];1.1)/1000" office:value-type="float" office:value="1.2" calcext:value-type="float">
            <text:p>1,20 р/г</text:p>
          </table:table-cell>
          <table:table-cell table:style-name="ce196" table:formula="of:=[.I11]*[.J11]" office:value-type="currency" office:currency="RUB" office:value="6.552576" calcext:value-type="currency">
            <text:p>6,55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2-05</text:p>
          </table:table-cell>
          <table:table-cell table:style-name="ce172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12]=[$БД.$A$38];[$Настройки.$B$17];[.D12]=[$БД.$A$39];[$Настройки.$B$19];[.D12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1.2536" calcext:value-type="float">
            <text:p>11,25 г</text:p>
          </table:table-cell>
          <table:table-cell table:style-name="ce323" table:formula="of:=[.H8]*[$'Покупные изделия'.E19]" office:value-type="float" office:value="0" calcext:value-type="float">
            <text:p>0</text:p>
          </table:table-cell>
          <table:table-cell table:style-name="ce267" table:formula="of:=[.G12]*[.H12]" office:value-type="float" office:value="0" calcext:value-type="float">
            <text:p>0,00 г</text:p>
          </table:table-cell>
          <table:table-cell table:style-name="ce194" table:formula="of:=COM.MICROSOFT.IFS([.D12]=[$БД.$A$38];[$Настройки.$B$18];[.D12]=[$БД.$A$39];[$Настройки.$B$20];[.D12]=[$БД.$A$40];1.1)/1000" office:value-type="float" office:value="2.7" calcext:value-type="float">
            <text:p>2,70 р/г</text:p>
          </table:table-cell>
          <table:table-cell table:style-name="ce196" table:formula="of:=[.I12]*[.J12]" office:value-type="currency" office:currency="RUB" office:value="0" calcext:value-type="currency">
            <text:p>0,00 ₽</text:p>
          </table:table-cell>
          <table:table-cell table:style-name="ce20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1</text:p>
          </table:table-cell>
          <table:table-cell table:style-name="ce172" office:value-type="string" calcext:value-type="string">
            <text:p>Matrix lite mount</text:p>
          </table:table-cell>
          <table:table-cell table:style-name="ce260" office:value-type="float" office:value="18955" calcext:value-type="float">
            <text:p>18 955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13]=[$БД.$A$38];[$Настройки.$B$17];[.D13]=[$БД.$A$39];[$Настройки.$B$19];[.D13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20.4714" calcext:value-type="float">
            <text:p>20,47 г</text:p>
          </table:table-cell>
          <table:table-cell table:style-name="ce323" table:formula="of:=IF([$Настройки.B4]=[$БД.A6];[$Настройки.B3];0)" office:value-type="float" office:value="0" calcext:value-type="float">
            <text:p>0</text:p>
          </table:table-cell>
          <table:table-cell table:style-name="ce267" table:formula="of:=[.G13]*[.H13]" office:value-type="float" office:value="0" calcext:value-type="float">
            <text:p>0,00 г</text:p>
          </table:table-cell>
          <table:table-cell table:style-name="ce194" table:formula="of:=COM.MICROSOFT.IFS([.D13]=[$БД.$A$38];[$Настройки.$B$18];[.D13]=[$БД.$A$39];[$Настройки.$B$20];[.D13]=[$БД.$A$40];1.1)/1000" office:value-type="float" office:value="2.7" calcext:value-type="float">
            <text:p>2,70 р/г</text:p>
          </table:table-cell>
          <table:table-cell table:style-name="ce196" table:formula="of:=[.I13]*[.J13]" office:value-type="currency" office:currency="RUB" office:value="0" calcext:value-type="currency">
            <text:p>0,00 ₽</text:p>
          </table:table-cell>
          <table:table-cell table:style-name="ce201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2(L)</text:p>
          </table:table-cell>
          <table:table-cell table:style-name="ce172" office:value-type="string" calcext:value-type="string">
            <text:p>Matrix 5015 V6 fan duct</text:p>
          </table:table-cell>
          <table:table-cell table:style-name="ce260" office:value-type="float" office:value="5105" calcext:value-type="float">
            <text:p>5 105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14]=[$БД.$A$38];[$Настройки.$B$17];[.D14]=[$БД.$A$39];[$Настройки.$B$19];[.D14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5.5134" calcext:value-type="float">
            <text:p>5,51 г</text:p>
          </table:table-cell>
          <table:table-cell table:style-name="ce323" table:formula="of:=IF(AND([$Настройки.B4]=[$БД.A6];[$'Покупные изделия'.E19]=0);1;0)" office:value-type="float" office:value="0" calcext:value-type="float">
            <text:p>0</text:p>
          </table:table-cell>
          <table:table-cell table:style-name="ce267" table:formula="of:=[.G14]*[.H14]" office:value-type="float" office:value="0" calcext:value-type="float">
            <text:p>0,00 г</text:p>
          </table:table-cell>
          <table:table-cell table:style-name="ce194" table:formula="of:=COM.MICROSOFT.IFS([.D14]=[$БД.$A$38];[$Настройки.$B$18];[.D14]=[$БД.$A$39];[$Настройки.$B$20];[.D14]=[$БД.$A$40];1.1)/1000" office:value-type="float" office:value="2.7" calcext:value-type="float">
            <text:p>2,70 р/г</text:p>
          </table:table-cell>
          <table:table-cell table:style-name="ce196" table:formula="of:=[.I14]*[.J14]" office:value-type="currency" office:currency="RUB" office:value="0" calcext:value-type="currency">
            <text:p>0,00 ₽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2 не готово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2(R)</text:p>
          </table:table-cell>
          <table:table-cell table:style-name="ce172" office:value-type="string" calcext:value-type="string">
            <text:p>Matrix 5015 V6 fan duct</text:p>
          </table:table-cell>
          <table:table-cell table:style-name="ce254" table:formula="of:=[.C14]" office:value-type="float" office:value="5105" calcext:value-type="float">
            <text:p>5 105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15]=[$БД.$A$38];[$Настройки.$B$17];[.D15]=[$БД.$A$39];[$Настройки.$B$19];[.D15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5.5134" calcext:value-type="float">
            <text:p>5,51 г</text:p>
          </table:table-cell>
          <table:table-cell table:style-name="ce319" table:formula="of:=IF([.H14]&gt;0;[.H13]-[.H14];0)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194" table:formula="of:=COM.MICROSOFT.IFS([.D15]=[$БД.$A$38];[$Настройки.$B$18];[.D15]=[$БД.$A$39];[$Настройки.$B$20];[.D15]=[$БД.$A$40];1.1)/1000" office:value-type="float" office:value="2.7" calcext:value-type="float">
            <text:p>2,70 р/г</text:p>
          </table:table-cell>
          <table:table-cell table:style-name="ce196" table:formula="of:=[.I15]*[.J15]" office:value-type="currency" office:currency="RUB" office:value="0" calcext:value-type="currency">
            <text:p>0,00 ₽</text:p>
          </table:table-cell>
          <table:covered-table-cell table:style-name="ce201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3(L)</text:p>
          </table:table-cell>
          <table:table-cell table:style-name="ce172" office:value-type="string" calcext:value-type="string">
            <text:p>Matrix 5015 volcano front fan duct</text:p>
          </table:table-cell>
          <table:table-cell table:style-name="ce260" office:value-type="float" office:value="6626" calcext:value-type="float">
            <text:p>6 626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16]=[$БД.$A$38];[$Настройки.$B$17];[.D16]=[$БД.$A$39];[$Настройки.$B$19];[.D16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7.15608" calcext:value-type="float">
            <text:p>7,16 г</text:p>
          </table:table-cell>
          <table:table-cell table:style-name="ce323" table:formula="of:=IF(AND([.H13]&gt;0;[$'Покупные изделия'.E19]&gt;0);1;0)" office:value-type="float" office:value="0" calcext:value-type="float">
            <text:p>0</text:p>
          </table:table-cell>
          <table:table-cell table:style-name="ce267" table:formula="of:=[.G16]*[.H16]" office:value-type="float" office:value="0" calcext:value-type="float">
            <text:p>0,00 г</text:p>
          </table:table-cell>
          <table:table-cell table:style-name="ce194" table:formula="of:=COM.MICROSOFT.IFS([.D16]=[$БД.$A$38];[$Настройки.$B$18];[.D16]=[$БД.$A$39];[$Настройки.$B$20];[.D16]=[$БД.$A$40];1.1)/1000" office:value-type="float" office:value="2.7" calcext:value-type="float">
            <text:p>2,70 р/г</text:p>
          </table:table-cell>
          <table:table-cell table:style-name="ce196" table:formula="of:=[.I16]*[.J16]" office:value-type="currency" office:currency="RUB" office:value="0" calcext:value-type="currency">
            <text:p>0,00 ₽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2 не готово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3(R)</text:p>
          </table:table-cell>
          <table:table-cell table:style-name="ce172" office:value-type="string" calcext:value-type="string">
            <text:p>Matrix 5015 volcano front fan duct</text:p>
          </table:table-cell>
          <table:table-cell table:style-name="ce254" table:formula="of:=[.C16]" office:value-type="float" office:value="6626" calcext:value-type="float">
            <text:p>6 626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17]=[$БД.$A$38];[$Настройки.$B$17];[.D17]=[$БД.$A$39];[$Настройки.$B$19];[.D17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7.15608" calcext:value-type="float">
            <text:p>7,16 г</text:p>
          </table:table-cell>
          <table:table-cell table:style-name="ce323" table:formula="of:=IF(AND([.H13]&gt;0;[.H16]&gt;0);[.H13]-[.H16];0)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194" table:formula="of:=COM.MICROSOFT.IFS([.D17]=[$БД.$A$38];[$Настройки.$B$18];[.D17]=[$БД.$A$39];[$Настройки.$B$20];[.D17]=[$БД.$A$40];1.1)/1000" office:value-type="float" office:value="2.7" calcext:value-type="float">
            <text:p>2,70 р/г</text:p>
          </table:table-cell>
          <table:table-cell table:style-name="ce196" table:formula="of:=[.I17]*[.J17]" office:value-type="currency" office:currency="RUB" office:value="0" calcext:value-type="currency">
            <text:p>0,00 ₽</text:p>
          </table:table-cell>
          <table:covered-table-cell table:style-name="ce201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4(L)</text:p>
          </table:table-cell>
          <table:table-cell table:style-name="ce172" office:value-type="string" calcext:value-type="string">
            <text:p>Matrix 5015 volcano back fan duct</text:p>
          </table:table-cell>
          <table:table-cell table:style-name="ce260" office:value-type="float" office:value="2576" calcext:value-type="float">
            <text:p>2 576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18]=[$БД.$A$38];[$Настройки.$B$17];[.D18]=[$БД.$A$39];[$Настройки.$B$19];[.D18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.78208" calcext:value-type="float">
            <text:p>2,78 г</text:p>
          </table:table-cell>
          <table:table-cell table:style-name="ce323" table:formula="of:=[.H16]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194" table:formula="of:=COM.MICROSOFT.IFS([.D18]=[$БД.$A$38];[$Настройки.$B$18];[.D18]=[$БД.$A$39];[$Настройки.$B$20];[.D18]=[$БД.$A$40];1.1)/1000" office:value-type="float" office:value="2.7" calcext:value-type="float">
            <text:p>2,70 р/г</text:p>
          </table:table-cell>
          <table:table-cell table:style-name="ce196" table:formula="of:=[.I18]*[.J18]" office:value-type="currency" office:currency="RUB" office:value="0" calcext:value-type="currency">
            <text:p>0,00 ₽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2 не готово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4(R)</text:p>
          </table:table-cell>
          <table:table-cell table:style-name="ce172" office:value-type="string" calcext:value-type="string">
            <text:p>Matrix 5015 volcano back fan duct</text:p>
          </table:table-cell>
          <table:table-cell table:style-name="ce254" table:formula="of:=[.C18]" office:value-type="float" office:value="2576" calcext:value-type="float">
            <text:p>2 576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19]=[$БД.$A$38];[$Настройки.$B$17];[.D19]=[$БД.$A$39];[$Настройки.$B$19];[.D19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2.78208" calcext:value-type="float">
            <text:p>2,78 г</text:p>
          </table:table-cell>
          <table:table-cell table:style-name="ce323" table:formula="of:=[.H17]" office:value-type="float" office:value="0" calcext:value-type="float">
            <text:p>0</text:p>
          </table:table-cell>
          <table:table-cell table:style-name="ce267" table:formula="of:=[.G19]*[.H19]" office:value-type="float" office:value="0" calcext:value-type="float">
            <text:p>0,00 г</text:p>
          </table:table-cell>
          <table:table-cell table:style-name="ce194" table:formula="of:=COM.MICROSOFT.IFS([.D19]=[$БД.$A$38];[$Настройки.$B$18];[.D19]=[$БД.$A$39];[$Настройки.$B$20];[.D19]=[$БД.$A$40];1.1)/1000" office:value-type="float" office:value="2.7" calcext:value-type="float">
            <text:p>2,70 р/г</text:p>
          </table:table-cell>
          <table:table-cell table:style-name="ce196" table:formula="of:=[.I19]*[.J19]" office:value-type="currency" office:currency="RUB" office:value="0" calcext:value-type="currency">
            <text:p>0,00 ₽</text:p>
          </table:table-cell>
          <table:covered-table-cell table:style-name="ce201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3-05</text:p>
          </table:table-cell>
          <table:table-cell table:style-name="ce172" office:value-type="string" calcext:value-type="string">
            <text:p>Matrix 5015 volcano back fan mount</text:p>
          </table:table-cell>
          <table:table-cell table:style-name="ce260" office:value-type="float" office:value="1765" calcext:value-type="float">
            <text:p>1 765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20]=[$БД.$A$38];[$Настройки.$B$17];[.D20]=[$БД.$A$39];[$Настройки.$B$19];[.D20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.9062" calcext:value-type="float">
            <text:p>1,91 г</text:p>
          </table:table-cell>
          <table:table-cell table:style-name="ce323" table:formula="of:=[.H18]+[.H19]" office:value-type="float" office:value="0" calcext:value-type="float">
            <text:p>0</text:p>
          </table:table-cell>
          <table:table-cell table:style-name="ce267" table:formula="of:=[.G20]*[.H20]" office:value-type="float" office:value="0" calcext:value-type="float">
            <text:p>0,00 г</text:p>
          </table:table-cell>
          <table:table-cell table:style-name="ce194" table:formula="of:=COM.MICROSOFT.IFS([.D20]=[$БД.$A$38];[$Настройки.$B$18];[.D20]=[$БД.$A$39];[$Настройки.$B$20];[.D20]=[$БД.$A$40];1.1)/1000" office:value-type="float" office:value="2.7" calcext:value-type="float">
            <text:p>2,70 р/г</text:p>
          </table:table-cell>
          <table:table-cell table:style-name="ce196" table:formula="of:=[.I20]*[.J20]" office:value-type="currency" office:currency="RUB" office:value="0" calcext:value-type="currency">
            <text:p>0,00 ₽</text:p>
          </table:table-cell>
          <table:table-cell table:style-name="ce20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1</text:p>
          </table:table-cell>
          <table:table-cell table:style-name="ce172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21]=[$БД.$A$38];[$Настройки.$B$17];[.D21]=[$БД.$A$39];[$Настройки.$B$19];[.D21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18.12672" calcext:value-type="float">
            <text:p>18,13 г</text:p>
          </table:table-cell>
          <table:table-cell table:style-name="ce323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21]*[.H21]" office:value-type="float" office:value="36.25344" calcext:value-type="float">
            <text:p>36,25 г</text:p>
          </table:table-cell>
          <table:table-cell table:style-name="ce194" table:formula="of:=COM.MICROSOFT.IFS([.D21]=[$БД.$A$38];[$Настройки.$B$18];[.D21]=[$БД.$A$39];[$Настройки.$B$20];[.D21]=[$БД.$A$40];1.1)/1000" office:value-type="float" office:value="2.7" calcext:value-type="float">
            <text:p>2,70 р/г</text:p>
          </table:table-cell>
          <table:table-cell table:style-name="ce196" table:formula="of:=[.I21]*[.J21]" office:value-type="currency" office:currency="RUB" office:value="97.884288" calcext:value-type="currency">
            <text:p>97,88 ₽</text:p>
          </table:table-cell>
          <table:table-cell table:style-name="ce20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2</text:p>
          </table:table-cell>
          <table:table-cell table:style-name="ce172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22]=[$БД.$A$38];[$Настройки.$B$17];[.D22]=[$БД.$A$39];[$Настройки.$B$19];[.D22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17.19792" calcext:value-type="float">
            <text:p>17,20 г</text:p>
          </table:table-cell>
          <table:table-cell table:style-name="ce323" table:formula="of:=IF([.H21]=1;1;0)" office:value-type="float" office:value="0" calcext:value-type="float">
            <text:p>0</text:p>
          </table:table-cell>
          <table:table-cell table:style-name="ce267" table:formula="of:=[.G22]*[.H22]" office:value-type="float" office:value="0" calcext:value-type="float">
            <text:p>0,00 г</text:p>
          </table:table-cell>
          <table:table-cell table:style-name="ce194" table:formula="of:=COM.MICROSOFT.IFS([.D22]=[$БД.$A$38];[$Настройки.$B$18];[.D22]=[$БД.$A$39];[$Настройки.$B$20];[.D22]=[$БД.$A$40];1.1)/1000" office:value-type="float" office:value="2.7" calcext:value-type="float">
            <text:p>2,70 р/г</text:p>
          </table:table-cell>
          <table:table-cell table:style-name="ce196" table:formula="of:=[.I22]*[.J22]" office:value-type="currency" office:currency="RUB" office:value="0" calcext:value-type="currency">
            <text:p>0,00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3</text:p>
          </table:table-cell>
          <table:table-cell table:style-name="ce172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23]=[$БД.$A$38];[$Настройки.$B$17];[.D23]=[$БД.$A$39];[$Настройки.$B$19];[.D23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5.62788" calcext:value-type="float">
            <text:p>5,63 г</text:p>
          </table:table-cell>
          <table:table-cell table:style-name="ce323" table:formula="of:=IF([$'Покупные изделия'.E19]&gt;0;1;0)*[.H21]" office:value-type="float" office:value="2" calcext:value-type="float">
            <text:p>2</text:p>
          </table:table-cell>
          <table:table-cell table:style-name="ce267" table:formula="of:=[.G23]*[.H23]" office:value-type="float" office:value="11.25576" calcext:value-type="float">
            <text:p>11,26 г</text:p>
          </table:table-cell>
          <table:table-cell table:style-name="ce194" table:formula="of:=COM.MICROSOFT.IFS([.D23]=[$БД.$A$38];[$Настройки.$B$18];[.D23]=[$БД.$A$39];[$Настройки.$B$20];[.D23]=[$БД.$A$40];1.1)/1000" office:value-type="float" office:value="2.7" calcext:value-type="float">
            <text:p>2,70 р/г</text:p>
          </table:table-cell>
          <table:table-cell table:style-name="ce196" table:formula="of:=[.I23]*[.J23]" office:value-type="currency" office:currency="RUB" office:value="30.390552" calcext:value-type="currency">
            <text:p>30,39 ₽</text:p>
          </table:table-cell>
          <table:table-cell table:style-name="ce20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4</text:p>
          </table:table-cell>
          <table:table-cell table:style-name="ce172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24]=[$БД.$A$38];[$Настройки.$B$17];[.D24]=[$БД.$A$39];[$Настройки.$B$19];[.D24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7.06212" calcext:value-type="float">
            <text:p>7,06 г</text:p>
          </table:table-cell>
          <table:table-cell table:style-name="ce323" table:formula="of:=[.H23]" office:value-type="float" office:value="2" calcext:value-type="float">
            <text:p>2</text:p>
          </table:table-cell>
          <table:table-cell table:style-name="ce267" table:formula="of:=[.G24]*[.H24]" office:value-type="float" office:value="14.12424" calcext:value-type="float">
            <text:p>14,12 г</text:p>
          </table:table-cell>
          <table:table-cell table:style-name="ce194" table:formula="of:=COM.MICROSOFT.IFS([.D24]=[$БД.$A$38];[$Настройки.$B$18];[.D24]=[$БД.$A$39];[$Настройки.$B$20];[.D24]=[$БД.$A$40];1.1)/1000" office:value-type="float" office:value="2.7" calcext:value-type="float">
            <text:p>2,70 р/г</text:p>
          </table:table-cell>
          <table:table-cell table:style-name="ce196" table:formula="of:=[.I24]*[.J24]" office:value-type="currency" office:currency="RUB" office:value="38.135448" calcext:value-type="currency">
            <text:p>38,14 ₽</text:p>
          </table:table-cell>
          <table:table-cell table:style-name="ce20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5</text:p>
          </table:table-cell>
          <table:table-cell table:style-name="ce172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25]=[$БД.$A$38];[$Настройки.$B$17];[.D25]=[$БД.$A$39];[$Настройки.$B$19];[.D25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5.13864" calcext:value-type="float">
            <text:p>5,14 г</text:p>
          </table:table-cell>
          <table:table-cell table:style-name="ce323" table:formula="of:=IF([$'Покупные изделия'.E18]&gt;0;1;0)*[.H21]" office:value-type="float" office:value="0" calcext:value-type="float">
            <text:p>0</text:p>
          </table:table-cell>
          <table:table-cell table:style-name="ce267" table:formula="of:=[.G25]*[.H25]" office:value-type="float" office:value="0" calcext:value-type="float">
            <text:p>0,00 г</text:p>
          </table:table-cell>
          <table:table-cell table:style-name="ce194" table:formula="of:=COM.MICROSOFT.IFS([.D25]=[$БД.$A$38];[$Настройки.$B$18];[.D25]=[$БД.$A$39];[$Настройки.$B$20];[.D25]=[$БД.$A$40];1.1)/1000" office:value-type="float" office:value="2.7" calcext:value-type="float">
            <text:p>2,70 р/г</text:p>
          </table:table-cell>
          <table:table-cell table:style-name="ce196" table:formula="of:=[.I25]*[.J25]" office:value-type="currency" office:currency="RUB" office:value="0" calcext:value-type="currency">
            <text:p>0,00 ₽</text:p>
          </table:table-cell>
          <table:table-cell table:style-name="ce20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6</text:p>
          </table:table-cell>
          <table:table-cell table:style-name="ce172" office:value-type="string" calcext:value-type="string">
            <text:p>Lite print head case for CR-10 heatsink</text:p>
          </table:table-cell>
          <table:table-cell table:style-name="ce260" office:value-type="float" office:value="16859" calcext:value-type="float">
            <text:p>16 859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26]=[$БД.$A$38];[$Настройки.$B$17];[.D26]=[$БД.$A$39];[$Настройки.$B$19];[.D26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8.20772" calcext:value-type="float">
            <text:p>18,21 г</text:p>
          </table:table-cell>
          <table:table-cell table:style-name="ce323" table:formula="of:=IF([.H21]=2;2;0)" office:value-type="float" office:value="2" calcext:value-type="float">
            <text:p>2</text:p>
          </table:table-cell>
          <table:table-cell table:style-name="ce267" table:formula="of:=[.G26]*[.H26]" office:value-type="float" office:value="36.41544" calcext:value-type="float">
            <text:p>36,42 г</text:p>
          </table:table-cell>
          <table:table-cell table:style-name="ce194" table:formula="of:=COM.MICROSOFT.IFS([.D26]=[$БД.$A$38];[$Настройки.$B$18];[.D26]=[$БД.$A$39];[$Настройки.$B$20];[.D26]=[$БД.$A$40];1.1)/1000" office:value-type="float" office:value="2.7" calcext:value-type="float">
            <text:p>2,70 р/г</text:p>
          </table:table-cell>
          <table:table-cell table:style-name="ce196" table:formula="of:=[.I26]*[.J26]" office:value-type="currency" office:currency="RUB" office:value="98.321688" calcext:value-type="currency">
            <text:p>98,32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2-01</text:p>
          </table:table-cell>
          <table:table-cell table:style-name="ce172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27]=[$БД.$A$38];[$Настройки.$B$17];[.D27]=[$БД.$A$39];[$Настройки.$B$19];[.D27]=[$БД.$A$40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7]*[.E27]*[.F27]/1000" office:value-type="float" office:value="41.25249" calcext:value-type="float">
            <text:p>41,2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7]*[.H27]" office:value-type="float" office:value="82.50498" calcext:value-type="float">
            <text:p>82,50 г</text:p>
          </table:table-cell>
          <table:table-cell table:style-name="ce194" table:formula="of:=COM.MICROSOFT.IFS([.D27]=[$БД.$A$38];[$Настройки.$B$18];[.D27]=[$БД.$A$39];[$Настройки.$B$20];[.D27]=[$БД.$A$40];1.1)/1000" office:value-type="float" office:value="2.7" calcext:value-type="float">
            <text:p>2,70 р/г</text:p>
          </table:table-cell>
          <table:table-cell table:style-name="ce196" table:formula="of:=[.I27]*[.J27]" office:value-type="currency" office:currency="RUB" office:value="222.763446" calcext:value-type="currency">
            <text:p>222,76 ₽</text:p>
          </table:table-cell>
          <table:table-cell table:style-name="ce20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2-02</text:p>
          </table:table-cell>
          <table:table-cell table:style-name="ce172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28]=[$БД.$A$38];[$Настройки.$B$17];[.D28]=[$БД.$A$39];[$Настройки.$B$19];[.D28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8]*[.E28]*[.F28]/1000" office:value-type="float" office:value="12.81852" calcext:value-type="float">
            <text:p>12,82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28]*[.H28]" office:value-type="float" office:value="0" calcext:value-type="float">
            <text:p>0,00 г</text:p>
          </table:table-cell>
          <table:table-cell table:style-name="ce194" table:formula="of:=COM.MICROSOFT.IFS([.D28]=[$БД.$A$38];[$Настройки.$B$18];[.D28]=[$БД.$A$39];[$Настройки.$B$20];[.D28]=[$БД.$A$40];1.1)/1000" office:value-type="float" office:value="2.7" calcext:value-type="float">
            <text:p>2,70 р/г</text:p>
          </table:table-cell>
          <table:table-cell table:style-name="ce196" table:formula="of:=[.I28]*[.J28]" office:value-type="currency" office:currency="RUB" office:value="0" calcext:value-type="currency">
            <text:p>0,00 ₽</text:p>
          </table:table-cell>
          <table:table-cell table:style-name="ce201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3-01</text:p>
          </table:table-cell>
          <table:table-cell table:style-name="ce172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29]=[$БД.$A$38];[$Настройки.$B$17];[.D29]=[$БД.$A$39];[$Настройки.$B$19];[.D29]=[$БД.$A$40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9]*[.E29]*[.F29]/1000" office:value-type="float" office:value="21.58656" calcext:value-type="float">
            <text:p>21,5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9]*[.H29]" office:value-type="float" office:value="43.17312" calcext:value-type="float">
            <text:p>43,17 г</text:p>
          </table:table-cell>
          <table:table-cell table:style-name="ce194" table:formula="of:=COM.MICROSOFT.IFS([.D29]=[$БД.$A$38];[$Настройки.$B$18];[.D29]=[$БД.$A$39];[$Настройки.$B$20];[.D29]=[$БД.$A$40];1.1)/1000" office:value-type="float" office:value="1.2" calcext:value-type="float">
            <text:p>1,20 р/г</text:p>
          </table:table-cell>
          <table:table-cell table:style-name="ce196" table:formula="of:=[.I29]*[.J29]" office:value-type="currency" office:currency="RUB" office:value="51.807744" calcext:value-type="currency">
            <text:p>51,81 ₽</text:p>
          </table:table-cell>
          <table:table-cell table:style-name="ce20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3-02</text:p>
          </table:table-cell>
          <table:table-cell table:style-name="ce172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30]=[$БД.$A$38];[$Настройки.$B$17];[.D30]=[$БД.$A$39];[$Настройки.$B$19];[.D30]=[$БД.$A$40];1.1)" office:value-type="float" office:value="1.08" calcext:value-type="float">
            <text:p>1,0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0]*[.E30]*[.F30]/1000" office:value-type="float" office:value="81.0783" calcext:value-type="float">
            <text:p>81,08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0]*[.H30]" office:value-type="float" office:value="81.0783" calcext:value-type="float">
            <text:p>81,08 г</text:p>
          </table:table-cell>
          <table:table-cell table:style-name="ce194" table:formula="of:=COM.MICROSOFT.IFS([.D30]=[$БД.$A$38];[$Настройки.$B$18];[.D30]=[$БД.$A$39];[$Настройки.$B$20];[.D30]=[$БД.$A$40];1.1)/1000" office:value-type="float" office:value="2.7" calcext:value-type="float">
            <text:p>2,70 р/г</text:p>
          </table:table-cell>
          <table:table-cell table:style-name="ce196" table:formula="of:=[.I30]*[.J30]" office:value-type="currency" office:currency="RUB" office:value="218.91141" calcext:value-type="currency">
            <text:p>218,91 ₽</text:p>
          </table:table-cell>
          <table:table-cell table:style-name="ce201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3-03</text:p>
          </table:table-cell>
          <table:table-cell table:style-name="ce172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31]=[$БД.$A$38];[$Настройки.$B$17];[.D31]=[$БД.$A$39];[$Настройки.$B$19];[.D31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1.7226" calcext:value-type="float">
            <text:p>1,72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1]*[.H31]" office:value-type="float" office:value="1.7226" calcext:value-type="float">
            <text:p>1,72 г</text:p>
          </table:table-cell>
          <table:table-cell table:style-name="ce194" table:formula="of:=COM.MICROSOFT.IFS([.D31]=[$БД.$A$38];[$Настройки.$B$18];[.D31]=[$БД.$A$39];[$Настройки.$B$20];[.D31]=[$БД.$A$40];1.1)/1000" office:value-type="float" office:value="2.7" calcext:value-type="float">
            <text:p>2,70 р/г</text:p>
          </table:table-cell>
          <table:table-cell table:style-name="ce196" table:formula="of:=[.I31]*[.J31]" office:value-type="currency" office:currency="RUB" office:value="4.65102" calcext:value-type="currency">
            <text:p>4,65 ₽</text:p>
          </table:table-cell>
          <table:table-cell table:style-name="ce201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3-04</text:p>
          </table:table-cell>
          <table:table-cell table:style-name="ce172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32]=[$БД.$A$38];[$Настройки.$B$17];[.D32]=[$БД.$A$39];[$Настройки.$B$19];[.D32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7.39584" calcext:value-type="float">
            <text:p>7,40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2]*[.H32]" office:value-type="float" office:value="7.39584" calcext:value-type="float">
            <text:p>7,40 г</text:p>
          </table:table-cell>
          <table:table-cell table:style-name="ce194" table:formula="of:=COM.MICROSOFT.IFS([.D32]=[$БД.$A$38];[$Настройки.$B$18];[.D32]=[$БД.$A$39];[$Настройки.$B$20];[.D32]=[$БД.$A$40];1.1)/1000" office:value-type="float" office:value="2.7" calcext:value-type="float">
            <text:p>2,70 р/г</text:p>
          </table:table-cell>
          <table:table-cell table:style-name="ce196" table:formula="of:=[.I32]*[.J32]" office:value-type="currency" office:currency="RUB" office:value="19.968768" calcext:value-type="currency">
            <text:p>19,97 ₽</text:p>
          </table:table-cell>
          <table:table-cell table:style-name="ce201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4-01</text:p>
          </table:table-cell>
          <table:table-cell table:style-name="ce172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33]=[$БД.$A$38];[$Настройки.$B$17];[.D33]=[$БД.$A$39];[$Настройки.$B$19];[.D33]=[$БД.$A$40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3]*[.E33]*[.F33]/1000" office:value-type="float" office:value="58.576" calcext:value-type="float">
            <text:p>58,58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3]*[.H33]" office:value-type="float" office:value="58.576" calcext:value-type="float">
            <text:p>58,58 г</text:p>
          </table:table-cell>
          <table:table-cell table:style-name="ce194" table:formula="of:=COM.MICROSOFT.IFS([.D33]=[$БД.$A$38];[$Настройки.$B$18];[.D33]=[$БД.$A$39];[$Настройки.$B$20];[.D33]=[$БД.$A$40];1.1)/1000" office:value-type="float" office:value="1.2" calcext:value-type="float">
            <text:p>1,20 р/г</text:p>
          </table:table-cell>
          <table:table-cell table:style-name="ce196" table:formula="of:=[.I33]*[.J33]" office:value-type="currency" office:currency="RUB" office:value="70.2912" calcext:value-type="currency">
            <text:p>70,29 ₽</text:p>
          </table:table-cell>
          <table:table-cell table:style-name="ce201"/>
          <table:table-cell table:number-columns-repeated="1011"/>
        </table:table-row>
        <table:table-row table:style-name="ro6">
          <table:table-cell table:style-name="ce288" office:value-type="string" calcext:value-type="string">
            <text:p>V05-01-04-02-01</text:p>
          </table:table-cell>
          <table:table-cell table:style-name="ce172" office:value-type="string" calcext:value-type="string">
            <text:p>Belt tensioner slider (roller)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34]=[$БД.$A$38];[$Настройки.$B$17];[.D34]=[$БД.$A$39];[$Настройки.$B$19];[.D34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9.5808" calcext:value-type="float">
            <text:p>9,5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4]*[.H34]" office:value-type="float" office:value="19.1616" calcext:value-type="float">
            <text:p>19,16 г</text:p>
          </table:table-cell>
          <table:table-cell table:style-name="ce194" table:formula="of:=COM.MICROSOFT.IFS([.D34]=[$БД.$A$38];[$Настройки.$B$18];[.D34]=[$БД.$A$39];[$Настройки.$B$20];[.D34]=[$БД.$A$40];1.1)/1000" office:value-type="float" office:value="1.2" calcext:value-type="float">
            <text:p>1,20 р/г</text:p>
          </table:table-cell>
          <table:table-cell table:style-name="ce196" table:formula="of:=[.I34]*[.J34]" office:value-type="currency" office:currency="RUB" office:value="22.99392" calcext:value-type="currency">
            <text:p>22,99 ₽</text:p>
          </table:table-cell>
          <table:table-cell table:style-name="ce201"/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1-04-02-02</text:p>
          </table:table-cell>
          <table:table-cell table:style-name="ce172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35]=[$БД.$A$38];[$Настройки.$B$17];[.D35]=[$БД.$A$39];[$Настройки.$B$19];[.D35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4.21248" calcext:value-type="float">
            <text:p>4,21 г</text:p>
          </table:table-cell>
          <table:table-cell table:style-name="ce323" table:formula="of:=[.H34]+[.H37]" office:value-type="float" office:value="4" calcext:value-type="float">
            <text:p>4</text:p>
          </table:table-cell>
          <table:table-cell table:style-name="ce267" table:formula="of:=[.G35]*[.H35]" office:value-type="float" office:value="16.84992" calcext:value-type="float">
            <text:p>16,85 г</text:p>
          </table:table-cell>
          <table:table-cell table:style-name="ce194" table:formula="of:=COM.MICROSOFT.IFS([.D35]=[$БД.$A$38];[$Настройки.$B$18];[.D35]=[$БД.$A$39];[$Настройки.$B$20];[.D35]=[$БД.$A$40];1.1)/1000" office:value-type="float" office:value="1.2" calcext:value-type="float">
            <text:p>1,20 р/г</text:p>
          </table:table-cell>
          <table:table-cell table:style-name="ce196" table:formula="of:=[.I35]*[.J35]" office:value-type="currency" office:currency="RUB" office:value="20.219904" calcext:value-type="currency">
            <text:p>20,22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4-02-03</text:p>
          </table:table-cell>
          <table:table-cell table:style-name="ce172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36]=[$БД.$A$38];[$Настройки.$B$17];[.D36]=[$БД.$A$39];[$Настройки.$B$19];[.D36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0.75264" calcext:value-type="float">
            <text:p>0,75 г</text:p>
          </table:table-cell>
          <table:table-cell table:style-name="ce323" table:formula="of:=[.H35]" office:value-type="float" office:value="4" calcext:value-type="float">
            <text:p>4</text:p>
          </table:table-cell>
          <table:table-cell table:style-name="ce267" table:formula="of:=[.G36]*[.H36]" office:value-type="float" office:value="3.01056" calcext:value-type="float">
            <text:p>3,01 г</text:p>
          </table:table-cell>
          <table:table-cell table:style-name="ce194" table:formula="of:=COM.MICROSOFT.IFS([.D36]=[$БД.$A$38];[$Настройки.$B$18];[.D36]=[$БД.$A$39];[$Настройки.$B$20];[.D36]=[$БД.$A$40];1.1)/1000" office:value-type="float" office:value="1.2" calcext:value-type="float">
            <text:p>1,20 р/г</text:p>
          </table:table-cell>
          <table:table-cell table:style-name="ce196" table:formula="of:=[.I36]*[.J36]" office:value-type="currency" office:currency="RUB" office:value="3.612672" calcext:value-type="currency">
            <text:p>3,61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4-03-01</text:p>
          </table:table-cell>
          <table:table-cell table:style-name="ce172" office:value-type="string" calcext:value-type="string">
            <text:p>Belt tensioner slider (fixed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37]=[$БД.$A$38];[$Настройки.$B$17];[.D37]=[$БД.$A$39];[$Настройки.$B$19];[.D3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10.73792" calcext:value-type="float">
            <text:p>10,74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7]*[.H37]" office:value-type="float" office:value="21.47584" calcext:value-type="float">
            <text:p>21,48 г</text:p>
          </table:table-cell>
          <table:table-cell table:style-name="ce194" table:formula="of:=COM.MICROSOFT.IFS([.D37]=[$БД.$A$38];[$Настройки.$B$18];[.D37]=[$БД.$A$39];[$Настройки.$B$20];[.D37]=[$БД.$A$40];1.1)/1000" office:value-type="float" office:value="1.2" calcext:value-type="float">
            <text:p>1,20 р/г</text:p>
          </table:table-cell>
          <table:table-cell table:style-name="ce196" table:formula="of:=[.I37]*[.J37]" office:value-type="currency" office:currency="RUB" office:value="25.771008" calcext:value-type="currency">
            <text:p>25,77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4-03-03</text:p>
          </table:table-cell>
          <table:table-cell table:style-name="ce172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38]=[$БД.$A$38];[$Настройки.$B$17];[.D38]=[$БД.$A$39];[$Настройки.$B$19];[.D38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2.0416" calcext:value-type="float">
            <text:p>2,04 г</text:p>
          </table:table-cell>
          <table:table-cell table:style-name="ce323" table:formula="of:=[.H37]" office:value-type="float" office:value="2" calcext:value-type="float">
            <text:p>2</text:p>
          </table:table-cell>
          <table:table-cell table:style-name="ce267" table:formula="of:=[.G38]*[.H38]" office:value-type="float" office:value="4.0832" calcext:value-type="float">
            <text:p>4,08 г</text:p>
          </table:table-cell>
          <table:table-cell table:style-name="ce194" table:formula="of:=COM.MICROSOFT.IFS([.D38]=[$БД.$A$38];[$Настройки.$B$18];[.D38]=[$БД.$A$39];[$Настройки.$B$20];[.D38]=[$БД.$A$40];1.1)/1000" office:value-type="float" office:value="1.2" calcext:value-type="float">
            <text:p>1,20 р/г</text:p>
          </table:table-cell>
          <table:table-cell table:style-name="ce196" table:formula="of:=[.I38]*[.J38]" office:value-type="currency" office:currency="RUB" office:value="4.89984" calcext:value-type="currency">
            <text:p>4,90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5-01</text:p>
          </table:table-cell>
          <table:table-cell table:style-name="ce172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39]=[$БД.$A$38];[$Настройки.$B$17];[.D39]=[$БД.$A$39];[$Настройки.$B$19];[.D39]=[$БД.$A$40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9]*[.E39]*[.F39]/1000" office:value-type="float" office:value="57.70304" calcext:value-type="float">
            <text:p>57,70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9]*[.H39]" office:value-type="float" office:value="57.70304" calcext:value-type="float">
            <text:p>57,70 г</text:p>
          </table:table-cell>
          <table:table-cell table:style-name="ce194" table:formula="of:=COM.MICROSOFT.IFS([.D39]=[$БД.$A$38];[$Настройки.$B$18];[.D39]=[$БД.$A$39];[$Настройки.$B$20];[.D39]=[$БД.$A$40];1.1)/1000" office:value-type="float" office:value="1.2" calcext:value-type="float">
            <text:p>1,20 р/г</text:p>
          </table:table-cell>
          <table:table-cell table:style-name="ce196" table:formula="of:=[.I39]*[.J39]" office:value-type="currency" office:currency="RUB" office:value="69.243648" calcext:value-type="currency">
            <text:p>69,24 ₽</text:p>
          </table:table-cell>
          <table:table-cell table:style-name="ce201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6-01</text:p>
          </table:table-cell>
          <table:table-cell table:style-name="ce172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40]=[$БД.$A$38];[$Настройки.$B$17];[.D40]=[$БД.$A$39];[$Настройки.$B$19];[.D40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4.63104" calcext:value-type="float">
            <text:p>4,63 г</text:p>
          </table:table-cell>
          <table:table-cell table:style-name="ce323" table:formula="of:=IF([$Настройки.B3]=2;2;0)" office:value-type="float" office:value="2" calcext:value-type="float">
            <text:p>2</text:p>
          </table:table-cell>
          <table:table-cell table:style-name="ce267" table:formula="of:=[.G40]*[.H40]" office:value-type="float" office:value="9.26208" calcext:value-type="float">
            <text:p>9,26 г</text:p>
          </table:table-cell>
          <table:table-cell table:style-name="ce194" table:formula="of:=COM.MICROSOFT.IFS([.D40]=[$БД.$A$38];[$Настройки.$B$18];[.D40]=[$БД.$A$39];[$Настройки.$B$20];[.D40]=[$БД.$A$40];1.1)/1000" office:value-type="float" office:value="1.2" calcext:value-type="float">
            <text:p>1,20 р/г</text:p>
          </table:table-cell>
          <table:table-cell table:style-name="ce196" table:formula="of:=[.I40]*[.J40]" office:value-type="currency" office:currency="RUB" office:value="11.114496" calcext:value-type="currency">
            <text:p>11,11 ₽</text:p>
          </table:table-cell>
          <table:table-cell table:style-name="ce20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288" office:value-type="string" calcext:value-type="string">
            <text:p>V07-01-07-01</text:p>
          </table:table-cell>
          <table:table-cell table:style-name="ce172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41]=[$БД.$A$38];[$Настройки.$B$17];[.D41]=[$БД.$A$39];[$Настройки.$B$19];[.D41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3.13216" calcext:value-type="float">
            <text:p>3,1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1]*[.H41]" office:value-type="float" office:value="6.26432" calcext:value-type="float">
            <text:p>6,26 г</text:p>
          </table:table-cell>
          <table:table-cell table:style-name="ce194" table:formula="of:=COM.MICROSOFT.IFS([.D41]=[$БД.$A$38];[$Настройки.$B$18];[.D41]=[$БД.$A$39];[$Настройки.$B$20];[.D41]=[$БД.$A$40];1.1)/1000" office:value-type="float" office:value="1.2" calcext:value-type="float">
            <text:p>1,20 р/г</text:p>
          </table:table-cell>
          <table:table-cell table:style-name="ce196" table:formula="of:=[.I41]*[.J41]" office:value-type="currency" office:currency="RUB" office:value="7.517184" calcext:value-type="currency">
            <text:p>7,52 ₽</text:p>
          </table:table-cell>
          <table:table-cell table:style-name="ce201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184" table:content-validation-name="val14"/>
          <table:covered-table-cell table:style-name="ce275"/>
          <table:covered-table-cell table:style-name="ce184"/>
          <table:covered-table-cell table:style-name="ce278"/>
          <table:covered-table-cell table:style-name="ce280"/>
          <table:covered-table-cell table:style-name="ce278"/>
          <table:covered-table-cell table:style-name="ce195"/>
          <table:covered-table-cell table:style-name="ce197"/>
          <table:covered-table-cell table:style-name="ce285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2-01</text:p>
          </table:table-cell>
          <table:table-cell table:style-name="ce172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183" table:content-validation-name="val14" office:value-type="string" calcext:value-type="string">
            <text:p>Эластомер</text:p>
          </table:table-cell>
          <table:table-cell table:style-name="ce265" table:formula="of:=COM.MICROSOFT.IFS([.D43]=[$БД.$A$38];[$Настройки.$B$17];[.D43]=[$БД.$A$39];[$Настройки.$B$19];[.D43]=[$БД.$A$40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3]*[.E43]*[.F43]/1000" office:value-type="float" office:value="2.3452" calcext:value-type="float">
            <text:p>2,35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43]*[.H43]" office:value-type="float" office:value="9.3808" calcext:value-type="float">
            <text:p>9,38 г</text:p>
          </table:table-cell>
          <table:table-cell table:style-name="ce194" table:formula="of:=COM.MICROSOFT.IFS([.D43]=[$БД.$A$38];[$Настройки.$B$18];[.D43]=[$БД.$A$39];[$Настройки.$B$20];[.D43]=[$БД.$A$40];1.1)/1000" office:value-type="float" office:value="0.0011" calcext:value-type="float">
            <text:p>0,00 р/г</text:p>
          </table:table-cell>
          <table:table-cell table:style-name="ce196" table:formula="of:=[.I43]*[.J43]" office:value-type="currency" office:currency="RUB" office:value="0.01031888" calcext:value-type="currency">
            <text:p>0,01 ₽</text:p>
          </table:table-cell>
          <table:table-cell table:style-name="ce201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172"/>
          <table:covered-table-cell table:style-name="ce260"/>
          <table:covered-table-cell table:style-name="ce183" table:content-validation-name="val14"/>
          <table:covered-table-cell table:style-name="ce265"/>
          <table:covered-table-cell table:style-name="ce183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196"/>
          <table:covered-table-cell table:style-name="ce201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1-01</text:p>
          </table:table-cell>
          <table:table-cell table:style-name="ce172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45]=[$БД.$A$38];[$Настройки.$B$17];[.D45]=[$БД.$A$39];[$Настройки.$B$19];[.D45]=[$БД.$A$40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5]*[.E45]*[.F45]/1000" office:value-type="float" office:value="95.0496" calcext:value-type="float">
            <text:p>95,05 г</text:p>
          </table:table-cell>
          <table:table-cell table:style-name="ce323" table:formula="of:=[$Настройки.B11]" office:value-type="float" office:value="2" calcext:value-type="float">
            <text:p>2</text:p>
          </table:table-cell>
          <table:table-cell table:style-name="ce267" table:formula="of:=[.G45]*[.H45]" office:value-type="float" office:value="190.0992" calcext:value-type="float">
            <text:p>190,10 г</text:p>
          </table:table-cell>
          <table:table-cell table:style-name="ce194" table:formula="of:=COM.MICROSOFT.IFS([.D45]=[$БД.$A$38];[$Настройки.$B$18];[.D45]=[$БД.$A$39];[$Настройки.$B$20];[.D45]=[$БД.$A$40];1.1)/1000" office:value-type="float" office:value="1.2" calcext:value-type="float">
            <text:p>1,20 р/г</text:p>
          </table:table-cell>
          <table:table-cell table:style-name="ce196" table:formula="of:=[.I45]*[.J45]" office:value-type="currency" office:currency="RUB" office:value="228.11904" calcext:value-type="currency">
            <text:p>228,12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2-01</text:p>
          </table:table-cell>
          <table:table-cell table:style-name="ce172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46]=[$БД.$A$38];[$Настройки.$B$17];[.D46]=[$БД.$A$39];[$Настройки.$B$19];[.D46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24.31512" calcext:value-type="float">
            <text:p>24,32 г</text:p>
          </table:table-cell>
          <table:table-cell table:style-name="ce323" table:formula="of:=[$Настройки.B12]" office:value-type="float" office:value="2" calcext:value-type="float">
            <text:p>2</text:p>
          </table:table-cell>
          <table:table-cell table:style-name="ce267" table:formula="of:=[.G46]*[.H46]" office:value-type="float" office:value="48.63024" calcext:value-type="float">
            <text:p>48,63 г</text:p>
          </table:table-cell>
          <table:table-cell table:style-name="ce194" table:formula="of:=COM.MICROSOFT.IFS([.D46]=[$БД.$A$38];[$Настройки.$B$18];[.D46]=[$БД.$A$39];[$Настройки.$B$20];[.D46]=[$БД.$A$40];1.1)/1000" office:value-type="float" office:value="2.7" calcext:value-type="float">
            <text:p>2,70 р/г</text:p>
          </table:table-cell>
          <table:table-cell table:style-name="ce196" table:formula="of:=[.I46]*[.J46]" office:value-type="currency" office:currency="RUB" office:value="131.301648" calcext:value-type="currency">
            <text:p>131,30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3-03-01-01</text:p>
          </table:table-cell>
          <table:table-cell table:style-name="ce172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47]=[$БД.$A$38];[$Настройки.$B$17];[.D47]=[$БД.$A$39];[$Настройки.$B$19];[.D4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5.17952" calcext:value-type="float">
            <text:p>15,18 г</text:p>
          </table:table-cell>
          <table:table-cell table:style-name="ce323" table:formula="of:=IF([$Настройки.B12]&gt;=[$Настройки.B11];[$'Профиль алюминиевый'.D19]*2;0)" office:value-type="float" office:value="6" calcext:value-type="float">
            <text:p>6</text:p>
          </table:table-cell>
          <table:table-cell table:style-name="ce267" table:formula="of:=[.G47]*[.H47]" office:value-type="float" office:value="91.07712" calcext:value-type="float">
            <text:p>91,08 г</text:p>
          </table:table-cell>
          <table:table-cell table:style-name="ce194" table:formula="of:=COM.MICROSOFT.IFS([.D47]=[$БД.$A$38];[$Настройки.$B$18];[.D47]=[$БД.$A$39];[$Настройки.$B$20];[.D47]=[$БД.$A$40];1.1)/1000" office:value-type="float" office:value="1.2" calcext:value-type="float">
            <text:p>1,20 р/г</text:p>
          </table:table-cell>
          <table:table-cell table:style-name="ce196" table:formula="of:=[.I47]*[.J47]" office:value-type="currency" office:currency="RUB" office:value="109.292544" calcext:value-type="currency">
            <text:p>109,29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3-03-01-02</text:p>
          </table:table-cell>
          <table:table-cell table:style-name="ce172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183" table:content-validation-name="val14" office:value-type="string" calcext:value-type="string">
            <text:p>Продвинутый</text:p>
          </table:table-cell>
          <table:table-cell table:style-name="ce265" table:formula="of:=COM.MICROSOFT.IFS([.D48]=[$БД.$A$38];[$Настройки.$B$17];[.D48]=[$БД.$A$39];[$Настройки.$B$19];[.D48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2.51396" calcext:value-type="float">
            <text:p>12,51 г</text:p>
          </table:table-cell>
          <table:table-cell table:style-name="ce323" table:formula="of:=[$Настройки.B10]" office:value-type="float" office:value="6" calcext:value-type="float">
            <text:p>6</text:p>
          </table:table-cell>
          <table:table-cell table:style-name="ce267" table:formula="of:=[.G48]*[.H48]" office:value-type="float" office:value="75.08376" calcext:value-type="float">
            <text:p>75,08 г</text:p>
          </table:table-cell>
          <table:table-cell table:style-name="ce194" table:formula="of:=COM.MICROSOFT.IFS([.D48]=[$БД.$A$38];[$Настройки.$B$18];[.D48]=[$БД.$A$39];[$Настройки.$B$20];[.D48]=[$БД.$A$40];1.1)/1000" office:value-type="float" office:value="2.7" calcext:value-type="float">
            <text:p>2,70 р/г</text:p>
          </table:table-cell>
          <table:table-cell table:style-name="ce196" table:formula="of:=[.I48]*[.J48]" office:value-type="currency" office:currency="RUB" office:value="202.726152" calcext:value-type="currency">
            <text:p>202,73 ₽</text:p>
          </table:table-cell>
          <table:table-cell table:style-name="ce201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3-03-01-03</text:p>
          </table:table-cell>
          <table:table-cell table:style-name="ce172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49]=[$БД.$A$38];[$Настройки.$B$17];[.D49]=[$БД.$A$39];[$Настройки.$B$19];[.D49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0.28608" calcext:value-type="float">
            <text:p>10,29 г</text:p>
          </table:table-cell>
          <table:table-cell table:style-name="ce323" table:formula="of:=[.H48]" office:value-type="float" office:value="6" calcext:value-type="float">
            <text:p>6</text:p>
          </table:table-cell>
          <table:table-cell table:style-name="ce267" table:formula="of:=[.G49]*[.H49]" office:value-type="float" office:value="61.71648" calcext:value-type="float">
            <text:p>61,72 г</text:p>
          </table:table-cell>
          <table:table-cell table:style-name="ce194" table:formula="of:=COM.MICROSOFT.IFS([.D49]=[$БД.$A$38];[$Настройки.$B$18];[.D49]=[$БД.$A$39];[$Настройки.$B$20];[.D49]=[$БД.$A$40];1.1)/1000" office:value-type="float" office:value="1.2" calcext:value-type="float">
            <text:p>1,20 р/г</text:p>
          </table:table-cell>
          <table:table-cell table:style-name="ce196" table:formula="of:=[.I49]*[.J49]" office:value-type="currency" office:currency="RUB" office:value="74.059776" calcext:value-type="currency">
            <text:p>74,06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6-03-03-01-04</text:p>
          </table:table-cell>
          <table:table-cell table:style-name="ce172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50]=[$БД.$A$38];[$Настройки.$B$17];[.D50]=[$БД.$A$39];[$Настройки.$B$19];[.D50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15.7376" calcext:value-type="float">
            <text:p>15,74 г</text:p>
          </table:table-cell>
          <table:table-cell table:style-name="ce323" table:formula="of:=IF([$Настройки.B12]&lt;[$Настройки.B11];[$'Профиль алюминиевый'.D19]*2;0)" office:value-type="float" office:value="0" calcext:value-type="float">
            <text:p>0</text:p>
          </table:table-cell>
          <table:table-cell table:style-name="ce267" table:formula="of:=[.G50]*[.H50]" office:value-type="float" office:value="0" calcext:value-type="float">
            <text:p>0,00 г</text:p>
          </table:table-cell>
          <table:table-cell table:style-name="ce194" table:formula="of:=COM.MICROSOFT.IFS([.D50]=[$БД.$A$38];[$Настройки.$B$18];[.D50]=[$БД.$A$39];[$Настройки.$B$20];[.D50]=[$БД.$A$40];1.1)/1000" office:value-type="float" office:value="1.2" calcext:value-type="float">
            <text:p>1,20 р/г</text:p>
          </table:table-cell>
          <table:table-cell table:style-name="ce196" table:formula="of:=[.I50]*[.J50]" office:value-type="currency" office:currency="RUB" office:value="0" calcext:value-type="currency">
            <text:p>0,00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5-01</text:p>
          </table:table-cell>
          <table:table-cell table:style-name="ce172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51]=[$БД.$A$38];[$Настройки.$B$17];[.D51]=[$БД.$A$39];[$Настройки.$B$19];[.D51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11.48032" calcext:value-type="float">
            <text:p>11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1]*[.H51]" office:value-type="float" office:value="22.96064" calcext:value-type="float">
            <text:p>22,96 г</text:p>
          </table:table-cell>
          <table:table-cell table:style-name="ce194" table:formula="of:=COM.MICROSOFT.IFS([.D51]=[$БД.$A$38];[$Настройки.$B$18];[.D51]=[$БД.$A$39];[$Настройки.$B$20];[.D51]=[$БД.$A$40];1.1)/1000" office:value-type="float" office:value="1.2" calcext:value-type="float">
            <text:p>1,20 р/г</text:p>
          </table:table-cell>
          <table:table-cell table:style-name="ce196" table:formula="of:=[.I51]*[.J51]" office:value-type="currency" office:currency="RUB" office:value="27.552768" calcext:value-type="currency">
            <text:p>27,55 ₽</text:p>
          </table:table-cell>
          <table:table-cell table:style-name="ce20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6</text:p>
          </table:table-cell>
          <table:table-cell table:style-name="ce172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52]=[$БД.$A$38];[$Настройки.$B$17];[.D52]=[$БД.$A$39];[$Настройки.$B$19];[.D52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0.832" calcext:value-type="float">
            <text:p>0,8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2]*[.H52]" office:value-type="float" office:value="1.664" calcext:value-type="float">
            <text:p>1,66 г</text:p>
          </table:table-cell>
          <table:table-cell table:style-name="ce194" table:formula="of:=COM.MICROSOFT.IFS([.D52]=[$БД.$A$38];[$Настройки.$B$18];[.D52]=[$БД.$A$39];[$Настройки.$B$20];[.D52]=[$БД.$A$40];1.1)/1000" office:value-type="float" office:value="1.2" calcext:value-type="float">
            <text:p>1,20 р/г</text:p>
          </table:table-cell>
          <table:table-cell table:style-name="ce196" table:formula="of:=[.I52]*[.J52]" office:value-type="currency" office:currency="RUB" office:value="1.9968" calcext:value-type="currency">
            <text:p>2,00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172"/>
          <table:covered-table-cell table:style-name="ce260"/>
          <table:covered-table-cell table:style-name="ce183" table:content-validation-name="val14"/>
          <table:covered-table-cell table:style-name="ce265"/>
          <table:covered-table-cell table:style-name="ce183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196"/>
          <table:covered-table-cell table:style-name="ce201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7-02-01</text:p>
          </table:table-cell>
          <table:table-cell table:style-name="ce172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54]=[$БД.$A$38];[$Настройки.$B$17];[.D54]=[$БД.$A$39];[$Настройки.$B$19];[.D54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1.45536" calcext:value-type="float">
            <text:p>1,46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54]*[.H54]" office:value-type="float" office:value="8.73216" calcext:value-type="float">
            <text:p>8,73 г</text:p>
          </table:table-cell>
          <table:table-cell table:style-name="ce194" table:formula="of:=COM.MICROSOFT.IFS([.D54]=[$БД.$A$38];[$Настройки.$B$18];[.D54]=[$БД.$A$39];[$Настройки.$B$20];[.D54]=[$БД.$A$40];1.1)/1000" office:value-type="float" office:value="1.2" calcext:value-type="float">
            <text:p>1,20 р/г</text:p>
          </table:table-cell>
          <table:table-cell table:style-name="ce196" table:formula="of:=[.I54]*[.J54]" office:value-type="currency" office:currency="RUB" office:value="10.478592" calcext:value-type="currency">
            <text:p>10,48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7-02-02</text:p>
          </table:table-cell>
          <table:table-cell table:style-name="ce172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55]=[$БД.$A$38];[$Настройки.$B$17];[.D55]=[$БД.$A$39];[$Настройки.$B$19];[.D55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2.7968" calcext:value-type="float">
            <text:p>2,80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55]*[.H55]" office:value-type="float" office:value="16.7808" calcext:value-type="float">
            <text:p>16,78 г</text:p>
          </table:table-cell>
          <table:table-cell table:style-name="ce194" table:formula="of:=COM.MICROSOFT.IFS([.D55]=[$БД.$A$38];[$Настройки.$B$18];[.D55]=[$БД.$A$39];[$Настройки.$B$20];[.D55]=[$БД.$A$40];1.1)/1000" office:value-type="float" office:value="1.2" calcext:value-type="float">
            <text:p>1,20 р/г</text:p>
          </table:table-cell>
          <table:table-cell table:style-name="ce196" table:formula="of:=[.I55]*[.J55]" office:value-type="currency" office:currency="RUB" office:value="20.13696" calcext:value-type="currency">
            <text:p>20,14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7-03</text:p>
          </table:table-cell>
          <table:table-cell table:style-name="ce172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56]=[$БД.$A$38];[$Настройки.$B$17];[.D56]=[$БД.$A$39];[$Настройки.$B$19];[.D56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3.70432" calcext:value-type="float">
            <text:p>3,7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6]*[.H56]" office:value-type="float" office:value="7.40864" calcext:value-type="float">
            <text:p>7,41 г</text:p>
          </table:table-cell>
          <table:table-cell table:style-name="ce194" table:formula="of:=COM.MICROSOFT.IFS([.D56]=[$БД.$A$38];[$Настройки.$B$18];[.D56]=[$БД.$A$39];[$Настройки.$B$20];[.D56]=[$БД.$A$40];1.1)/1000" office:value-type="float" office:value="1.2" calcext:value-type="float">
            <text:p>1,20 р/г</text:p>
          </table:table-cell>
          <table:table-cell table:style-name="ce196" table:formula="of:=[.I56]*[.J56]" office:value-type="currency" office:currency="RUB" office:value="8.890368" calcext:value-type="currency">
            <text:p>8,89 ₽</text:p>
          </table:table-cell>
          <table:table-cell table:style-name="ce20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8(A)</text:p>
          </table:table-cell>
          <table:table-cell table:style-name="ce172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57]=[$БД.$A$38];[$Настройки.$B$17];[.D57]=[$БД.$A$39];[$Настройки.$B$19];[.D5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7]*[.E57]*[.F57]/1000" office:value-type="float" office:value="17.17504" calcext:value-type="float">
            <text:p>17,18 г</text:p>
          </table:table-cell>
          <table:table-cell table:style-name="ce323" office:value-type="float" office:value="5" calcext:value-type="float">
            <text:p>5</text:p>
          </table:table-cell>
          <table:table-cell table:style-name="ce267" table:formula="of:=[.G57]*[.H57]" office:value-type="float" office:value="85.8752" calcext:value-type="float">
            <text:p>85,88 г</text:p>
          </table:table-cell>
          <table:table-cell table:style-name="ce194" table:formula="of:=COM.MICROSOFT.IFS([.D57]=[$БД.$A$38];[$Настройки.$B$18];[.D57]=[$БД.$A$39];[$Настройки.$B$20];[.D57]=[$БД.$A$40];1.1)/1000" office:value-type="float" office:value="1.2" calcext:value-type="float">
            <text:p>1,20 р/г</text:p>
          </table:table-cell>
          <table:table-cell table:style-name="ce196" table:formula="of:=[.I57]*[.J57]" office:value-type="currency" office:currency="RUB" office:value="103.05024" calcext:value-type="currency">
            <text:p>103,05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4-08(B)</text:p>
          </table:table-cell>
          <table:table-cell table:style-name="ce172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58]=[$БД.$A$38];[$Настройки.$B$17];[.D58]=[$БД.$A$39];[$Настройки.$B$19];[.D58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19.54048" calcext:value-type="float">
            <text:p>19,54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58]*[.H58]" office:value-type="float" office:value="19.54048" calcext:value-type="float">
            <text:p>19,54 г</text:p>
          </table:table-cell>
          <table:table-cell table:style-name="ce194" table:formula="of:=COM.MICROSOFT.IFS([.D58]=[$БД.$A$38];[$Настройки.$B$18];[.D58]=[$БД.$A$39];[$Настройки.$B$20];[.D58]=[$БД.$A$40];1.1)/1000" office:value-type="float" office:value="1.2" calcext:value-type="float">
            <text:p>1,20 р/г</text:p>
          </table:table-cell>
          <table:table-cell table:style-name="ce196" table:formula="of:=[.I58]*[.J58]" office:value-type="currency" office:currency="RUB" office:value="23.448576" calcext:value-type="currency">
            <text:p>23,45 ₽</text:p>
          </table:table-cell>
          <table:table-cell table:style-name="ce201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10-01</text:p>
          </table:table-cell>
          <table:table-cell table:style-name="ce172" office:value-type="string" calcext:value-type="string">
            <text:p>Back door lock</text:p>
          </table:table-cell>
          <table:table-cell table:style-name="ce260" office:value-type="float" office:value="3973" calcext:value-type="float">
            <text:p>3 973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59]=[$БД.$A$38];[$Настройки.$B$17];[.D59]=[$БД.$A$39];[$Настройки.$B$19];[.D59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5.08544" calcext:value-type="float">
            <text:p>5,0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9]*[.H59]" office:value-type="float" office:value="10.17088" calcext:value-type="float">
            <text:p>10,17 г</text:p>
          </table:table-cell>
          <table:table-cell table:style-name="ce194" table:formula="of:=COM.MICROSOFT.IFS([.D59]=[$БД.$A$38];[$Настройки.$B$18];[.D59]=[$БД.$A$39];[$Настройки.$B$20];[.D59]=[$БД.$A$40];1.1)/1000" office:value-type="float" office:value="1.2" calcext:value-type="float">
            <text:p>1,20 р/г</text:p>
          </table:table-cell>
          <table:table-cell table:style-name="ce196" table:formula="of:=[.I59]*[.J59]" office:value-type="currency" office:currency="RUB" office:value="12.205056" calcext:value-type="currency">
            <text:p>12,21 ₽</text:p>
          </table:table-cell>
          <table:table-cell table:style-name="ce20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11</text:p>
          </table:table-cell>
          <table:table-cell table:style-name="ce172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60]=[$БД.$A$38];[$Настройки.$B$17];[.D60]=[$БД.$A$39];[$Настройки.$B$19];[.D60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12.23424" calcext:value-type="float">
            <text:p>12,2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60]*[.H60]" office:value-type="float" office:value="24.46848" calcext:value-type="float">
            <text:p>24,47 г</text:p>
          </table:table-cell>
          <table:table-cell table:style-name="ce194" table:formula="of:=COM.MICROSOFT.IFS([.D60]=[$БД.$A$38];[$Настройки.$B$18];[.D60]=[$БД.$A$39];[$Настройки.$B$20];[.D60]=[$БД.$A$40];1.1)/1000" office:value-type="float" office:value="1.2" calcext:value-type="float">
            <text:p>1,20 р/г</text:p>
          </table:table-cell>
          <table:table-cell table:style-name="ce196" table:formula="of:=[.I60]*[.J60]" office:value-type="currency" office:currency="RUB" office:value="29.362176" calcext:value-type="currency">
            <text:p>29,36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12</text:p>
          </table:table-cell>
          <table:table-cell table:style-name="ce172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61]=[$БД.$A$38];[$Настройки.$B$17];[.D61]=[$БД.$A$39];[$Настройки.$B$19];[.D61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8.97408" calcext:value-type="float">
            <text:p>8,97 г</text:p>
          </table:table-cell>
          <table:table-cell table:style-name="ce323" table:formula="of:=[.H60]" office:value-type="float" office:value="2" calcext:value-type="float">
            <text:p>2</text:p>
          </table:table-cell>
          <table:table-cell table:style-name="ce267" table:formula="of:=[.G61]*[.H61]" office:value-type="float" office:value="17.94816" calcext:value-type="float">
            <text:p>17,95 г</text:p>
          </table:table-cell>
          <table:table-cell table:style-name="ce194" table:formula="of:=COM.MICROSOFT.IFS([.D61]=[$БД.$A$38];[$Настройки.$B$18];[.D61]=[$БД.$A$39];[$Настройки.$B$20];[.D61]=[$БД.$A$40];1.1)/1000" office:value-type="float" office:value="1.2" calcext:value-type="float">
            <text:p>1,20 р/г</text:p>
          </table:table-cell>
          <table:table-cell table:style-name="ce196" table:formula="of:=[.I61]*[.J61]" office:value-type="currency" office:currency="RUB" office:value="21.537792" calcext:value-type="currency">
            <text:p>21,54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172"/>
          <table:covered-table-cell table:style-name="ce260"/>
          <table:covered-table-cell table:style-name="ce183" table:content-validation-name="val14"/>
          <table:covered-table-cell table:style-name="ce265"/>
          <table:covered-table-cell table:style-name="ce183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196"/>
          <table:covered-table-cell table:style-name="ce201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1-01</text:p>
          </table:table-cell>
          <table:table-cell table:style-name="ce172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63]=[$БД.$A$38];[$Настройки.$B$17];[.D63]=[$БД.$A$39];[$Настройки.$B$19];[.D63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3]*[.E63]*[.F63]/1000" office:value-type="float" office:value="11.91296" calcext:value-type="float">
            <text:p>11,91 г</text:p>
          </table:table-cell>
          <table:table-cell table:style-name="ce323" table:formula="of:=[.H64]*2" office:value-type="float" office:value="8" calcext:value-type="float">
            <text:p>8</text:p>
          </table:table-cell>
          <table:table-cell table:style-name="ce267" table:formula="of:=[.G63]*[.H63]" office:value-type="float" office:value="95.30368" calcext:value-type="float">
            <text:p>95,30 г</text:p>
          </table:table-cell>
          <table:table-cell table:style-name="ce194" table:formula="of:=COM.MICROSOFT.IFS([.D63]=[$БД.$A$38];[$Настройки.$B$18];[.D63]=[$БД.$A$39];[$Настройки.$B$20];[.D63]=[$БД.$A$40];1.1)/1000" office:value-type="float" office:value="1.2" calcext:value-type="float">
            <text:p>1,20 р/г</text:p>
          </table:table-cell>
          <table:table-cell table:style-name="ce196" table:formula="of:=[.I63]*[.J63]" office:value-type="currency" office:currency="RUB" office:value="114.364416" calcext:value-type="currency">
            <text:p>114,36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1-02</text:p>
          </table:table-cell>
          <table:table-cell table:style-name="ce172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64]=[$БД.$A$38];[$Настройки.$B$17];[.D64]=[$БД.$A$39];[$Настройки.$B$19];[.D64]=[$БД.$A$40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4]*[.E64]*[.F64]/1000" office:value-type="float" office:value="51.9968" calcext:value-type="float">
            <text:p>52,00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64]*[.H64]" office:value-type="float" office:value="207.9872" calcext:value-type="float">
            <text:p>207,99 г</text:p>
          </table:table-cell>
          <table:table-cell table:style-name="ce194" table:formula="of:=COM.MICROSOFT.IFS([.D64]=[$БД.$A$38];[$Настройки.$B$18];[.D64]=[$БД.$A$39];[$Настройки.$B$20];[.D64]=[$БД.$A$40];1.1)/1000" office:value-type="float" office:value="1.2" calcext:value-type="float">
            <text:p>1,20 р/г</text:p>
          </table:table-cell>
          <table:table-cell table:style-name="ce196" table:formula="of:=[.I64]*[.J64]" office:value-type="currency" office:currency="RUB" office:value="249.58464" calcext:value-type="currency">
            <text:p>249,58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2</text:p>
          </table:table-cell>
          <table:table-cell table:style-name="ce172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65]=[$БД.$A$38];[$Настройки.$B$17];[.D65]=[$БД.$A$39];[$Настройки.$B$19];[.D65]=[$БД.$A$40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5]*[.E65]*[.F65]/1000" office:value-type="float" office:value="30.11424" calcext:value-type="float">
            <text:p>30,11 г</text:p>
          </table:table-cell>
          <table:table-cell table:style-name="ce323" table:formula="of:=[.H64]/2" office:value-type="float" office:value="2" calcext:value-type="float">
            <text:p>2</text:p>
          </table:table-cell>
          <table:table-cell table:style-name="ce267" table:formula="of:=[.G65]*[.H65]" office:value-type="float" office:value="60.22848" calcext:value-type="float">
            <text:p>60,23 г</text:p>
          </table:table-cell>
          <table:table-cell table:style-name="ce194" table:formula="of:=COM.MICROSOFT.IFS([.D65]=[$БД.$A$38];[$Настройки.$B$18];[.D65]=[$БД.$A$39];[$Настройки.$B$20];[.D65]=[$БД.$A$40];1.1)/1000" office:value-type="float" office:value="1.2" calcext:value-type="float">
            <text:p>1,20 р/г</text:p>
          </table:table-cell>
          <table:table-cell table:style-name="ce196" table:formula="of:=[.I65]*[.J65]" office:value-type="currency" office:currency="RUB" office:value="72.274176" calcext:value-type="currency">
            <text:p>72,27 ₽</text:p>
          </table:table-cell>
          <table:table-cell table:style-name="ce20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3</text:p>
          </table:table-cell>
          <table:table-cell table:style-name="ce172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66]=[$БД.$A$38];[$Настройки.$B$17];[.D66]=[$БД.$A$39];[$Настройки.$B$19];[.D66]=[$БД.$A$40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6]*[.E66]*[.F66]/1000" office:value-type="float" office:value="30.16512" calcext:value-type="float">
            <text:p>30,17 г</text:p>
          </table:table-cell>
          <table:table-cell table:style-name="ce323" table:formula="of:=[.H65]" office:value-type="float" office:value="2" calcext:value-type="float">
            <text:p>2</text:p>
          </table:table-cell>
          <table:table-cell table:style-name="ce267" table:formula="of:=[.G66]*[.H66]" office:value-type="float" office:value="60.33024" calcext:value-type="float">
            <text:p>60,33 г</text:p>
          </table:table-cell>
          <table:table-cell table:style-name="ce194" table:formula="of:=COM.MICROSOFT.IFS([.D66]=[$БД.$A$38];[$Настройки.$B$18];[.D66]=[$БД.$A$39];[$Настройки.$B$20];[.D66]=[$БД.$A$40];1.1)/1000" office:value-type="float" office:value="1.2" calcext:value-type="float">
            <text:p>1,20 р/г</text:p>
          </table:table-cell>
          <table:table-cell table:style-name="ce196" table:formula="of:=[.I66]*[.J66]" office:value-type="currency" office:currency="RUB" office:value="72.396288" calcext:value-type="currency">
            <text:p>72,40 ₽</text:p>
          </table:table-cell>
          <table:table-cell table:style-name="ce20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7-01</text:p>
          </table:table-cell>
          <table:table-cell table:style-name="ce172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67]=[$БД.$A$38];[$Настройки.$B$17];[.D67]=[$БД.$A$39];[$Настройки.$B$19];[.D6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7]*[.E67]*[.F67]/1000" office:value-type="float" office:value="9.53216" calcext:value-type="float">
            <text:p>9,53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67]*[.H67]" office:value-type="float" office:value="38.12864" calcext:value-type="float">
            <text:p>38,13 г</text:p>
          </table:table-cell>
          <table:table-cell table:style-name="ce194" table:formula="of:=COM.MICROSOFT.IFS([.D67]=[$БД.$A$38];[$Настройки.$B$18];[.D67]=[$БД.$A$39];[$Настройки.$B$20];[.D67]=[$БД.$A$40];1.1)/1000" office:value-type="float" office:value="1.2" calcext:value-type="float">
            <text:p>1,20 р/г</text:p>
          </table:table-cell>
          <table:table-cell table:style-name="ce196" table:formula="of:=[.I67]*[.J67]" office:value-type="currency" office:currency="RUB" office:value="45.754368" calcext:value-type="currency">
            <text:p>45,75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7-05</text:p>
          </table:table-cell>
          <table:table-cell table:style-name="ce172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68]=[$БД.$A$38];[$Настройки.$B$17];[.D68]=[$БД.$A$39];[$Настройки.$B$19];[.D68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8]*[.E68]*[.F68]/1000" office:value-type="float" office:value="0.82304" calcext:value-type="float">
            <text:p>0,82 г</text:p>
          </table:table-cell>
          <table:table-cell table:style-name="ce323" office:value-type="float" office:value="22" calcext:value-type="float">
            <text:p>22</text:p>
          </table:table-cell>
          <table:table-cell table:style-name="ce267" table:formula="of:=[.G68]*[.H68]" office:value-type="float" office:value="18.10688" calcext:value-type="float">
            <text:p>18,11 г</text:p>
          </table:table-cell>
          <table:table-cell table:style-name="ce194" table:formula="of:=COM.MICROSOFT.IFS([.D68]=[$БД.$A$38];[$Настройки.$B$18];[.D68]=[$БД.$A$39];[$Настройки.$B$20];[.D68]=[$БД.$A$40];1.1)/1000" office:value-type="float" office:value="1.2" calcext:value-type="float">
            <text:p>1,20 р/г</text:p>
          </table:table-cell>
          <table:table-cell table:style-name="ce196" table:formula="of:=[.I68]*[.J68]" office:value-type="currency" office:currency="RUB" office:value="21.728256" calcext:value-type="currency">
            <text:p>21,73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7-06-01</text:p>
          </table:table-cell>
          <table:table-cell table:style-name="ce172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69]=[$БД.$A$38];[$Настройки.$B$17];[.D69]=[$БД.$A$39];[$Настройки.$B$19];[.D69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9]*[.E69]*[.F69]/1000" office:value-type="float" office:value="6.38848" calcext:value-type="float">
            <text:p>6,3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9]*[.H69]" office:value-type="float" office:value="12.77696" calcext:value-type="float">
            <text:p>12,78 г</text:p>
          </table:table-cell>
          <table:table-cell table:style-name="ce194" table:formula="of:=COM.MICROSOFT.IFS([.D69]=[$БД.$A$38];[$Настройки.$B$18];[.D69]=[$БД.$A$39];[$Настройки.$B$20];[.D69]=[$БД.$A$40];1.1)/1000" office:value-type="float" office:value="1.2" calcext:value-type="float">
            <text:p>1,20 р/г</text:p>
          </table:table-cell>
          <table:table-cell table:style-name="ce196" table:formula="of:=[.I69]*[.J69]" office:value-type="currency" office:currency="RUB" office:value="15.332352" calcext:value-type="currency">
            <text:p>15,33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70]=[$БД.$A$38];[$Настройки.$B$17];[.D70]=[$БД.$A$39];[$Настройки.$B$19];[.D70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0]*[.E70]*[.F70]/1000" office:value-type="float" office:value="6.37312" calcext:value-type="float">
            <text:p>6,37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70]*[.H70]" office:value-type="float" office:value="12.74624" calcext:value-type="float">
            <text:p>12,75 г</text:p>
          </table:table-cell>
          <table:table-cell table:style-name="ce194" table:formula="of:=COM.MICROSOFT.IFS([.D70]=[$БД.$A$38];[$Настройки.$B$18];[.D70]=[$БД.$A$39];[$Настройки.$B$20];[.D70]=[$БД.$A$40];1.1)/1000" office:value-type="float" office:value="1.2" calcext:value-type="float">
            <text:p>1,20 р/г</text:p>
          </table:table-cell>
          <table:table-cell table:style-name="ce196" table:formula="of:=[.I70]*[.J70]" office:value-type="currency" office:currency="RUB" office:value="15.295488" calcext:value-type="currency">
            <text:p>15,30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183" table:content-validation-name="val14" office:value-type="string" calcext:value-type="string">
            <text:p>Простой</text:p>
          </table:table-cell>
          <table:table-cell table:style-name="ce265" table:formula="of:=COM.MICROSOFT.IFS([.D71]=[$БД.$A$38];[$Настройки.$B$17];[.D71]=[$БД.$A$39];[$Настройки.$B$19];[.D71]=[$БД.$A$40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71]*[.E71]*[.F71]/1000" office:value-type="float" office:value="84.544" calcext:value-type="float">
            <text:p>84,54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71]*[.H71]" office:value-type="float" office:value="169.088" calcext:value-type="float">
            <text:p>169,09 г</text:p>
          </table:table-cell>
          <table:table-cell table:style-name="ce194" table:formula="of:=COM.MICROSOFT.IFS([.D71]=[$БД.$A$38];[$Настройки.$B$18];[.D71]=[$БД.$A$39];[$Настройки.$B$20];[.D71]=[$БД.$A$40];1.1)/1000" office:value-type="float" office:value="1.2" calcext:value-type="float">
            <text:p>1,20 р/г</text:p>
          </table:table-cell>
          <table:table-cell table:style-name="ce196" table:formula="of:=[.I71]*[.J71]" office:value-type="currency" office:currency="RUB" office:value="202.9056" calcext:value-type="currency">
            <text:p>202,91 ₽</text:p>
          </table:table-cell>
          <table:table-cell table:style-name="ce20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 table:number-columns-spanned="9" table:number-rows-spanned="1">
            <text:p>Итого:</text:p>
          </table:table-cell>
          <table:covered-table-cell table:style-name="ce160"/>
          <table:covered-table-cell table:style-name="ce181"/>
          <table:covered-table-cell table:number-columns-repeated="3" table:style-name="ce185"/>
          <table:covered-table-cell table:style-name="ce66"/>
          <table:covered-table-cell table:number-columns-repeated="2" table:style-name="ce14"/>
          <table:table-cell table:style-name="ce185"/>
          <table:table-cell table:style-name="ce198" table:formula="of:=SUM([.K4:.K71])" office:value-type="currency" office:currency="RUB" office:value="3069.83425088" calcext:value-type="currency">
            <text:p>3 069,83 ₽</text:p>
          </table:table-cell>
          <table:table-cell table:number-columns-repeated="1012"/>
        </table:table-row>
        <table:table-row table:style-name="ro6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6" table:number-rows-repeated="104849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роводка" table:style-name="ta2">
        <office:forms form:automatic-focus="false" form:apply-design-mode="false"/>
        <table:table-column table:style-name="co30" table:default-cell-style-name="ce208"/>
        <table:table-column table:style-name="co31" table:default-cell-style-name="ce211"/>
        <table:table-column table:style-name="co32" table:default-cell-style-name="ce208"/>
        <table:table-column table:style-name="co21" table:default-cell-style-name="ce211"/>
        <table:table-column table:style-name="co33" table:default-cell-style-name="ce211"/>
        <table:table-column table:style-name="co34" table:default-cell-style-name="ce93"/>
        <table:table-column table:style-name="co35" table:default-cell-style-name="ce208"/>
        <table:table-column table:style-name="co36" table:default-cell-style-name="ce208"/>
        <table:table-column table:style-name="co37" table:default-cell-style-name="ce208"/>
        <table:table-column table:style-name="co4" table:number-columns-repeated="1015" table:default-cell-style-name="ce208"/>
        <table:table-row table:style-name="ro19">
          <table:table-cell table:style-name="ce60" office:value-type="string" calcext:value-type="string" table:number-columns-spanned="9" table:number-rows-spanned="1">
            <text:p><text:span text:style-name="T3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0">
          <table:table-cell table:style-name="ce205" office:value-type="string" calcext:value-type="string">
            <text:p>Источник</text:p>
          </table:table-cell>
          <table:table-cell table:style-name="ce205" office:value-type="string" calcext:value-type="string">
            <text:p>Разъём со стороны источника</text:p>
          </table:table-cell>
          <table:table-cell table:style-name="ce205" office:value-type="string" calcext:value-type="string">
            <text:p>Потребитель</text:p>
          </table:table-cell>
          <table:table-cell table:style-name="ce205" office:value-type="string" calcext:value-type="string">
            <text:p>Разъём со стороны потребителя</text:p>
          </table:table-cell>
          <table:table-cell table:style-name="ce205" office:value-type="string" calcext:value-type="string">
            <text:p>Ток*</text:p>
          </table:table-cell>
          <table:table-cell table:style-name="ce205" office:value-type="string" calcext:value-type="string">
            <text:p>Сечение провода</text:p>
          </table:table-cell>
          <table:table-cell table:style-name="ce205" office:value-type="string" calcext:value-type="string">
            <text:p>Длина кабеля</text:p>
          </table:table-cell>
          <table:table-cell table:style-name="ce205" office:value-type="string" calcext:value-type="string">
            <text:p>Количество проводов в кабеле</text:p>
          </table:table-cell>
          <table:table-cell table:style-name="ce205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124" table:number-columns-repeated="6"/>
          <table:table-cell table:number-columns-repeated="1000"/>
        </table:table-row>
        <table:table-row table:style-name="ro21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212"/>
          <table:covered-table-cell table:number-columns-repeated="2" table:style-name="ce209"/>
          <table:covered-table-cell table:style-name="ce216" table:content-validation-name="val19"/>
          <table:covered-table-cell table:style-name="ce212" table:content-validation-name="val19"/>
          <table:covered-table-cell table:number-columns-repeated="2" table:style-name="ce212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Ввод питания 220в</text:p>
          </table:table-cell>
          <table:table-cell table:style-name="ce210" table:content-validation-name="val16" office:value-type="string" calcext:value-type="string">
            <text:p>Пайка</text:p>
          </table:table-cell>
          <table:table-cell table:style-name="ce207" table:content-validation-name="val17" office:value-type="string" calcext:value-type="string">
            <text:p>Блок питания 24в</text:p>
          </table:table-cell>
          <table:table-cell table:style-name="ce210" table:content-validation-name="val18" office:value-type="string" calcext:value-type="string">
            <text:p>Клемма</text:p>
          </table:table-cell>
          <table:table-cell table:style-name="ce214" table:content-validation-name="val17" table:formula="of:=[$Расчёты.D11]/200" office:value-type="float" office:value="0.84" calcext:value-type="float">
            <text:p>0,84 А</text:p>
          </table:table-cell>
          <table:table-cell table:style-name="ce217" table:content-validation-name="val17" table:formula="of:=COM.MICROSOFT.IFS([.E4]&lt;[$БД.$C$50];[$БД.$A$50];[.E4]&lt;[$БД.$C$49];[$БД.$A$49];[.E4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57];1;0)+IF([.D4]=[$БД.$A$57];1;0))*[.I4]*[.H4]" office:value-type="float" office:value="3" calcext:value-type="float">
            <text:p>3</text:p>
          </table:table-cell>
          <table:table-cell table:style-name="ce222" table:formula="of:=(IF([.B4]=[$БД.$A$58];1;0)+IF([.D4]=[$БД.$A$58];1;0))*[.H4]*[.I4]" office:value-type="float" office:value="0" calcext:value-type="float">
            <text:p>0</text:p>
          </table:table-cell>
          <table:table-cell table:style-name="ce207" table:formula="of:=(IF([.B4]=[$БД.$A$62];1;0)+IF([.D4]=[$БД.$A$62];1;0))*[.I4]" office:value-type="float" office:value="0" calcext:value-type="float">
            <text:p>0</text:p>
          </table:table-cell>
          <table:table-cell table:style-name="ce207" table:formula="of:=(IF([.B4]=[$БД.$A$63];1;0)+IF([.D4]=[$БД.$A$63];1;0))*[.I4]" office:value-type="float" office:value="0" calcext:value-type="float">
            <text:p>0</text:p>
          </table:table-cell>
          <table:table-cell table:style-name="ce207" table:formula="of:=(IF([.B4]=[$БД.$A$64];1;0)+IF([.D4]=[$БД.$A$64];1;0))*[.I4]" office:value-type="float" office:value="0" calcext:value-type="float">
            <text:p>0</text:p>
          </table:table-cell>
          <table:table-cell table:style-name="ce207" table:formula="of:=(IF([.B4]=[$БД.$A$65];1;0)+IF([.D4]=[$БД.$A$65];1;0))*[.I4]" office:value-type="float" office:value="0" calcext:value-type="float">
            <text:p>0</text:p>
          </table:table-cell>
          <table:table-cell table:style-name="ce207" table:formula="of:=(IF([.B4]=[$БД.$A$61];1;0)+IF([.D4]=[$БД.$A$61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Ввод питания 220в</text:p>
          </table:table-cell>
          <table:table-cell table:style-name="ce210" table:content-validation-name="val16" office:value-type="string" calcext:value-type="string">
            <text:p>Пайка</text:p>
          </table:table-cell>
          <table:table-cell table:style-name="ce207" table:content-validation-name="val17" office:value-type="string" calcext:value-type="string">
            <text:p>Блок питания 5в</text:p>
          </table:table-cell>
          <table:table-cell table:style-name="ce210" table:content-validation-name="val18" office:value-type="string" calcext:value-type="string">
            <text:p>Клемма</text:p>
          </table:table-cell>
          <table:table-cell table:style-name="ce214" table:content-validation-name="val17" table:formula="of:=[.E7]/200" office:value-type="float" office:value="0.0125" calcext:value-type="float">
            <text:p>0,01 А</text:p>
          </table:table-cell>
          <table:table-cell table:style-name="ce217" table:content-validation-name="val17" table:formula="of:=COM.MICROSOFT.IFS([.E5]&lt;[$БД.$C$50];[$БД.$A$50];[.E5]&lt;[$БД.$C$49];[$БД.$A$49];[.E5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58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57];1;0)+IF([.D5]=[$БД.$A$57];1;0))*[.I5]*[.H5]" office:value-type="float" office:value="0" calcext:value-type="float">
            <text:p>0</text:p>
          </table:table-cell>
          <table:table-cell table:style-name="ce222" table:formula="of:=(IF([.B5]=[$БД.$A$58];1;0)+IF([.D5]=[$БД.$A$58];1;0))*[.H5]*[.I5]" office:value-type="float" office:value="0" calcext:value-type="float">
            <text:p>0</text:p>
          </table:table-cell>
          <table:table-cell table:style-name="ce207" table:formula="of:=(IF([.B5]=[$БД.$A$62];1;0)+IF([.D5]=[$БД.$A$62];1;0))*[.I5]" office:value-type="float" office:value="0" calcext:value-type="float">
            <text:p>0</text:p>
          </table:table-cell>
          <table:table-cell table:style-name="ce207" table:formula="of:=(IF([.B5]=[$БД.$A$63];1;0)+IF([.D5]=[$БД.$A$63];1;0))*[.I5]" office:value-type="float" office:value="0" calcext:value-type="float">
            <text:p>0</text:p>
          </table:table-cell>
          <table:table-cell table:style-name="ce207" table:formula="of:=(IF([.B5]=[$БД.$A$64];1;0)+IF([.D5]=[$БД.$A$64];1;0))*[.I5]" office:value-type="float" office:value="0" calcext:value-type="float">
            <text:p>0</text:p>
          </table:table-cell>
          <table:table-cell table:style-name="ce207" table:formula="of:=(IF([.B5]=[$БД.$A$65];1;0)+IF([.D5]=[$БД.$A$65];1;0))*[.I5]" office:value-type="float" office:value="0" calcext:value-type="float">
            <text:p>0</text:p>
          </table:table-cell>
          <table:table-cell table:style-name="ce207" table:formula="of:=(IF([.B5]=[$БД.$A$61];1;0)+IF([.D5]=[$БД.$A$61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Блок питания 24в</text:p>
          </table:table-cell>
          <table:table-cell table:style-name="ce210" table:content-validation-name="val16" office:value-type="string" calcext:value-type="string">
            <text:p>Клемма</text:p>
          </table:table-cell>
          <table:table-cell table:style-name="ce207" table:content-validation-name="val17" office:value-type="string" calcext:value-type="string">
            <text:p>Материнская плата</text:p>
          </table:table-cell>
          <table:table-cell table:style-name="ce210" table:content-validation-name="val18" office:value-type="string" calcext:value-type="string">
            <text:p>Наконечник</text:p>
          </table:table-cell>
          <table:table-cell table:style-name="ce214" table:content-validation-name="val17" table:formula="of:=[$Расчёты.D11]/24" office:value-type="float" office:value="7" calcext:value-type="float">
            <text:p>7,00 А</text:p>
          </table:table-cell>
          <table:table-cell table:style-name="ce217" table:content-validation-name="val17" table:formula="of:=COM.MICROSOFT.IFS([.E6]&lt;[$БД.$C$50];[$БД.$A$50];[.E6]&lt;[$БД.$C$49];[$БД.$A$49];[.E6]&lt;[$БД.$C$48];[$БД.$A$48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17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57];1;0)+IF([.D6]=[$БД.$A$57];1;0))*[.I6]*[.H6]" office:value-type="float" office:value="2" calcext:value-type="float">
            <text:p>2</text:p>
          </table:table-cell>
          <table:table-cell table:style-name="ce222" table:formula="of:=(IF([.B6]=[$БД.$A$58];1;0)+IF([.D6]=[$БД.$A$58];1;0))*[.H6]*[.I6]" office:value-type="float" office:value="2" calcext:value-type="float">
            <text:p>2</text:p>
          </table:table-cell>
          <table:table-cell table:style-name="ce207" table:formula="of:=(IF([.B6]=[$БД.$A$62];1;0)+IF([.D6]=[$БД.$A$62];1;0))*[.I6]" office:value-type="float" office:value="0" calcext:value-type="float">
            <text:p>0</text:p>
          </table:table-cell>
          <table:table-cell table:style-name="ce207" table:formula="of:=(IF([.B6]=[$БД.$A$63];1;0)+IF([.D6]=[$БД.$A$63];1;0))*[.I6]" office:value-type="float" office:value="0" calcext:value-type="float">
            <text:p>0</text:p>
          </table:table-cell>
          <table:table-cell table:style-name="ce207" table:formula="of:=(IF([.B6]=[$БД.$A$64];1;0)+IF([.D6]=[$БД.$A$64];1;0))*[.I6]" office:value-type="float" office:value="0" calcext:value-type="float">
            <text:p>0</text:p>
          </table:table-cell>
          <table:table-cell table:style-name="ce207" table:formula="of:=(IF([.B6]=[$БД.$A$65];1;0)+IF([.D6]=[$БД.$A$65];1;0))*[.I6]" office:value-type="float" office:value="0" calcext:value-type="float">
            <text:p>0</text:p>
          </table:table-cell>
          <table:table-cell table:style-name="ce207" table:formula="of:=(IF([.B6]=[$БД.$A$61];1;0)+IF([.D6]=[$БД.$A$61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Dupont 1pin</text:p>
          </table:table-cell>
          <table:table-cell table:style-name="ce207" table:content-validation-name="val17" office:value-type="string" calcext:value-type="string">
            <text:p>Управляющая плата</text:p>
          </table:table-cell>
          <table:table-cell table:style-name="ce210" table:content-validation-name="val18" office:value-type="string" calcext:value-type="string">
            <text:p>Dupont 1pin</text:p>
          </table:table-cell>
          <table:table-cell table:style-name="ce214" table:content-validation-name="val17" office:value-type="float" office:value="2.5" calcext:value-type="float">
            <text:p>2,50 А</text:p>
          </table:table-cell>
          <table:table-cell table:style-name="ce217" table:content-validation-name="val17" table:formula="of:=COM.MICROSOFT.IFS([.E7]&lt;[$БД.$C$50];[$БД.$A$50];[.E7]&lt;[$БД.$C$49];[$БД.$A$49];[.E7]&lt;[$БД.$C$48];[$БД.$A$48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17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8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57];1;0)+IF([.D7]=[$БД.$A$57];1;0))*[.I7]*[.H7]" office:value-type="float" office:value="0" calcext:value-type="float">
            <text:p>0</text:p>
          </table:table-cell>
          <table:table-cell table:style-name="ce222" table:formula="of:=(IF([.B7]=[$БД.$A$58];1;0)+IF([.D7]=[$БД.$A$58];1;0))*[.H7]*[.I7]" office:value-type="float" office:value="0" calcext:value-type="float">
            <text:p>0</text:p>
          </table:table-cell>
          <table:table-cell table:style-name="ce207" table:formula="of:=(IF([.B7]=[$БД.$A$62];1;0)+IF([.D7]=[$БД.$A$62];1;0))*[.I7]" office:value-type="float" office:value="0" calcext:value-type="float">
            <text:p>0</text:p>
          </table:table-cell>
          <table:table-cell table:style-name="ce207" table:formula="of:=(IF([.B7]=[$БД.$A$63];1;0)+IF([.D7]=[$БД.$A$63];1;0))*[.I7]" office:value-type="float" office:value="0" calcext:value-type="float">
            <text:p>0</text:p>
          </table:table-cell>
          <table:table-cell table:style-name="ce207" table:formula="of:=(IF([.B7]=[$БД.$A$64];1;0)+IF([.D7]=[$БД.$A$64];1;0))*[.I7]" office:value-type="float" office:value="0" calcext:value-type="float">
            <text:p>0</text:p>
          </table:table-cell>
          <table:table-cell table:style-name="ce207" table:formula="of:=(IF([.B7]=[$БД.$A$65];1;0)+IF([.D7]=[$БД.$A$65];1;0))*[.I7]" office:value-type="float" office:value="0" calcext:value-type="float">
            <text:p>0</text:p>
          </table:table-cell>
          <table:table-cell table:style-name="ce207" table:formula="of:=(IF([.B7]=[$БД.$A$61];1;0)+IF([.D7]=[$БД.$A$61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Блок питания 5в</text:p>
          </table:table-cell>
          <table:table-cell table:style-name="ce210" table:content-validation-name="val16" office:value-type="string" calcext:value-type="string">
            <text:p>Клемма</text:p>
          </table:table-cell>
          <table:table-cell table:style-name="ce207" table:content-validation-name="val17" office:value-type="string" calcext:value-type="string">
            <text:p>Управляющая плата</text:p>
          </table:table-cell>
          <table:table-cell table:style-name="ce210" table:content-validation-name="val18" office:value-type="string" calcext:value-type="string">
            <text:p>Dupont 1pin</text:p>
          </table:table-cell>
          <table:table-cell table:style-name="ce214" table:content-validation-name="val17" table:formula="of:=[.E7]" office:value-type="float" office:value="2.5" calcext:value-type="float">
            <text:p>2,50 А</text:p>
          </table:table-cell>
          <table:table-cell table:style-name="ce217" table:content-validation-name="val17" table:formula="of:=COM.MICROSOFT.IFS([.E8]&lt;[$БД.$C$50];[$БД.$A$50];[.E8]&lt;[$БД.$C$49];[$БД.$A$49];[.E8]&lt;[$БД.$C$48];[$БД.$A$48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17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8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57];1;0)+IF([.D8]=[$БД.$A$57];1;0))*[.I8]*[.H8]" office:value-type="float" office:value="0" calcext:value-type="float">
            <text:p>0</text:p>
          </table:table-cell>
          <table:table-cell table:style-name="ce222" table:formula="of:=(IF([.B8]=[$БД.$A$58];1;0)+IF([.D8]=[$БД.$A$58];1;0))*[.H8]*[.I8]" office:value-type="float" office:value="0" calcext:value-type="float">
            <text:p>0</text:p>
          </table:table-cell>
          <table:table-cell table:style-name="ce207" table:formula="of:=(IF([.B8]=[$БД.$A$62];1;0)+IF([.D8]=[$БД.$A$62];1;0))*[.I8]" office:value-type="float" office:value="0" calcext:value-type="float">
            <text:p>0</text:p>
          </table:table-cell>
          <table:table-cell table:style-name="ce207" table:formula="of:=(IF([.B8]=[$БД.$A$63];1;0)+IF([.D8]=[$БД.$A$63];1;0))*[.I8]" office:value-type="float" office:value="0" calcext:value-type="float">
            <text:p>0</text:p>
          </table:table-cell>
          <table:table-cell table:style-name="ce207" table:formula="of:=(IF([.B8]=[$БД.$A$64];1;0)+IF([.D8]=[$БД.$A$64];1;0))*[.I8]" office:value-type="float" office:value="0" calcext:value-type="float">
            <text:p>0</text:p>
          </table:table-cell>
          <table:table-cell table:style-name="ce207" table:formula="of:=(IF([.B8]=[$БД.$A$65];1;0)+IF([.D8]=[$БД.$A$65];1;0))*[.I8]" office:value-type="float" office:value="0" calcext:value-type="float">
            <text:p>0</text:p>
          </table:table-cell>
          <table:table-cell table:style-name="ce207" table:formula="of:=(IF([.B8]=[$БД.$A$61];1;0)+IF([.D8]=[$БД.$A$61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USB Type C</text:p>
          </table:table-cell>
          <table:table-cell table:style-name="ce207" table:content-validation-name="val17" office:value-type="string" calcext:value-type="string">
            <text:p>Управляющая плата</text:p>
          </table:table-cell>
          <table:table-cell table:style-name="ce210" table:content-validation-name="val18" office:value-type="string" calcext:value-type="string">
            <text:p>USB Type A</text:p>
          </table:table-cell>
          <table:table-cell table:style-name="ce214" table:content-validation-name="val17" office:value-type="float" office:value="3" calcext:value-type="float">
            <text:p>3,00 А</text:p>
          </table:table-cell>
          <table:table-cell table:style-name="ce217" table:content-validation-name="val17" office:value-type="string" calcext:value-type="string">
            <text:p>USB</text:p>
          </table:table-cell>
          <table:table-cell table:style-name="ce218" table:content-validation-name="val17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57];1;0)+IF([.D9]=[$БД.$A$57];1;0))*[.I9]*[.H9]" office:value-type="float" office:value="0" calcext:value-type="float">
            <text:p>0</text:p>
          </table:table-cell>
          <table:table-cell table:style-name="ce222" table:formula="of:=(IF([.B9]=[$БД.$A$58];1;0)+IF([.D9]=[$БД.$A$58];1;0))*[.H9]*[.I9]" office:value-type="float" office:value="0" calcext:value-type="float">
            <text:p>0</text:p>
          </table:table-cell>
          <table:table-cell table:style-name="ce207" table:formula="of:=(IF([.B9]=[$БД.$A$62];1;0)+IF([.D9]=[$БД.$A$62];1;0))*[.I9]" office:value-type="float" office:value="0" calcext:value-type="float">
            <text:p>0</text:p>
          </table:table-cell>
          <table:table-cell table:style-name="ce207" table:formula="of:=(IF([.B9]=[$БД.$A$63];1;0)+IF([.D9]=[$БД.$A$63];1;0))*[.I9]" office:value-type="float" office:value="0" calcext:value-type="float">
            <text:p>0</text:p>
          </table:table-cell>
          <table:table-cell table:style-name="ce207" table:formula="of:=(IF([.B9]=[$БД.$A$64];1;0)+IF([.D9]=[$БД.$A$64];1;0))*[.I9]" office:value-type="float" office:value="0" calcext:value-type="float">
            <text:p>0</text:p>
          </table:table-cell>
          <table:table-cell table:style-name="ce207" table:formula="of:=(IF([.B9]=[$БД.$A$65];1;0)+IF([.D9]=[$БД.$A$65];1;0))*[.I9]" office:value-type="float" office:value="0" calcext:value-type="float">
            <text:p>0</text:p>
          </table:table-cell>
          <table:table-cell table:style-name="ce207" table:formula="of:=(IF([.B9]=[$БД.$A$61];1;0)+IF([.D9]=[$БД.$A$61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2pin</text:p>
          </table:table-cell>
          <table:table-cell table:style-name="ce207" table:content-validation-name="val17" office:value-type="string" calcext:value-type="string">
            <text:p>Вентилятор блока электроники</text:p>
          </table:table-cell>
          <table:table-cell table:style-name="ce210" table:content-validation-name="val18" office:value-type="string" calcext:value-type="string">
            <text:p>Провод встроен</text:p>
          </table:table-cell>
          <table:table-cell table:style-name="ce214" table:content-validation-name="val17" office:value-type="float" office:value="0.5" calcext:value-type="float">
            <text:p>0,50 А</text:p>
          </table:table-cell>
          <table:table-cell table:style-name="ce217" table:content-validation-name="val17" table:formula="of:=COM.MICROSOFT.IFS([.E10]&lt;[$БД.$C$50];[$БД.$A$50];[.E10]&lt;[$БД.$C$49];[$БД.$A$49];[.E10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57];1;0)+IF([.D10]=[$БД.$A$57];1;0))*[.I10]*[.H10]" office:value-type="float" office:value="0" calcext:value-type="float">
            <text:p>0</text:p>
          </table:table-cell>
          <table:table-cell table:style-name="ce222" table:formula="of:=(IF([.B10]=[$БД.$A$58];1;0)+IF([.D10]=[$БД.$A$58];1;0))*[.H10]*[.I10]" office:value-type="float" office:value="0" calcext:value-type="float">
            <text:p>0</text:p>
          </table:table-cell>
          <table:table-cell table:style-name="ce207" table:formula="of:=(IF([.B10]=[$БД.$A$62];1;0)+IF([.D10]=[$БД.$A$62];1;0))*[.I10]" office:value-type="float" office:value="1" calcext:value-type="float">
            <text:p>1</text:p>
          </table:table-cell>
          <table:table-cell table:style-name="ce207" table:formula="of:=(IF([.B10]=[$БД.$A$63];1;0)+IF([.D10]=[$БД.$A$63];1;0))*[.I10]" office:value-type="float" office:value="0" calcext:value-type="float">
            <text:p>0</text:p>
          </table:table-cell>
          <table:table-cell table:style-name="ce207" table:formula="of:=(IF([.B10]=[$БД.$A$64];1;0)+IF([.D10]=[$БД.$A$64];1;0))*[.I10]" office:value-type="float" office:value="0" calcext:value-type="float">
            <text:p>0</text:p>
          </table:table-cell>
          <table:table-cell table:style-name="ce207" table:formula="of:=(IF([.B10]=[$БД.$A$65];1;0)+IF([.D10]=[$БД.$A$65];1;0))*[.I10]" office:value-type="float" office:value="0" calcext:value-type="float">
            <text:p>0</text:p>
          </table:table-cell>
          <table:table-cell table:style-name="ce207" table:formula="of:=(IF([.B10]=[$БД.$A$61];1;0)+IF([.D10]=[$БД.$A$61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Ввод питания 220в</text:p>
          </table:table-cell>
          <table:table-cell table:style-name="ce210" table:content-validation-name="val16" office:value-type="string" calcext:value-type="string">
            <text:p>Пайка</text:p>
          </table:table-cell>
          <table:table-cell table:style-name="ce207" table:content-validation-name="val17" office:value-type="string" calcext:value-type="string">
            <text:p>Вход SSR стола</text:p>
          </table:table-cell>
          <table:table-cell table:style-name="ce210" table:content-validation-name="val18" office:value-type="string" calcext:value-type="string">
            <text:p>Клемма</text:p>
          </table:table-cell>
          <table:table-cell table:style-name="ce214" table:content-validation-name="val17" office:value-type="float" office:value="5" calcext:value-type="float">
            <text:p>5,00 А</text:p>
          </table:table-cell>
          <table:table-cell table:style-name="ce217" table:content-validation-name="val17" table:formula="of:=COM.MICROSOFT.IFS([.E11]&lt;[$БД.$C$50];[$БД.$A$50];[.E11]&lt;[$БД.$C$49];[$БД.$A$49];[.E11]&lt;[$БД.$C$48];[$БД.$A$48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17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57];1;0)+IF([.D11]=[$БД.$A$57];1;0))*[.I11]*[.H11]" office:value-type="float" office:value="1" calcext:value-type="float">
            <text:p>1</text:p>
          </table:table-cell>
          <table:table-cell table:style-name="ce222" table:formula="of:=(IF([.B11]=[$БД.$A$58];1;0)+IF([.D11]=[$БД.$A$58];1;0))*[.H11]*[.I11]" office:value-type="float" office:value="0" calcext:value-type="float">
            <text:p>0</text:p>
          </table:table-cell>
          <table:table-cell table:style-name="ce207" table:formula="of:=(IF([.B11]=[$БД.$A$62];1;0)+IF([.D11]=[$БД.$A$62];1;0))*[.I11]" office:value-type="float" office:value="0" calcext:value-type="float">
            <text:p>0</text:p>
          </table:table-cell>
          <table:table-cell table:style-name="ce207" table:formula="of:=(IF([.B11]=[$БД.$A$63];1;0)+IF([.D11]=[$БД.$A$63];1;0))*[.I11]" office:value-type="float" office:value="0" calcext:value-type="float">
            <text:p>0</text:p>
          </table:table-cell>
          <table:table-cell table:style-name="ce207" table:formula="of:=(IF([.B11]=[$БД.$A$64];1;0)+IF([.D11]=[$БД.$A$64];1;0))*[.I11]" office:value-type="float" office:value="0" calcext:value-type="float">
            <text:p>0</text:p>
          </table:table-cell>
          <table:table-cell table:style-name="ce207" table:formula="of:=(IF([.B11]=[$БД.$A$65];1;0)+IF([.D11]=[$БД.$A$65];1;0))*[.I11]" office:value-type="float" office:value="0" calcext:value-type="float">
            <text:p>0</text:p>
          </table:table-cell>
          <table:table-cell table:style-name="ce207" table:formula="of:=(IF([.B11]=[$БД.$A$61];1;0)+IF([.D11]=[$БД.$A$61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Наконечник</text:p>
          </table:table-cell>
          <table:table-cell table:style-name="ce207" table:content-validation-name="val17" office:value-type="string" calcext:value-type="string">
            <text:p>Управление SSR стола</text:p>
          </table:table-cell>
          <table:table-cell table:style-name="ce210" table:content-validation-name="val18" office:value-type="string" calcext:value-type="string">
            <text:p>Клемма</text:p>
          </table:table-cell>
          <table:table-cell table:style-name="ce214" table:content-validation-name="val17" office:value-type="float" office:value="0.1" calcext:value-type="float">
            <text:p>0,10 А</text:p>
          </table:table-cell>
          <table:table-cell table:style-name="ce217" table:content-validation-name="val17" table:formula="of:=COM.MICROSOFT.IFS([.E12]&lt;[$БД.$C$50];[$БД.$A$50];[.E12]&lt;[$БД.$C$49];[$БД.$A$49];[.E12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57];1;0)+IF([.D12]=[$БД.$A$57];1;0))*[.I12]*[.H12]" office:value-type="float" office:value="2" calcext:value-type="float">
            <text:p>2</text:p>
          </table:table-cell>
          <table:table-cell table:style-name="ce222" table:formula="of:=(IF([.B12]=[$БД.$A$58];1;0)+IF([.D12]=[$БД.$A$58];1;0))*[.H12]*[.I12]" office:value-type="float" office:value="2" calcext:value-type="float">
            <text:p>2</text:p>
          </table:table-cell>
          <table:table-cell table:style-name="ce207" table:formula="of:=(IF([.B12]=[$БД.$A$62];1;0)+IF([.D12]=[$БД.$A$62];1;0))*[.I12]" office:value-type="float" office:value="0" calcext:value-type="float">
            <text:p>0</text:p>
          </table:table-cell>
          <table:table-cell table:style-name="ce207" table:formula="of:=(IF([.B12]=[$БД.$A$63];1;0)+IF([.D12]=[$БД.$A$63];1;0))*[.I12]" office:value-type="float" office:value="0" calcext:value-type="float">
            <text:p>0</text:p>
          </table:table-cell>
          <table:table-cell table:style-name="ce207" table:formula="of:=(IF([.B12]=[$БД.$A$64];1;0)+IF([.D12]=[$БД.$A$64];1;0))*[.I12]" office:value-type="float" office:value="0" calcext:value-type="float">
            <text:p>0</text:p>
          </table:table-cell>
          <table:table-cell table:style-name="ce207" table:formula="of:=(IF([.B12]=[$БД.$A$65];1;0)+IF([.D12]=[$БД.$A$65];1;0))*[.I12]" office:value-type="float" office:value="0" calcext:value-type="float">
            <text:p>0</text:p>
          </table:table-cell>
          <table:table-cell table:style-name="ce207" table:formula="of:=(IF([.B12]=[$БД.$A$61];1;0)+IF([.D12]=[$БД.$A$61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SSR стола</text:p>
          </table:table-cell>
          <table:table-cell table:style-name="ce210" table:content-validation-name="val16" office:value-type="string" calcext:value-type="string">
            <text:p>Клемма</text:p>
          </table:table-cell>
          <table:table-cell table:style-name="ce207" table:content-validation-name="val17" office:value-type="string" calcext:value-type="string">
            <text:p>Нагревательный стол</text:p>
          </table:table-cell>
          <table:table-cell table:style-name="ce210" table:content-validation-name="val18" office:value-type="string" calcext:value-type="string">
            <text:p>Провод встроен</text:p>
          </table:table-cell>
          <table:table-cell table:style-name="ce214" table:content-validation-name="val17" office:value-type="float" office:value="5" calcext:value-type="float">
            <text:p>5,00 А</text:p>
          </table:table-cell>
          <table:table-cell table:style-name="ce217" table:content-validation-name="val17" table:formula="of:=COM.MICROSOFT.IFS([.E13]&lt;[$БД.$C$50];[$БД.$A$50];[.E13]&lt;[$БД.$C$49];[$БД.$A$49];[.E13]&lt;[$БД.$C$48];[$БД.$A$48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17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57];1;0)+IF([.D13]=[$БД.$A$57];1;0))*[.I13]*[.H13]" office:value-type="float" office:value="1" calcext:value-type="float">
            <text:p>1</text:p>
          </table:table-cell>
          <table:table-cell table:style-name="ce222" table:formula="of:=(IF([.B13]=[$БД.$A$58];1;0)+IF([.D13]=[$БД.$A$58];1;0))*[.H13]*[.I13]" office:value-type="float" office:value="0" calcext:value-type="float">
            <text:p>0</text:p>
          </table:table-cell>
          <table:table-cell table:style-name="ce207" table:formula="of:=(IF([.B13]=[$БД.$A$62];1;0)+IF([.D13]=[$БД.$A$62];1;0))*[.I13]" office:value-type="float" office:value="0" calcext:value-type="float">
            <text:p>0</text:p>
          </table:table-cell>
          <table:table-cell table:style-name="ce207" table:formula="of:=(IF([.B13]=[$БД.$A$63];1;0)+IF([.D13]=[$БД.$A$63];1;0))*[.I13]" office:value-type="float" office:value="0" calcext:value-type="float">
            <text:p>0</text:p>
          </table:table-cell>
          <table:table-cell table:style-name="ce207" table:formula="of:=(IF([.B13]=[$БД.$A$64];1;0)+IF([.D13]=[$БД.$A$64];1;0))*[.I13]" office:value-type="float" office:value="0" calcext:value-type="float">
            <text:p>0</text:p>
          </table:table-cell>
          <table:table-cell table:style-name="ce207" table:formula="of:=(IF([.B13]=[$БД.$A$65];1;0)+IF([.D13]=[$БД.$A$65];1;0))*[.I13]" office:value-type="float" office:value="0" calcext:value-type="float">
            <text:p>0</text:p>
          </table:table-cell>
          <table:table-cell table:style-name="ce207" table:formula="of:=(IF([.B13]=[$БД.$A$61];1;0)+IF([.D13]=[$БД.$A$61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Ввод питания 220в</text:p>
          </table:table-cell>
          <table:table-cell table:style-name="ce210" table:content-validation-name="val16" office:value-type="string" calcext:value-type="string">
            <text:p>Пайка</text:p>
          </table:table-cell>
          <table:table-cell table:style-name="ce207" table:content-validation-name="val17" office:value-type="string" calcext:value-type="string">
            <text:p>Нагревательный стол</text:p>
          </table:table-cell>
          <table:table-cell table:style-name="ce210" table:content-validation-name="val18" office:value-type="string" calcext:value-type="string">
            <text:p>Провод встроен</text:p>
          </table:table-cell>
          <table:table-cell table:style-name="ce214" table:content-validation-name="val17" office:value-type="float" office:value="5" calcext:value-type="float">
            <text:p>5,00 А</text:p>
          </table:table-cell>
          <table:table-cell table:style-name="ce217" table:content-validation-name="val17" table:formula="of:=COM.MICROSOFT.IFS([.E14]&lt;[$БД.$C$50];[$БД.$A$50];[.E14]&lt;[$БД.$C$49];[$БД.$A$49];[.E14]&lt;[$БД.$C$48];[$БД.$A$48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17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57];1;0)+IF([.D14]=[$БД.$A$57];1;0))*[.I14]*[.H14]" office:value-type="float" office:value="0" calcext:value-type="float">
            <text:p>0</text:p>
          </table:table-cell>
          <table:table-cell table:style-name="ce222" table:formula="of:=(IF([.B14]=[$БД.$A$58];1;0)+IF([.D14]=[$БД.$A$58];1;0))*[.H14]*[.I14]" office:value-type="float" office:value="0" calcext:value-type="float">
            <text:p>0</text:p>
          </table:table-cell>
          <table:table-cell table:style-name="ce207" table:formula="of:=(IF([.B14]=[$БД.$A$62];1;0)+IF([.D14]=[$БД.$A$62];1;0))*[.I14]" office:value-type="float" office:value="0" calcext:value-type="float">
            <text:p>0</text:p>
          </table:table-cell>
          <table:table-cell table:style-name="ce207" table:formula="of:=(IF([.B14]=[$БД.$A$63];1;0)+IF([.D14]=[$БД.$A$63];1;0))*[.I14]" office:value-type="float" office:value="0" calcext:value-type="float">
            <text:p>0</text:p>
          </table:table-cell>
          <table:table-cell table:style-name="ce207" table:formula="of:=(IF([.B14]=[$БД.$A$64];1;0)+IF([.D14]=[$БД.$A$64];1;0))*[.I14]" office:value-type="float" office:value="0" calcext:value-type="float">
            <text:p>0</text:p>
          </table:table-cell>
          <table:table-cell table:style-name="ce207" table:formula="of:=(IF([.B14]=[$БД.$A$65];1;0)+IF([.D14]=[$БД.$A$65];1;0))*[.I14]" office:value-type="float" office:value="0" calcext:value-type="float">
            <text:p>0</text:p>
          </table:table-cell>
          <table:table-cell table:style-name="ce207" table:formula="of:=(IF([.B14]=[$БД.$A$61];1;0)+IF([.D14]=[$БД.$A$61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2pin</text:p>
          </table:table-cell>
          <table:table-cell table:style-name="ce207" table:content-validation-name="val17" office:value-type="string" calcext:value-type="string">
            <text:p>Термистор стола</text:p>
          </table:table-cell>
          <table:table-cell table:style-name="ce210" table:content-validation-name="val18" office:value-type="string" calcext:value-type="string">
            <text:p>Провод встроен</text:p>
          </table:table-cell>
          <table:table-cell table:style-name="ce214" table:content-validation-name="val17" office:value-type="float" office:value="0.1" calcext:value-type="float">
            <text:p>0,10 А</text:p>
          </table:table-cell>
          <table:table-cell table:style-name="ce217" table:content-validation-name="val17" table:formula="of:=COM.MICROSOFT.IFS([.E15]&lt;[$БД.$C$50];[$БД.$A$50];[.E15]&lt;[$БД.$C$49];[$БД.$A$49];[.E15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57];1;0)+IF([.D15]=[$БД.$A$57];1;0))*[.I15]*[.H15]" office:value-type="float" office:value="0" calcext:value-type="float">
            <text:p>0</text:p>
          </table:table-cell>
          <table:table-cell table:style-name="ce222" table:formula="of:=(IF([.B15]=[$БД.$A$58];1;0)+IF([.D15]=[$БД.$A$58];1;0))*[.H15]*[.I15]" office:value-type="float" office:value="0" calcext:value-type="float">
            <text:p>0</text:p>
          </table:table-cell>
          <table:table-cell table:style-name="ce207" table:formula="of:=(IF([.B15]=[$БД.$A$62];1;0)+IF([.D15]=[$БД.$A$62];1;0))*[.I15]" office:value-type="float" office:value="1" calcext:value-type="float">
            <text:p>1</text:p>
          </table:table-cell>
          <table:table-cell table:style-name="ce207" table:formula="of:=(IF([.B15]=[$БД.$A$63];1;0)+IF([.D15]=[$БД.$A$63];1;0))*[.I15]" office:value-type="float" office:value="0" calcext:value-type="float">
            <text:p>0</text:p>
          </table:table-cell>
          <table:table-cell table:style-name="ce207" table:formula="of:=(IF([.B15]=[$БД.$A$64];1;0)+IF([.D15]=[$БД.$A$64];1;0))*[.I15]" office:value-type="float" office:value="0" calcext:value-type="float">
            <text:p>0</text:p>
          </table:table-cell>
          <table:table-cell table:style-name="ce207" table:formula="of:=(IF([.B15]=[$БД.$A$65];1;0)+IF([.D15]=[$БД.$A$65];1;0))*[.I15]" office:value-type="float" office:value="0" calcext:value-type="float">
            <text:p>0</text:p>
          </table:table-cell>
          <table:table-cell table:style-name="ce207" table:formula="of:=(IF([.B15]=[$БД.$A$61];1;0)+IF([.D15]=[$БД.$A$61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1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212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212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Наконечник</text:p>
          </table:table-cell>
          <table:table-cell table:style-name="ce207" table:content-validation-name="val17" office:value-type="string" calcext:value-type="string">
            <text:p>Нагреватель хотэнда</text:p>
          </table:table-cell>
          <table:table-cell table:style-name="ce210" table:content-validation-name="val18" office:value-type="string" calcext:value-type="string">
            <text:p>Провод встроен</text:p>
          </table:table-cell>
          <table:table-cell table:style-name="ce214" table:content-validation-name="val17" table:formula="of:=[$Расчёты.B3]/24" office:value-type="float" office:value="1.66666666666667" calcext:value-type="float">
            <text:p>1,67 А</text:p>
          </table:table-cell>
          <table:table-cell table:style-name="ce217" table:content-validation-name="val17" table:formula="of:=COM.MICROSOFT.IFS([.E17]&lt;[$БД.$C$50];[$БД.$A$50];[.E17]&lt;[$БД.$C$49];[$БД.$A$49];[.E17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57];1;0)+IF([.D17]=[$БД.$A$57];1;0))*[.I17]*[.H17]" office:value-type="float" office:value="0" calcext:value-type="float">
            <text:p>0</text:p>
          </table:table-cell>
          <table:table-cell table:style-name="ce222" table:formula="of:=(IF([.B17]=[$БД.$A$58];1;0)+IF([.D17]=[$БД.$A$58];1;0))*[.H17]*[.I17]" office:value-type="float" office:value="4" calcext:value-type="float">
            <text:p>4</text:p>
          </table:table-cell>
          <table:table-cell table:style-name="ce207" table:formula="of:=(IF([.B17]=[$БД.$A$62];1;0)+IF([.D17]=[$БД.$A$62];1;0))*[.I17]" office:value-type="float" office:value="0" calcext:value-type="float">
            <text:p>0</text:p>
          </table:table-cell>
          <table:table-cell table:style-name="ce207" table:formula="of:=(IF([.B17]=[$БД.$A$63];1;0)+IF([.D17]=[$БД.$A$63];1;0))*[.I17]" office:value-type="float" office:value="0" calcext:value-type="float">
            <text:p>0</text:p>
          </table:table-cell>
          <table:table-cell table:style-name="ce207" table:formula="of:=(IF([.B17]=[$БД.$A$64];1;0)+IF([.D17]=[$БД.$A$64];1;0))*[.I17]" office:value-type="float" office:value="0" calcext:value-type="float">
            <text:p>0</text:p>
          </table:table-cell>
          <table:table-cell table:style-name="ce207" table:formula="of:=(IF([.B17]=[$БД.$A$65];1;0)+IF([.D17]=[$БД.$A$65];1;0))*[.I17]" office:value-type="float" office:value="0" calcext:value-type="float">
            <text:p>0</text:p>
          </table:table-cell>
          <table:table-cell table:style-name="ce207" table:formula="of:=(IF([.B17]=[$БД.$A$61];1;0)+IF([.D17]=[$БД.$A$61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2pin</text:p>
          </table:table-cell>
          <table:table-cell table:style-name="ce207" table:content-validation-name="val17" office:value-type="string" calcext:value-type="string">
            <text:p>Термистор хотэнда</text:p>
          </table:table-cell>
          <table:table-cell table:style-name="ce210" table:content-validation-name="val18" office:value-type="string" calcext:value-type="string">
            <text:p>Провод встроен</text:p>
          </table:table-cell>
          <table:table-cell table:style-name="ce214" table:content-validation-name="val17" office:value-type="float" office:value="0.1" calcext:value-type="float">
            <text:p>0,10 А</text:p>
          </table:table-cell>
          <table:table-cell table:style-name="ce217" table:content-validation-name="val17" table:formula="of:=COM.MICROSOFT.IFS([.E18]&lt;[$БД.$C$50];[$БД.$A$50];[.E18]&lt;[$БД.$C$49];[$БД.$A$49];[.E18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57];1;0)+IF([.D18]=[$БД.$A$57];1;0))*[.I18]*[.H18]" office:value-type="float" office:value="0" calcext:value-type="float">
            <text:p>0</text:p>
          </table:table-cell>
          <table:table-cell table:style-name="ce222" table:formula="of:=(IF([.B18]=[$БД.$A$58];1;0)+IF([.D18]=[$БД.$A$58];1;0))*[.H18]*[.I18]" office:value-type="float" office:value="0" calcext:value-type="float">
            <text:p>0</text:p>
          </table:table-cell>
          <table:table-cell table:style-name="ce207" table:formula="of:=(IF([.B18]=[$БД.$A$62];1;0)+IF([.D18]=[$БД.$A$62];1;0))*[.I18]" office:value-type="float" office:value="2" calcext:value-type="float">
            <text:p>2</text:p>
          </table:table-cell>
          <table:table-cell table:style-name="ce207" table:formula="of:=(IF([.B18]=[$БД.$A$63];1;0)+IF([.D18]=[$БД.$A$63];1;0))*[.I18]" office:value-type="float" office:value="0" calcext:value-type="float">
            <text:p>0</text:p>
          </table:table-cell>
          <table:table-cell table:style-name="ce207" table:formula="of:=(IF([.B18]=[$БД.$A$64];1;0)+IF([.D18]=[$БД.$A$64];1;0))*[.I18]" office:value-type="float" office:value="0" calcext:value-type="float">
            <text:p>0</text:p>
          </table:table-cell>
          <table:table-cell table:style-name="ce207" table:formula="of:=(IF([.B18]=[$БД.$A$65];1;0)+IF([.D18]=[$БД.$A$65];1;0))*[.I18]" office:value-type="float" office:value="0" calcext:value-type="float">
            <text:p>0</text:p>
          </table:table-cell>
          <table:table-cell table:style-name="ce207" table:formula="of:=(IF([.B18]=[$БД.$A$61];1;0)+IF([.D18]=[$БД.$A$61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2pin</text:p>
          </table:table-cell>
          <table:table-cell table:style-name="ce207" table:content-validation-name="val17" office:value-type="string" calcext:value-type="string">
            <text:p>Вентилятор обдува хотэнда</text:p>
          </table:table-cell>
          <table:table-cell table:style-name="ce210" table:content-validation-name="val18" office:value-type="string" calcext:value-type="string">
            <text:p>Провод встроен</text:p>
          </table:table-cell>
          <table:table-cell table:style-name="ce214" table:content-validation-name="val17" office:value-type="float" office:value="0.3" calcext:value-type="float">
            <text:p>0,30 А</text:p>
          </table:table-cell>
          <table:table-cell table:style-name="ce217" table:content-validation-name="val17" table:formula="of:=COM.MICROSOFT.IFS([.E19]&lt;[$БД.$C$50];[$БД.$A$50];[.E19]&lt;[$БД.$C$49];[$БД.$A$49];[.E19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57];1;0)+IF([.D19]=[$БД.$A$57];1;0))*[.I19]*[.H19]" office:value-type="float" office:value="0" calcext:value-type="float">
            <text:p>0</text:p>
          </table:table-cell>
          <table:table-cell table:style-name="ce222" table:formula="of:=(IF([.B19]=[$БД.$A$58];1;0)+IF([.D19]=[$БД.$A$58];1;0))*[.H19]*[.I19]" office:value-type="float" office:value="0" calcext:value-type="float">
            <text:p>0</text:p>
          </table:table-cell>
          <table:table-cell table:style-name="ce207" table:formula="of:=(IF([.B19]=[$БД.$A$62];1;0)+IF([.D19]=[$БД.$A$62];1;0))*[.I19]" office:value-type="float" office:value="2" calcext:value-type="float">
            <text:p>2</text:p>
          </table:table-cell>
          <table:table-cell table:style-name="ce207" table:formula="of:=(IF([.B19]=[$БД.$A$63];1;0)+IF([.D19]=[$БД.$A$63];1;0))*[.I19]" office:value-type="float" office:value="0" calcext:value-type="float">
            <text:p>0</text:p>
          </table:table-cell>
          <table:table-cell table:style-name="ce207" table:formula="of:=(IF([.B19]=[$БД.$A$64];1;0)+IF([.D19]=[$БД.$A$64];1;0))*[.I19]" office:value-type="float" office:value="0" calcext:value-type="float">
            <text:p>0</text:p>
          </table:table-cell>
          <table:table-cell table:style-name="ce207" table:formula="of:=(IF([.B19]=[$БД.$A$65];1;0)+IF([.D19]=[$БД.$A$65];1;0))*[.I19]" office:value-type="float" office:value="0" calcext:value-type="float">
            <text:p>0</text:p>
          </table:table-cell>
          <table:table-cell table:style-name="ce207" table:formula="of:=(IF([.B19]=[$БД.$A$61];1;0)+IF([.D19]=[$БД.$A$61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2pin</text:p>
          </table:table-cell>
          <table:table-cell table:style-name="ce207" table:content-validation-name="val17" office:value-type="string" calcext:value-type="string">
            <text:p>Вентилятор обдува модели</text:p>
          </table:table-cell>
          <table:table-cell table:style-name="ce210" table:content-validation-name="val18" office:value-type="string" calcext:value-type="string">
            <text:p>Провод встроен</text:p>
          </table:table-cell>
          <table:table-cell table:style-name="ce214" table:content-validation-name="val17" office:value-type="float" office:value="0.6" calcext:value-type="float">
            <text:p>0,60 А</text:p>
          </table:table-cell>
          <table:table-cell table:style-name="ce217" table:content-validation-name="val17" table:formula="of:=COM.MICROSOFT.IFS([.E20]&lt;[$БД.$C$50];[$БД.$A$50];[.E20]&lt;[$БД.$C$49];[$БД.$A$49];[.E20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57];1;0)+IF([.D20]=[$БД.$A$57];1;0))*[.I20]*[.H20]" office:value-type="float" office:value="0" calcext:value-type="float">
            <text:p>0</text:p>
          </table:table-cell>
          <table:table-cell table:style-name="ce222" table:formula="of:=(IF([.B20]=[$БД.$A$58];1;0)+IF([.D20]=[$БД.$A$58];1;0))*[.H20]*[.I20]" office:value-type="float" office:value="0" calcext:value-type="float">
            <text:p>0</text:p>
          </table:table-cell>
          <table:table-cell table:style-name="ce207" table:formula="of:=(IF([.B20]=[$БД.$A$62];1;0)+IF([.D20]=[$БД.$A$62];1;0))*[.I20]" office:value-type="float" office:value="2" calcext:value-type="float">
            <text:p>2</text:p>
          </table:table-cell>
          <table:table-cell table:style-name="ce207" table:formula="of:=(IF([.B20]=[$БД.$A$63];1;0)+IF([.D20]=[$БД.$A$63];1;0))*[.I20]" office:value-type="float" office:value="0" calcext:value-type="float">
            <text:p>0</text:p>
          </table:table-cell>
          <table:table-cell table:style-name="ce207" table:formula="of:=(IF([.B20]=[$БД.$A$64];1;0)+IF([.D20]=[$БД.$A$64];1;0))*[.I20]" office:value-type="float" office:value="0" calcext:value-type="float">
            <text:p>0</text:p>
          </table:table-cell>
          <table:table-cell table:style-name="ce207" table:formula="of:=(IF([.B20]=[$БД.$A$65];1;0)+IF([.D20]=[$БД.$A$65];1;0))*[.I20]" office:value-type="float" office:value="0" calcext:value-type="float">
            <text:p>0</text:p>
          </table:table-cell>
          <table:table-cell table:style-name="ce207" table:formula="of:=(IF([.B20]=[$БД.$A$61];1;0)+IF([.D20]=[$БД.$A$61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4pin</text:p>
          </table:table-cell>
          <table:table-cell table:style-name="ce207" table:content-validation-name="val17" office:value-type="string" calcext:value-type="string">
            <text:p>Мотор экструдера</text:p>
          </table:table-cell>
          <table:table-cell table:style-name="ce210" table:content-validation-name="val18" office:value-type="string" calcext:value-type="string">
            <text:p>ph2.0 6pin</text:p>
          </table:table-cell>
          <table:table-cell table:style-name="ce214" table:content-validation-name="val17" office:value-type="float" office:value="2" calcext:value-type="float">
            <text:p>2,00 А</text:p>
          </table:table-cell>
          <table:table-cell table:style-name="ce217" table:content-validation-name="val17" table:formula="of:=COM.MICROSOFT.IFS([.E21]&lt;[$БД.$C$50];[$БД.$A$50];[.E21]&lt;[$БД.$C$49];[$БД.$A$49];[.E21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57];1;0)+IF([.D21]=[$БД.$A$57];1;0))*[.I21]*[.H21]" office:value-type="float" office:value="0" calcext:value-type="float">
            <text:p>0</text:p>
          </table:table-cell>
          <table:table-cell table:style-name="ce222" table:formula="of:=(IF([.B21]=[$БД.$A$58];1;0)+IF([.D21]=[$БД.$A$58];1;0))*[.H21]*[.I21]" office:value-type="float" office:value="0" calcext:value-type="float">
            <text:p>0</text:p>
          </table:table-cell>
          <table:table-cell table:style-name="ce207" table:formula="of:=(IF([.B21]=[$БД.$A$62];1;0)+IF([.D21]=[$БД.$A$62];1;0))*[.I21]" office:value-type="float" office:value="0" calcext:value-type="float">
            <text:p>0</text:p>
          </table:table-cell>
          <table:table-cell table:style-name="ce207" table:formula="of:=(IF([.B21]=[$БД.$A$63];1;0)+IF([.D21]=[$БД.$A$63];1;0))*[.I21]" office:value-type="float" office:value="0" calcext:value-type="float">
            <text:p>0</text:p>
          </table:table-cell>
          <table:table-cell table:style-name="ce207" table:formula="of:=(IF([.B21]=[$БД.$A$64];1;0)+IF([.D21]=[$БД.$A$64];1;0))*[.I21]" office:value-type="float" office:value="2" calcext:value-type="float">
            <text:p>2</text:p>
          </table:table-cell>
          <table:table-cell table:style-name="ce207" table:formula="of:=(IF([.B21]=[$БД.$A$65];1;0)+IF([.D21]=[$БД.$A$65];1;0))*[.I21]" office:value-type="float" office:value="2" calcext:value-type="float">
            <text:p>2</text:p>
          </table:table-cell>
          <table:table-cell table:style-name="ce207" table:formula="of:=(IF([.B21]=[$БД.$A$61];1;0)+IF([.D21]=[$БД.$A$61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1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212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212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4pin</text:p>
          </table:table-cell>
          <table:table-cell table:style-name="ce207" table:content-validation-name="val17" office:value-type="string" calcext:value-type="string">
            <text:p>Мотор оси X</text:p>
          </table:table-cell>
          <table:table-cell table:style-name="ce210" table:content-validation-name="val18" office:value-type="string" calcext:value-type="string">
            <text:p>ph2.0 6pin</text:p>
          </table:table-cell>
          <table:table-cell table:style-name="ce214" table:content-validation-name="val17" office:value-type="float" office:value="2" calcext:value-type="float">
            <text:p>2,00 А</text:p>
          </table:table-cell>
          <table:table-cell table:style-name="ce217" table:content-validation-name="val17" table:formula="of:=COM.MICROSOFT.IFS([.E23]&lt;[$БД.$C$50];[$БД.$A$50];[.E23]&lt;[$БД.$C$49];[$БД.$A$49];[.E23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57];1;0)+IF([.D23]=[$БД.$A$57];1;0))*[.I23]*[.H23]" office:value-type="float" office:value="0" calcext:value-type="float">
            <text:p>0</text:p>
          </table:table-cell>
          <table:table-cell table:style-name="ce222" table:formula="of:=(IF([.B23]=[$БД.$A$58];1;0)+IF([.D23]=[$БД.$A$58];1;0))*[.H23]*[.I23]" office:value-type="float" office:value="0" calcext:value-type="float">
            <text:p>0</text:p>
          </table:table-cell>
          <table:table-cell table:style-name="ce207" table:formula="of:=(IF([.B23]=[$БД.$A$62];1;0)+IF([.D23]=[$БД.$A$62];1;0))*[.I23]" office:value-type="float" office:value="0" calcext:value-type="float">
            <text:p>0</text:p>
          </table:table-cell>
          <table:table-cell table:style-name="ce207" table:formula="of:=(IF([.B23]=[$БД.$A$63];1;0)+IF([.D23]=[$БД.$A$63];1;0))*[.I23]" office:value-type="float" office:value="0" calcext:value-type="float">
            <text:p>0</text:p>
          </table:table-cell>
          <table:table-cell table:style-name="ce207" table:formula="of:=(IF([.B23]=[$БД.$A$64];1;0)+IF([.D23]=[$БД.$A$64];1;0))*[.I23]" office:value-type="float" office:value="2" calcext:value-type="float">
            <text:p>2</text:p>
          </table:table-cell>
          <table:table-cell table:style-name="ce207" table:formula="of:=(IF([.B23]=[$БД.$A$65];1;0)+IF([.D23]=[$БД.$A$65];1;0))*[.I23]" office:value-type="float" office:value="2" calcext:value-type="float">
            <text:p>2</text:p>
          </table:table-cell>
          <table:table-cell table:style-name="ce207" table:formula="of:=(IF([.B23]=[$БД.$A$61];1;0)+IF([.D23]=[$БД.$A$61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4pin</text:p>
          </table:table-cell>
          <table:table-cell table:style-name="ce207" table:content-validation-name="val17" office:value-type="string" calcext:value-type="string">
            <text:p>Мотор оси Y</text:p>
          </table:table-cell>
          <table:table-cell table:style-name="ce210" table:content-validation-name="val18" office:value-type="string" calcext:value-type="string">
            <text:p>ph2.0 6pin</text:p>
          </table:table-cell>
          <table:table-cell table:style-name="ce214" table:content-validation-name="val17" office:value-type="float" office:value="2" calcext:value-type="float">
            <text:p>2,00 А</text:p>
          </table:table-cell>
          <table:table-cell table:style-name="ce217" table:content-validation-name="val17" table:formula="of:=COM.MICROSOFT.IFS([.E24]&lt;[$БД.$C$50];[$БД.$A$50];[.E24]&lt;[$БД.$C$49];[$БД.$A$49];[.E24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57];1;0)+IF([.D24]=[$БД.$A$57];1;0))*[.I24]*[.H24]" office:value-type="float" office:value="0" calcext:value-type="float">
            <text:p>0</text:p>
          </table:table-cell>
          <table:table-cell table:style-name="ce222" table:formula="of:=(IF([.B24]=[$БД.$A$58];1;0)+IF([.D24]=[$БД.$A$58];1;0))*[.H24]*[.I24]" office:value-type="float" office:value="0" calcext:value-type="float">
            <text:p>0</text:p>
          </table:table-cell>
          <table:table-cell table:style-name="ce207" table:formula="of:=(IF([.B24]=[$БД.$A$62];1;0)+IF([.D24]=[$БД.$A$62];1;0))*[.I24]" office:value-type="float" office:value="0" calcext:value-type="float">
            <text:p>0</text:p>
          </table:table-cell>
          <table:table-cell table:style-name="ce207" table:formula="of:=(IF([.B24]=[$БД.$A$63];1;0)+IF([.D24]=[$БД.$A$63];1;0))*[.I24]" office:value-type="float" office:value="0" calcext:value-type="float">
            <text:p>0</text:p>
          </table:table-cell>
          <table:table-cell table:style-name="ce207" table:formula="of:=(IF([.B24]=[$БД.$A$64];1;0)+IF([.D24]=[$БД.$A$64];1;0))*[.I24]" office:value-type="float" office:value="1" calcext:value-type="float">
            <text:p>1</text:p>
          </table:table-cell>
          <table:table-cell table:style-name="ce207" table:formula="of:=(IF([.B24]=[$БД.$A$65];1;0)+IF([.D24]=[$БД.$A$65];1;0))*[.I24]" office:value-type="float" office:value="1" calcext:value-type="float">
            <text:p>1</text:p>
          </table:table-cell>
          <table:table-cell table:style-name="ce207" table:formula="of:=(IF([.B24]=[$БД.$A$61];1;0)+IF([.D24]=[$БД.$A$61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4pin</text:p>
          </table:table-cell>
          <table:table-cell table:style-name="ce207" table:content-validation-name="val17" office:value-type="string" calcext:value-type="string">
            <text:p>Мотор оси Z</text:p>
          </table:table-cell>
          <table:table-cell table:style-name="ce210" table:content-validation-name="val18" office:value-type="string" calcext:value-type="string">
            <text:p>ph2.0 6pin</text:p>
          </table:table-cell>
          <table:table-cell table:style-name="ce214" table:content-validation-name="val17" office:value-type="float" office:value="2" calcext:value-type="float">
            <text:p>2,00 А</text:p>
          </table:table-cell>
          <table:table-cell table:style-name="ce217" table:content-validation-name="val17" table:formula="of:=COM.MICROSOFT.IFS([.E25]&lt;[$БД.$C$50];[$БД.$A$50];[.E25]&lt;[$БД.$C$49];[$БД.$A$49];[.E25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57];1;0)+IF([.D25]=[$БД.$A$57];1;0))*[.I25]*[.H25]" office:value-type="float" office:value="0" calcext:value-type="float">
            <text:p>0</text:p>
          </table:table-cell>
          <table:table-cell table:style-name="ce222" table:formula="of:=(IF([.B25]=[$БД.$A$58];1;0)+IF([.D25]=[$БД.$A$58];1;0))*[.H25]*[.I25]" office:value-type="float" office:value="0" calcext:value-type="float">
            <text:p>0</text:p>
          </table:table-cell>
          <table:table-cell table:style-name="ce207" table:formula="of:=(IF([.B25]=[$БД.$A$62];1;0)+IF([.D25]=[$БД.$A$62];1;0))*[.I25]" office:value-type="float" office:value="0" calcext:value-type="float">
            <text:p>0</text:p>
          </table:table-cell>
          <table:table-cell table:style-name="ce207" table:formula="of:=(IF([.B25]=[$БД.$A$63];1;0)+IF([.D25]=[$БД.$A$63];1;0))*[.I25]" office:value-type="float" office:value="0" calcext:value-type="float">
            <text:p>0</text:p>
          </table:table-cell>
          <table:table-cell table:style-name="ce207" table:formula="of:=(IF([.B25]=[$БД.$A$64];1;0)+IF([.D25]=[$БД.$A$64];1;0))*[.I25]" office:value-type="float" office:value="2" calcext:value-type="float">
            <text:p>2</text:p>
          </table:table-cell>
          <table:table-cell table:style-name="ce207" table:formula="of:=(IF([.B25]=[$БД.$A$65];1;0)+IF([.D25]=[$БД.$A$65];1;0))*[.I25]" office:value-type="float" office:value="2" calcext:value-type="float">
            <text:p>2</text:p>
          </table:table-cell>
          <table:table-cell table:style-name="ce207" table:formula="of:=(IF([.B25]=[$БД.$A$61];1;0)+IF([.D25]=[$БД.$A$61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3pin</text:p>
          </table:table-cell>
          <table:table-cell table:style-name="ce207" table:content-validation-name="val17" office:value-type="string" calcext:value-type="string">
            <text:p>Концевик оси Х</text:p>
          </table:table-cell>
          <table:table-cell table:style-name="ce210" table:content-validation-name="val18" office:value-type="string" calcext:value-type="string">
            <text:p>Пайка</text:p>
          </table:table-cell>
          <table:table-cell table:style-name="ce214" table:content-validation-name="val17" office:value-type="float" office:value="0.1" calcext:value-type="float">
            <text:p>0,10 А</text:p>
          </table:table-cell>
          <table:table-cell table:style-name="ce217" table:content-validation-name="val17" table:formula="of:=COM.MICROSOFT.IFS([.E26]&lt;[$БД.$C$50];[$БД.$A$50];[.E26]&lt;[$БД.$C$49];[$БД.$A$49];[.E26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57];1;0)+IF([.D26]=[$БД.$A$57];1;0))*[.I26]*[.H26]" office:value-type="float" office:value="0" calcext:value-type="float">
            <text:p>0</text:p>
          </table:table-cell>
          <table:table-cell table:style-name="ce222" table:formula="of:=(IF([.B26]=[$БД.$A$58];1;0)+IF([.D26]=[$БД.$A$58];1;0))*[.H26]*[.I26]" office:value-type="float" office:value="0" calcext:value-type="float">
            <text:p>0</text:p>
          </table:table-cell>
          <table:table-cell table:style-name="ce207" table:formula="of:=(IF([.B26]=[$БД.$A$62];1;0)+IF([.D26]=[$БД.$A$62];1;0))*[.I26]" office:value-type="float" office:value="0" calcext:value-type="float">
            <text:p>0</text:p>
          </table:table-cell>
          <table:table-cell table:style-name="ce207" table:formula="of:=(IF([.B26]=[$БД.$A$63];1;0)+IF([.D26]=[$БД.$A$63];1;0))*[.I26]" office:value-type="float" office:value="2" calcext:value-type="float">
            <text:p>2</text:p>
          </table:table-cell>
          <table:table-cell table:style-name="ce207" table:formula="of:=(IF([.B26]=[$БД.$A$64];1;0)+IF([.D26]=[$БД.$A$64];1;0))*[.I26]" office:value-type="float" office:value="0" calcext:value-type="float">
            <text:p>0</text:p>
          </table:table-cell>
          <table:table-cell table:style-name="ce207" table:formula="of:=(IF([.B26]=[$БД.$A$65];1;0)+IF([.D26]=[$БД.$A$65];1;0))*[.I26]" office:value-type="float" office:value="0" calcext:value-type="float">
            <text:p>0</text:p>
          </table:table-cell>
          <table:table-cell table:style-name="ce207" table:formula="of:=(IF([.B26]=[$БД.$A$61];1;0)+IF([.D26]=[$БД.$A$61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3pin</text:p>
          </table:table-cell>
          <table:table-cell table:style-name="ce207" table:content-validation-name="val17" office:value-type="string" calcext:value-type="string">
            <text:p>Концевик оси Y</text:p>
          </table:table-cell>
          <table:table-cell table:style-name="ce210" table:content-validation-name="val18" office:value-type="string" calcext:value-type="string">
            <text:p>Пайка</text:p>
          </table:table-cell>
          <table:table-cell table:style-name="ce214" table:content-validation-name="val17" office:value-type="float" office:value="0.1" calcext:value-type="float">
            <text:p>0,10 А</text:p>
          </table:table-cell>
          <table:table-cell table:style-name="ce217" table:content-validation-name="val17" table:formula="of:=COM.MICROSOFT.IFS([.E27]&lt;[$БД.$C$50];[$БД.$A$50];[.E27]&lt;[$БД.$C$49];[$БД.$A$49];[.E27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57];1;0)+IF([.D27]=[$БД.$A$57];1;0))*[.I27]*[.H27]" office:value-type="float" office:value="0" calcext:value-type="float">
            <text:p>0</text:p>
          </table:table-cell>
          <table:table-cell table:style-name="ce222" table:formula="of:=(IF([.B27]=[$БД.$A$58];1;0)+IF([.D27]=[$БД.$A$58];1;0))*[.H27]*[.I27]" office:value-type="float" office:value="0" calcext:value-type="float">
            <text:p>0</text:p>
          </table:table-cell>
          <table:table-cell table:style-name="ce207" table:formula="of:=(IF([.B27]=[$БД.$A$62];1;0)+IF([.D27]=[$БД.$A$62];1;0))*[.I27]" office:value-type="float" office:value="0" calcext:value-type="float">
            <text:p>0</text:p>
          </table:table-cell>
          <table:table-cell table:style-name="ce207" table:formula="of:=(IF([.B27]=[$БД.$A$63];1;0)+IF([.D27]=[$БД.$A$63];1;0))*[.I27]" office:value-type="float" office:value="1" calcext:value-type="float">
            <text:p>1</text:p>
          </table:table-cell>
          <table:table-cell table:style-name="ce207" table:formula="of:=(IF([.B27]=[$БД.$A$64];1;0)+IF([.D27]=[$БД.$A$64];1;0))*[.I27]" office:value-type="float" office:value="0" calcext:value-type="float">
            <text:p>0</text:p>
          </table:table-cell>
          <table:table-cell table:style-name="ce207" table:formula="of:=(IF([.B27]=[$БД.$A$65];1;0)+IF([.D27]=[$БД.$A$65];1;0))*[.I27]" office:value-type="float" office:value="0" calcext:value-type="float">
            <text:p>0</text:p>
          </table:table-cell>
          <table:table-cell table:style-name="ce207" table:formula="of:=(IF([.B27]=[$БД.$A$61];1;0)+IF([.D27]=[$БД.$A$61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07" table:content-validation-name="val15" office:value-type="string" calcext:value-type="string">
            <text:p>Материнская плата</text:p>
          </table:table-cell>
          <table:table-cell table:style-name="ce210" table:content-validation-name="val16" office:value-type="string" calcext:value-type="string">
            <text:p>xh2.54 3pin</text:p>
          </table:table-cell>
          <table:table-cell table:style-name="ce207" table:content-validation-name="val17" office:value-type="string" calcext:value-type="string">
            <text:p>Концевик оси Z</text:p>
          </table:table-cell>
          <table:table-cell table:style-name="ce210" table:content-validation-name="val18" office:value-type="string" calcext:value-type="string">
            <text:p>xh2.54 3pin</text:p>
          </table:table-cell>
          <table:table-cell table:style-name="ce214" table:content-validation-name="val17" office:value-type="float" office:value="0.1" calcext:value-type="float">
            <text:p>0,10 А</text:p>
          </table:table-cell>
          <table:table-cell table:style-name="ce217" table:content-validation-name="val17" table:formula="of:=COM.MICROSOFT.IFS([.E28]&lt;[$БД.$C$50];[$БД.$A$50];[.E28]&lt;[$БД.$C$49];[$БД.$A$49];[.E28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17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57];1;0)+IF([.D28]=[$БД.$A$57];1;0))*[.I28]*[.H28]" office:value-type="float" office:value="0" calcext:value-type="float">
            <text:p>0</text:p>
          </table:table-cell>
          <table:table-cell table:style-name="ce222" table:formula="of:=(IF([.B28]=[$БД.$A$58];1;0)+IF([.D28]=[$БД.$A$58];1;0))*[.H28]*[.I28]" office:value-type="float" office:value="0" calcext:value-type="float">
            <text:p>0</text:p>
          </table:table-cell>
          <table:table-cell table:style-name="ce207" table:formula="of:=(IF([.B28]=[$БД.$A$62];1;0)+IF([.D28]=[$БД.$A$62];1;0))*[.I28]" office:value-type="float" office:value="0" calcext:value-type="float">
            <text:p>0</text:p>
          </table:table-cell>
          <table:table-cell table:style-name="ce207" table:formula="of:=(IF([.B28]=[$БД.$A$63];1;0)+IF([.D28]=[$БД.$A$63];1;0))*[.I28]" office:value-type="float" office:value="2" calcext:value-type="float">
            <text:p>2</text:p>
          </table:table-cell>
          <table:table-cell table:style-name="ce207" table:formula="of:=(IF([.B28]=[$БД.$A$64];1;0)+IF([.D28]=[$БД.$A$64];1;0))*[.I28]" office:value-type="float" office:value="0" calcext:value-type="float">
            <text:p>0</text:p>
          </table:table-cell>
          <table:table-cell table:style-name="ce207" table:formula="of:=(IF([.B28]=[$БД.$A$65];1;0)+IF([.D28]=[$БД.$A$65];1;0))*[.I28]" office:value-type="float" office:value="0" calcext:value-type="float">
            <text:p>0</text:p>
          </table:table-cell>
          <table:table-cell table:style-name="ce207" table:formula="of:=(IF([.B28]=[$БД.$A$61];1;0)+IF([.D28]=[$БД.$A$61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07"/>
          <table:table-cell table:style-name="Default" table:number-columns-repeated="1006"/>
        </table:table-row>
        <table:table-row table:style-name="ro6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17" table:number-rows-repeated="18">
          <table:table-cell table:style-name="Default" table:number-columns-repeated="1024"/>
        </table:table-row>
        <table:table-row table:style-name="ro6" table:number-rows-repeated="267">
          <table:table-cell/>
          <table:table-cell table:content-validation-name="val17" table:number-columns-repeated="5"/>
          <table:table-cell table:content-validation-name="val20"/>
          <table:table-cell table:number-columns-repeated="1017"/>
        </table:table-row>
        <table:table-row table:style-name="ro6" table:number-rows-repeated="55">
          <table:table-cell/>
          <table:table-cell table:content-validation-name="val17" table:number-columns-repeated="5"/>
          <table:table-cell table:number-columns-repeated="1018"/>
        </table:table-row>
        <table:table-row table:style-name="ro6" table:number-rows-repeated="55">
          <table:table-cell/>
          <table:table-cell table:content-validation-name="val17" table:number-columns-repeated="4"/>
          <table:table-cell table:number-columns-repeated="1019"/>
        </table:table-row>
        <table:table-row table:style-name="ro6" table:number-rows-repeated="10481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38" table:default-cell-style-name="ce208"/>
        <table:table-column table:style-name="co39" table:default-cell-style-name="ce208"/>
        <table:table-column table:style-name="co40" table:default-cell-style-name="ce208"/>
        <table:table-column table:style-name="co13" table:default-cell-style-name="ce208"/>
        <table:table-column table:style-name="co41" table:default-cell-style-name="ce208"/>
        <table:table-column table:style-name="co42" table:default-cell-style-name="ce208"/>
        <table:table-column table:style-name="co4" table:default-cell-style-name="ce208"/>
        <table:table-column table:style-name="co43" table:default-cell-style-name="ce208"/>
        <table:table-column table:style-name="co4" table:number-columns-repeated="1016" table:default-cell-style-name="ce208"/>
        <table:table-row table:style-name="ro22">
          <table:table-cell table:style-name="ce46" office:value-type="string" calcext:value-type="string" table:number-columns-spanned="8" table:number-rows-spanned="1">
            <text:p><text:span text:style-name="T3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23">
          <table:table-cell table:style-name="ce205" office:value-type="string" calcext:value-type="string">
            <text:p>Обозначение</text:p>
          </table:table-cell>
          <table:table-cell table:style-name="ce205" office:value-type="string" calcext:value-type="string">
            <text:p>Наименование</text:p>
          </table:table-cell>
          <table:table-cell table:style-name="ce205" office:value-type="string" calcext:value-type="string">
            <text:p>Ширина</text:p>
          </table:table-cell>
          <table:table-cell table:style-name="ce205" office:value-type="string" calcext:value-type="string">
            <text:p>Высота</text:p>
          </table:table-cell>
          <table:table-cell table:style-name="ce205" office:value-type="string" calcext:value-type="string">
            <text:p>Площадь единицы</text:p>
          </table:table-cell>
          <table:table-cell table:style-name="ce205" office:value-type="string" calcext:value-type="string">
            <text:p>Кол-во</text:p>
          </table:table-cell>
          <table:table-cell table:style-name="ce205" office:value-type="string" calcext:value-type="string">
            <text:p>Площадь общая</text:p>
          </table:table-cell>
          <table:table-cell table:style-name="ce205" office:value-type="string" calcext:value-type="string">
            <text:p>Цена общая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1</text:p>
          </table:table-cell>
          <table:table-cell table:style-name="ce224" office:value-type="string" calcext:value-type="string">
            <text:p><text:span text:style-name="T6">Enclosure f</text:span>ront panel</text:p>
          </table:table-cell>
          <table:table-cell table:style-name="ce226" table:formula="of:=[$'Профиль алюминиевый'.C5]+8" office:value-type="float" office:value="678" calcext:value-type="float">
            <text:p>678 мм</text:p>
          </table:table-cell>
          <table:table-cell table:style-name="ce226" table:formula="of:=[$'Профиль алюминиевый'.C9]+20+4" office:value-type="float" office:value="464" calcext:value-type="float">
            <text:p>464 мм</text:p>
          </table:table-cell>
          <table:table-cell table:style-name="ce227" table:formula="of:=[.C3]*[.D3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3]*[.F3]" office:value-type="float" office:value="0.314592" calcext:value-type="float">
            <text:p>0,31 м²</text:p>
          </table:table-cell>
          <table:table-cell table:style-name="ce229" table:formula="of:=[.G3]*[$БД.$B$44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2</text:p>
          </table:table-cell>
          <table:table-cell table:style-name="ce224" office:value-type="string" calcext:value-type="string">
            <text:p><text:span text:style-name="T6">Enclosure m</text:span>iddle panel</text:p>
          </table:table-cell>
          <table:table-cell table:style-name="ce226" table:formula="of:=[.C3]-8" office:value-type="float" office:value="670" calcext:value-type="float">
            <text:p>670 мм</text:p>
          </table:table-cell>
          <table:table-cell table:style-name="ce226" table:formula="of:=[$'Профиль алюминиевый'.C15]+20" office:value-type="float" office:value="410" calcext:value-type="float">
            <text:p>410 мм</text:p>
          </table:table-cell>
          <table:table-cell table:style-name="ce227" table:formula="of:=[.C4]*[.D4]/1000000" office:value-type="float" office:value="0.2747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4]*[.F4]" office:value-type="float" office:value="0.2747" calcext:value-type="float">
            <text:p>0,27 м²</text:p>
          </table:table-cell>
          <table:table-cell table:style-name="ce229" table:formula="of:=[.G4]*[$БД.$B$44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3</text:p>
          </table:table-cell>
          <table:table-cell table:style-name="ce224" office:value-type="string" calcext:value-type="string">
            <text:p><text:span text:style-name="T6">Enclosure b</text:span>ack panel</text:p>
          </table:table-cell>
          <table:table-cell table:style-name="ce226" table:formula="of:=[.C3]" office:value-type="float" office:value="678" calcext:value-type="float">
            <text:p>678 мм</text:p>
          </table:table-cell>
          <table:table-cell table:style-name="ce226" table:formula="of:=[.D3]" office:value-type="float" office:value="464" calcext:value-type="float">
            <text:p>464 мм</text:p>
          </table:table-cell>
          <table:table-cell table:style-name="ce227" table:formula="of:=[.C5]*[.D5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5]*[.F5]" office:value-type="float" office:value="0.314592" calcext:value-type="float">
            <text:p>0,31 м²</text:p>
          </table:table-cell>
          <table:table-cell table:style-name="ce229" table:formula="of:=[.G5]*[$БД.$B$44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4</text:p>
          </table:table-cell>
          <table:table-cell table:style-name="ce224" office:value-type="string" calcext:value-type="string">
            <text:p><text:span text:style-name="T6">Enclosure u</text:span>pper panel</text:p>
          </table:table-cell>
          <table:table-cell table:style-name="ce226" table:formula="of:=[.C3]-8" office:value-type="float" office:value="670" calcext:value-type="float">
            <text:p>670 мм</text:p>
          </table:table-cell>
          <table:table-cell table:style-name="ce226" table:formula="of:=[$'Профиль алюминиевый'.C4]+40" office:value-type="float" office:value="490" calcext:value-type="float">
            <text:p>490 мм</text:p>
          </table:table-cell>
          <table:table-cell table:style-name="ce227" table:formula="of:=[.C6]*[.D6]/1000000" office:value-type="float" office:value="0.3283" calcext:value-type="float">
            <text:p>0,33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6]*[.F6]" office:value-type="float" office:value="0.3283" calcext:value-type="float">
            <text:p>0,33 м²</text:p>
          </table:table-cell>
          <table:table-cell table:style-name="ce229" table:formula="of:=[.G6]*[$БД.$B$44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5</text:p>
          </table:table-cell>
          <table:table-cell table:style-name="ce224" office:value-type="string" calcext:value-type="string">
            <text:p><text:span text:style-name="T6">Enclosure l</text:span>ower panel</text:p>
          </table:table-cell>
          <table:table-cell table:style-name="ce226" table:formula="of:=[.C4]" office:value-type="float" office:value="670" calcext:value-type="float">
            <text:p>670 мм</text:p>
          </table:table-cell>
          <table:table-cell table:style-name="ce226" table:formula="of:=[.D6]-92" office:value-type="float" office:value="398" calcext:value-type="float">
            <text:p>398 мм</text:p>
          </table:table-cell>
          <table:table-cell table:style-name="ce227" table:formula="of:=[.C7]*[.D7]/1000000" office:value-type="float" office:value="0.26666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7]*[.F7]" office:value-type="float" office:value="0.26666" calcext:value-type="float">
            <text:p>0,27 м²</text:p>
          </table:table-cell>
          <table:table-cell table:style-name="ce229" table:formula="of:=[.G7]*[$БД.$B$44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6</text:p>
          </table:table-cell>
          <table:table-cell table:style-name="ce224" office:value-type="string" calcext:value-type="string">
            <text:p><text:span text:style-name="T6">Enclosure s</text:span>ide panel</text:p>
          </table:table-cell>
          <table:table-cell table:style-name="ce226" table:formula="of:=[.D6]" office:value-type="float" office:value="490" calcext:value-type="float">
            <text:p>490 мм</text:p>
          </table:table-cell>
          <table:table-cell table:style-name="ce226" table:formula="of:=[.D3]" office:value-type="float" office:value="464" calcext:value-type="float">
            <text:p>464 мм</text:p>
          </table:table-cell>
          <table:table-cell table:style-name="ce227" table:formula="of:=[.C8]*[.D8]/1000000" office:value-type="float" office:value="0.22736" calcext:value-type="float">
            <text:p>0,23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8]*[.F8]" office:value-type="float" office:value="0.45472" calcext:value-type="float">
            <text:p>0,45 м²</text:p>
          </table:table-cell>
          <table:table-cell table:style-name="ce229" table:formula="of:=[.G8]*[$БД.$B$44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7-01</text:p>
          </table:table-cell>
          <table:table-cell table:style-name="ce224" office:value-type="string" calcext:value-type="string">
            <text:p><text:span text:style-name="T6">Enclosure f</text:span>ront door panel</text:p>
          </table:table-cell>
          <table:table-cell table:style-name="ce226" table:formula="of:=([.C3]-260)/2" office:value-type="float" office:value="209" calcext:value-type="float">
            <text:p>209 мм</text:p>
          </table:table-cell>
          <table:table-cell table:style-name="ce226" table:formula="of:=[.D3]-136" office:value-type="float" office:value="328" calcext:value-type="float">
            <text:p>328 мм</text:p>
          </table:table-cell>
          <table:table-cell table:style-name="ce227" table:formula="of:=[.C9]*[.D9]/1000000" office:value-type="float" office:value="0.068552" calcext:value-type="float">
            <text:p>0,07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9]*[.F9]" office:value-type="float" office:value="0.137104" calcext:value-type="float">
            <text:p>0,14 м²</text:p>
          </table:table-cell>
          <table:table-cell table:style-name="ce229" table:formula="of:=[.G9]*[$БД.$B$44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9-01</text:p>
          </table:table-cell>
          <table:table-cell table:style-name="ce224" office:value-type="string" calcext:value-type="string">
            <text:p><text:span text:style-name="T6">Enclosure b</text:span>ack door panel</text:p>
          </table:table-cell>
          <table:table-cell table:style-name="ce226" office:value-type="float" office:value="433" calcext:value-type="float">
            <text:p>433 мм</text:p>
          </table:table-cell>
          <table:table-cell table:style-name="ce226" office:value-type="float" office:value="258" calcext:value-type="float">
            <text:p>258 мм</text:p>
          </table:table-cell>
          <table:table-cell table:style-name="ce227" table:formula="of:=[.C10]*[.D10]/1000000" office:value-type="float" office:value="0.111714" calcext:value-type="float">
            <text:p>0,1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10]*[.F10]" office:value-type="float" office:value="0.111714" calcext:value-type="float">
            <text:p>0,11 м²</text:p>
          </table:table-cell>
          <table:table-cell table:style-name="ce229" table:formula="of:=[.G10]*[$БД.$B$44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2</text:p>
          </table:table-cell>
          <table:table-cell table:style-name="ce224" office:value-type="string" calcext:value-type="string">
            <text:p>Enclosure top front panel</text:p>
          </table:table-cell>
          <table:table-cell table:style-name="ce226" table:formula="of:=[.C3]/2" office:value-type="float" office:value="339" calcext:value-type="float">
            <text:p>339 мм</text:p>
          </table:table-cell>
          <table:table-cell table:style-name="ce226" office:value-type="float" office:value="240" calcext:value-type="float">
            <text:p>240 мм</text:p>
          </table:table-cell>
          <table:table-cell table:style-name="ce227" table:formula="of:=[.C11]*[.D11]/1000000" office:value-type="float" office:value="0.08136" calcext:value-type="float">
            <text:p>0,08 м²</text:p>
          </table:table-cell>
          <table:table-cell table:style-name="ce105" office:value-type="float" office:value="4" calcext:value-type="float">
            <text:p>4</text:p>
          </table:table-cell>
          <table:table-cell table:style-name="ce228" table:formula="of:=[.E11]*[.F11]" office:value-type="float" office:value="0.32544" calcext:value-type="float">
            <text:p>0,33 м²</text:p>
          </table:table-cell>
          <table:table-cell table:style-name="ce229" table:formula="of:=[.G11]*[$БД.$B$44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3</text:p>
          </table:table-cell>
          <table:table-cell table:style-name="ce224" office:value-type="string" calcext:value-type="string">
            <text:p>Enclosure top side panel</text:p>
          </table:table-cell>
          <table:table-cell table:style-name="ce226" table:formula="of:=[.C8]" office:value-type="float" office:value="490" calcext:value-type="float">
            <text:p>490 мм</text:p>
          </table:table-cell>
          <table:table-cell table:style-name="ce226" table:formula="of:=[.D11]" office:value-type="float" office:value="240" calcext:value-type="float">
            <text:p>240 мм</text:p>
          </table:table-cell>
          <table:table-cell table:style-name="ce227" table:formula="of:=[.C12]*[.D12]/1000000" office:value-type="float" office:value="0.1176" calcext:value-type="float">
            <text:p>0,12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2]*[.F12]" office:value-type="float" office:value="0.2352" calcext:value-type="float">
            <text:p>0,24 м²</text:p>
          </table:table-cell>
          <table:table-cell table:style-name="ce229" table:formula="of:=[.G12]*[$БД.$B$44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4</text:p>
          </table:table-cell>
          <table:table-cell table:style-name="ce224" office:value-type="string" calcext:value-type="string">
            <text:p>Enclosure top upper panel</text:p>
          </table:table-cell>
          <table:table-cell table:style-name="ce226" table:formula="of:=[.C11]-4" office:value-type="float" office:value="335" calcext:value-type="float">
            <text:p>335 мм</text:p>
          </table:table-cell>
          <table:table-cell table:style-name="ce226" table:formula="of:=[.C12]" office:value-type="float" office:value="490" calcext:value-type="float">
            <text:p>490 мм</text:p>
          </table:table-cell>
          <table:table-cell table:style-name="ce227" table:formula="of:=[.C13]*[.D13]/1000000" office:value-type="float" office:value="0.16415" calcext:value-type="float">
            <text:p>0,16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3]*[.F13]" office:value-type="float" office:value="0.3283" calcext:value-type="float">
            <text:p>0,33 м²</text:p>
          </table:table-cell>
          <table:table-cell table:style-name="ce229" table:formula="of:=[.G13]*[$БД.$B$44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5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07"/>
          <table:table-cell table:style-name="ce229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44" table:default-cell-style-name="ce348"/>
        <table:table-column table:style-name="co45" table:default-cell-style-name="ce348"/>
        <table:table-column table:style-name="co46" table:default-cell-style-name="ce348"/>
        <table:table-column table:style-name="co47" table:default-cell-style-name="ce348"/>
        <table:table-column table:style-name="co4" table:number-columns-repeated="1019" table:default-cell-style-name="ce348"/>
        <table:table-row table:style-name="ro6">
          <table:table-cell table:style-name="ce407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Bondtech LGX Lite</text:p>
          </table:table-cell>
          <table:table-cell table:style-name="ce161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K3D Minifeeder</text:p>
          </table:table-cell>
          <table:table-cell table:style-name="ce161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10" office:value-type="string" calcext:value-type="string">
            <text:p>Клон BMG</text:p>
          </table:table-cell>
          <table:table-cell table:style-name="ce161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Trialglelab Matrix Lite</text:p>
          </table:table-cell>
          <table:table-cell table:style-name="ce161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07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Обычный</text:p>
          </table:table-cell>
          <table:table-cell table:style-name="ce161" office:value-type="string" calcext:value-type="string">
            <text:p>Простой и дешевый универсальный хотэнд на основе хитблока E3D V6. Макс. Объёмный расход примерно до 16мм³/с. 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Высокопроизводительный</text:p>
          </table:table-cell>
          <table:table-cell table:style-name="ce161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Керамический высокопроизводительный</text:p>
          </table:table-cell>
          <table:table-cell table:style-name="ce161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07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Fysetc spider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 pro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SKR 1.4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07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9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Lite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3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4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07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Д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407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От платы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онижающий преобразователь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Блок питания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07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двинуты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сто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Эластомер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07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Курс доллара Aliexpress на момент расчёта</text:p>
          </table:table-cell>
          <table:table-cell table:style-name="ce161" office:value-type="float" office:value="68" calcext:value-type="float">
            <text:p>68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Средняя цена за м² панели с раскроем</text:p>
          </table:table-cell>
          <table:table-cell table:style-name="ce161" office:value-type="float" office:value="3235" calcext:value-type="float">
            <text:p>3235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07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420" office:value-type="string" calcext:value-type="string">
            <text:p>Тип провода</text:p>
          </table:table-cell>
          <table:table-cell table:style-name="ce420"/>
          <table:table-cell table:style-name="ce420" office:value-type="string" calcext:value-type="string">
            <text:p>Макс. Ток</text:p>
          </table:table-cell>
          <table:table-cell table:style-name="ce420"/>
          <table:table-cell table:number-columns-repeated="1019"/>
        </table:table-row>
        <table:table-row table:style-name="ro6">
          <table:table-cell table:style-name="ce161" office:value-type="string" calcext:value-type="string">
            <text:p>16 AWG</text:p>
          </table:table-cell>
          <table:table-cell table:style-name="ce161"/>
          <table:table-cell table:style-name="ce161" office:value-type="float" office:value="15" calcext:value-type="float">
            <text:p>1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0 AWG</text:p>
          </table:table-cell>
          <table:table-cell table:style-name="ce161"/>
          <table:table-cell table:style-name="ce161" office:value-type="float" office:value="5" calcext:value-type="float">
            <text:p>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4 AWG</text:p>
          </table:table-cell>
          <table:table-cell table:style-name="ce161"/>
          <table:table-cell table:style-name="ce161" office:value-type="float" office:value="2.1" calcext:value-type="float">
            <text:p>2,1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USB</text:p>
          </table:table-cell>
          <table:table-cell table:style-name="ce161" table:number-columns-repeated="3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style-name="ce407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20" office:value-type="string" calcext:value-type="string">
            <text:p>Тип разъёма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410" office:value-type="string" calcext:value-type="string">
            <text:p>Провод встроен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айк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Клемм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аконечник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A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C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238" office:value-type="string" calcext:value-type="string">
            <text:p>Dupont 1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2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3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4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ph2.0 6pin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1048509">
          <table:table-cell table:number-columns-repeated="1023"/>
        </table:table-row>
        <table:table-row table:style-name="ro1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1" table:default-cell-style-name="ce348"/>
        <table:table-column table:style-name="co48" table:default-cell-style-name="ce348"/>
        <table:table-column table:style-name="co49" table:default-cell-style-name="ce348"/>
        <table:table-column table:style-name="co50" table:default-cell-style-name="ce348"/>
        <table:table-column table:style-name="co4" table:number-columns-repeated="1020" table:default-cell-style-name="ce348"/>
        <table:table-row table:style-name="ro24">
          <table:table-cell table:style-name="ce241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41"/>
          <table:table-cell table:number-columns-repeated="1020"/>
        </table:table-row>
        <table:table-row table:style-name="ro8">
          <table:table-cell table:style-name="ce241" office:value-type="string" calcext:value-type="string">
            <text:p>Потребитель</text:p>
          </table:table-cell>
          <table:table-cell table:style-name="ce241" office:value-type="string" calcext:value-type="string">
            <text:p>Потребляемая мощность единицы [Вт]</text:p>
          </table:table-cell>
          <table:table-cell table:style-name="ce241" office:value-type="string" calcext:value-type="string">
            <text:p>Количество</text:p>
          </table:table-cell>
          <table:table-cell table:style-name="ce241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Нагреватель хотэнда</text:p>
          </table:table-cell>
          <table:table-cell table:style-name="ce414" table:formula="of:=IF([$Настройки.B5]=[$БД.A12];115;40)" office:value-type="float" office:value="40" calcext:value-type="float">
            <text:p>40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экструдера</text:p>
          </table:table-cell>
          <table:table-cell table:style-name="ce414" table:formula="of:=24*1/4" office:value-type="float" office:value="6" calcext:value-type="float">
            <text:p>6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X или Y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1+1" office:value-type="float" office:value="2" calcext:value-type="float">
            <text:p>2</text:p>
          </table:table-cell>
          <table:table-cell table:style-name="ce414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Z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[$'Покупные изделия'.E48]" office:value-type="float" office:value="2" calcext:value-type="float">
            <text:p>2</text:p>
          </table:table-cell>
          <table:table-cell table:style-name="ce414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1">
          <table:table-cell table:style-name="ce415" office:value-type="string" calcext:value-type="string">
            <text:p>Питание управляющей платы</text:p>
          </table:table-cell>
          <table:table-cell table:style-name="ce414" office:value-type="float" office:value="15" calcext:value-type="float">
            <text:p>15</text:p>
          </table:table-cell>
          <table:table-cell table:style-name="ce414" table:formula="of:=1" office:value-type="float" office:value="1" calcext:value-type="float">
            <text:p>1</text:p>
          </table:table-cell>
          <table:table-cell table:style-name="ce414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платы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5" calcext:value-type="float">
            <text:p>5</text:p>
          </table:table-cell>
          <table:table-cell table:style-name="ce414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хотэнда</text:p>
          </table:table-cell>
          <table:table-cell table:style-name="ce414" office:value-type="float" office:value="1.5" calcext:value-type="float">
            <text:p>1,5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модели</text:p>
          </table:table-cell>
          <table:table-cell table:style-name="ce414" office:value-type="float" office:value="2.4" calcext:value-type="float">
            <text:p>2,4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41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14"/>
          <table:table-cell table:style-name="ce414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407" office:value-type="string" calcext:value-type="string" table:number-columns-spanned="2" table:number-rows-spanned="1">
            <text:p>Расчёт размеров рамы</text:p>
          </table:table-cell>
          <table:covered-table-cell table:style-name="ce161"/>
          <table:table-cell table:number-columns-repeated="1022"/>
        </table:table-row>
        <table:table-row table:style-name="ro6">
          <table:table-cell table:style-name="ce407" office:value-type="string" calcext:value-type="string">
            <text:p>Параметр</text:p>
          </table:table-cell>
          <table:table-cell table:style-name="ce420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409" office:value-type="string" calcext:value-type="string">
            <text:p>Требуемый размер стола</text:p>
          </table:table-cell>
          <table:table-cell table:style-name="ce42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первой головы</text:p>
          </table:table-cell>
          <table:table-cell table:style-name="ce42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второй головы</text:p>
          </table:table-cell>
          <table:table-cell table:style-name="ce422" table:formula="of:=COM.MICROSOFT.IFS([$Настройки.B3]=1;0;[$Настройки.B4]=[$БД.A3];60;[$Настройки.B4]=[$БД.A4];60;[$Настройки.B4]=[$БД.A5];50;[$Настройки.B4]=[$БД.A6]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балки оси X</text:p>
          </table:table-cell>
          <table:table-cell table:style-name="ce42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оперечной балки оси Z</text:p>
          </table:table-cell>
          <table:table-cell table:style-name="ce42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леч оси Z</text:p>
          </table:table-cell>
          <table:table-cell table:style-name="ce42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X</text:p>
          </table:table-cell>
          <table:table-cell table:style-name="ce42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Y</text:p>
          </table:table-cell>
          <table:table-cell table:style-name="ce42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Габарит основной части рамы по оси Z</text:p>
          </table:table-cell>
          <table:table-cell table:style-name="ce422" table:formula="of:=[$'Покупные изделия'.D45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Удлинение угловых стоек для образования ножек</text:p>
          </table:table-cell>
          <table:table-cell table:style-name="ce42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407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161"/>
          <table:table-cell table:number-columns-repeated="1020"/>
        </table:table-row>
        <table:table-row table:style-name="ro6">
          <table:table-cell table:style-name="ce419" office:value-type="string" calcext:value-type="string">
            <text:p>Параметр</text:p>
          </table:table-cell>
          <table:table-cell table:style-name="ce420" office:value-type="string" calcext:value-type="string">
            <text:p>Значение для LPH</text:p>
          </table:table-cell>
          <table:table-cell table:style-name="ce420" office:value-type="string" calcext:value-type="string">
            <text:p>Значение для BMG</text:p>
          </table:table-cell>
          <table:table-cell table:style-name="ce420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конца балки до оси канала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31" calcext:value-type="float">
            <text:p>31 мм</text:p>
          </table:table-cell>
          <table:table-cell table:style-name="ce423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оси канала до края печатающей головы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11" calcext:value-type="float">
            <text:p>11 мм</text:p>
          </table:table-cell>
          <table:table-cell table:style-name="ce423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головой</text:p>
          </table:table-cell>
          <table:table-cell table:style-name="ce423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423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423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модели двумя головами</text:p>
          </table:table-cell>
          <table:table-cell table:style-name="ce423" table:formula="of:=[.$B$15]-2*([.$B$15]-[.B30])" office:value-type="float" office:value="400" calcext:value-type="float">
            <text:p>400 мм</text:p>
          </table:table-cell>
          <table:table-cell table:style-name="ce423" table:formula="of:=[.$B$15]-2*([.$B$15]-[.C30])" office:value-type="float" office:value="400" calcext:value-type="float">
            <text:p>400 мм</text:p>
          </table:table-cell>
          <table:table-cell table:style-name="ce423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в зеркальном режиме</text:p>
          </table:table-cell>
          <table:table-cell table:style-name="ce423" table:formula="of:=([.$B$15]-2*[.B29])/2" office:value-type="float" office:value="180" calcext:value-type="float">
            <text:p>180 мм</text:p>
          </table:table-cell>
          <table:table-cell table:style-name="ce423" table:formula="of:=([.$B$15]-2*[.C29])/2" office:value-type="float" office:value="189" calcext:value-type="float">
            <text:p>189 мм</text:p>
          </table:table-cell>
          <table:table-cell table:style-name="ce423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25">
          <table:table-cell table:style-name="ce418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25">
          <table:table-cell table:style-name="ce418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423" table:formula="of:=[.$B$15]-2*[.B29]" office:value-type="float" office:value="360" calcext:value-type="float">
            <text:p>360 мм</text:p>
          </table:table-cell>
          <table:table-cell table:style-name="ce423" table:formula="of:=[.$B$15]-2*[.C29]" office:value-type="float" office:value="378" calcext:value-type="float">
            <text:p>378 мм</text:p>
          </table:table-cell>
          <table:table-cell table:style-name="ce423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6" table:number-rows-repeated="3">
          <table:table-cell table:style-name="ce369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69:'Покупные изделия'.E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currency-style style:name="N10130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0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0P0"/>
    </number:currency-style>
    <number:number-style style:name="N10131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.00.0000</text:date>, <text:time style:data-style-name="N2" text:time-value="15:16:36.4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8-14T17:21:16.804000000</dc:date>
    <meta:editing-duration>P29DT14H35M18S</meta:editing-duration>
    <meta:editing-cycles>1057</meta:editing-cycles>
    <meta:generator>LibreOffice/7.1.4.2$Windows_X86_64 LibreOffice_project/a529a4fab45b75fefc5b6226684193eb000654f6</meta:generator>
    <meta:document-statistic meta:table-count="9" meta:cell-count="2573" meta:object-count="0"/>
  </office:meta>
</office:document-meta>
</file>